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Arial CE" svg:font-family="'Arial CE'" style:font-family-generic="swiss"/>
    <style:font-face style:name="Arial CE2" svg:font-family="'Arial 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41.4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0.43mm"/>
    </style:style>
    <style:style style:name="co10" style:family="table-column">
      <style:table-column-properties fo:break-before="auto" style:column-width="10.35mm"/>
    </style:style>
    <style:style style:name="co11" style:family="table-column">
      <style:table-column-properties fo:break-before="auto" style:column-width="33.6mm"/>
    </style:style>
    <style:style style:name="co12" style:family="table-column">
      <style:table-column-properties fo:break-before="auto" style:column-width="15.96mm"/>
    </style:style>
    <style:style style:name="co13" style:family="table-column">
      <style:table-column-properties fo:break-before="auto" style:column-width="7.83mm"/>
    </style:style>
    <style:style style:name="co14" style:family="table-column">
      <style:table-column-properties fo:break-before="auto" style:column-width="15.68mm"/>
    </style:style>
    <style:style style:name="co15" style:family="table-column">
      <style:table-column-properties fo:break-before="auto" style:column-width="26.04mm"/>
    </style:style>
    <style:style style:name="co16" style:family="table-column">
      <style:table-column-properties fo:break-before="auto" style:column-width="21.55mm"/>
    </style:style>
    <style:style style:name="co17" style:family="table-column">
      <style:table-column-properties fo:break-before="auto" style:column-width="20.16mm"/>
    </style:style>
    <style:style style:name="co18" style:family="table-column">
      <style:table-column-properties fo:break-before="auto" style:column-width="28.28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38.06mm"/>
    </style:style>
    <style:style style:name="co21" style:family="table-column">
      <style:table-column-properties fo:break-before="auto" style:column-width="38.93mm"/>
    </style:style>
    <style:style style:name="co22" style:family="table-column">
      <style:table-column-properties fo:break-before="auto" style:column-width="31.31mm"/>
    </style:style>
    <style:style style:name="co23" style:family="table-column">
      <style:table-column-properties fo:break-before="auto" style:column-width="23.25mm"/>
    </style:style>
    <style:style style:name="co24" style:family="table-column">
      <style:table-column-properties fo:break-before="auto" style:column-width="26.86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3.4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Wykresy">
      <style:table-properties table:display="true" style:writing-mode="lr-tb"/>
    </style:style>
    <style:style style:name="ta2" style:family="table" style:master-page-name="PageStyle_5f_Standaryzacja">
      <style:table-properties table:display="true" style:writing-mode="lr-tb"/>
    </style:style>
    <style:style style:name="ta3" style:family="table" style:master-page-name="PageStyle_5f_Rozkład_20_normalny">
      <style:table-properties table:display="true" style:writing-mode="lr-tb"/>
    </style:style>
    <style:style style:name="ta4" style:family="table" style:master-page-name="PageStyle_5f_przedział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 style:rotation-align="none"/>
      <style:text-properties fo:color="#99cc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000080" style:rotation-align="none"/>
    </style:style>
    <style:style style:name="ce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16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99cc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9" style:family="table-cell" style:parent-style-name="Excel_20_Built-in_20_Comma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ccffcc" style:cell-protect="none" style:print-content="true" style:diagonal-bl-tr="none" style:diagonal-tl-br="none" fo:border-left="none" fo:border-right="1.76pt solid #000000" style:rotation-align="none" fo:border-top="non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ccffcc" style:cell-protect="none" style:print-content="true" style:diagonal-bl-tr="none" style:diagonal-tl-br="none" fo:border-left="none" fo:border-right="1.76pt solid #000000" style:rotation-align="none" fo:border-top="1.76pt solid #000000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4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c0c0c0" style:diagonal-bl-tr="none" style:diagonal-tl-br="none" fo:border-left="none" fo:border-right="1.76pt solid #000000" style:rotation-align="none" fo:border-top="1.76pt solid #000000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rotation-align="non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7" style:family="table-cell" style:parent-style-name="Default" style:data-style-name="N122">
      <style:table-cell-properties fo:background-color="#ffffff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2" style:family="table-cell" style:parent-style-name="Default" style:data-style-name="N117">
      <style:table-cell-properties fo:border-bottom="1.76pt solid #000000" fo:background-color="#ccffcc" style:cell-protect="none" style:print-content="true" style:diagonal-bl-tr="none" style:diagonal-tl-br="none" fo:border-left="1.76pt solid #000000" fo:border-right="none" style:rotation-align="none" fo:border-top="1.76pt solid #000000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3" style:family="table-cell" style:parent-style-name="Default" style:data-style-name="N117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6" style:family="table-cell" style:parent-style-name="Default" style:data-style-name="N117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 CE" fo:font-size="14pt" fo:font-style="normal" fo:text-shadow="none" style:text-underline-style="none" fo:font-weight="normal" style:font-size-asian="14pt" style:font-style-asian="normal" style:font-weight-asian="normal" style:font-name-complex="Arial CE" style:font-size-complex="14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99ccff" style:text-outline="false" style:text-line-through-style="none" style:text-line-through-type="none" style:font-name="Arial CE" fo:font-size="14pt" fo:font-style="normal" fo:text-shadow="none" style:text-underline-style="none" fo:font-weight="normal" style:font-size-asian="14pt" style:font-style-asian="normal" style:font-weight-asian="normal" style:font-name-complex="Arial CE" style:font-size-complex="14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99cc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  <style:text-properties fo:color="#333333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8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9" style:family="table-cell" style:parent-style-name="Default" style:data-style-name="N11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23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6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y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8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6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03" table:default-cell-style-name="Default"/>
        <table:table-row table:style-name="ro1">
          <table:table-cell table:style-name="ce2" office:value-type="float" office:value="-6" calcext:value-type="float">
            <text:p>-6</text:p>
          </table:table-cell>
          <table:table-cell table:style-name="ce2" table:formula="of:=NORMDIST([.A1];0;1;0)" office:value-type="float" office:value="0.00000000607588284982329" calcext:value-type="float">
            <text:p>6,07588284982329E-09</text:p>
          </table:table-cell>
          <table:table-cell table:style-name="ce2" table:formula="of:=NORMDIST([.A1];0;1;1)" office:value-type="float" office:value="0.000000000986587645037701" calcext:value-type="float">
            <text:p>9,86587645037701E-10</text:p>
          </table:table-cell>
          <table:table-cell table:style-name="ce2" table:formula="of:=NORMDIST([.A1];0;0.5;0)" office:value-type="float" office:value="4.29276747132612E-032" calcext:value-type="float">
            <text:p>4,29276747132612E-32</text:p>
          </table:table-cell>
          <table:table-cell table:style-name="ce2" table:formula="of:=NORMDIST([.A1];0;0.5;1)" office:value-type="float" office:value="1.7764821120777E-033" calcext:value-type="float">
            <text:p>1,7764821120777E-33</text:p>
          </table:table-cell>
          <table:table-cell table:style-name="ce2" table:formula="of:=NORMDIST([.A1];0;2;0)" office:value-type="float" office:value="0.002215924205969" calcext:value-type="float">
            <text:p>0,002215924205969</text:p>
          </table:table-cell>
          <table:table-cell table:style-name="ce2" table:formula="of:=NORMDIST([.A1];0;2;1)" office:value-type="float" office:value="0.0013498980316301" calcext:value-type="float">
            <text:p>0,00134989803163</text:p>
          </table:table-cell>
          <table:table-cell table:style-name="ce2" table:number-columns-repeated="2"/>
          <table:table-cell table:style-name="ce9" table:number-columns-repeated="10"/>
          <table:table-cell table:style-name="ce11" table:number-columns-repeated="3"/>
          <table:table-cell table:style-name="ce9" table:number-columns-repeated="23"/>
          <table:table-cell table:number-columns-repeated="979"/>
        </table:table-row>
        <table:table-row table:style-name="ro2">
          <table:table-cell table:style-name="ce2" office:value-type="float" office:value="-5.8" calcext:value-type="float">
            <text:p>-5,8</text:p>
          </table:table-cell>
          <table:table-cell table:style-name="ce2" table:formula="of:=NORMDIST([.A2];0;1;0)" office:value-type="float" office:value="0.0000000197731964062447" calcext:value-type="float">
            <text:p>1,97731964062447E-08</text:p>
          </table:table-cell>
          <table:table-cell table:style-name="ce2" table:formula="of:=NORMDIST([.A2];0;1;1)" office:value-type="float" office:value="0.00000000331574597832616" calcext:value-type="float">
            <text:p>3,31574597832616E-09</text:p>
          </table:table-cell>
          <table:table-cell table:style-name="ce2" table:formula="of:=NORMDIST([.A2];0;0.5;0)" office:value-type="float" office:value="4.8151222636786E-030" calcext:value-type="float">
            <text:p>4,8151222636786E-30</text:p>
          </table:table-cell>
          <table:table-cell table:style-name="ce2" table:formula="of:=NORMDIST([.A2];0;0.5;1)" office:value-type="float" office:value="2.06039123615879E-031" calcext:value-type="float">
            <text:p>2,06039123615879E-31</text:p>
          </table:table-cell>
          <table:table-cell table:style-name="ce2" table:formula="of:=NORMDIST([.A2];0;2;0)" office:value-type="float" office:value="0.00297626620988793" calcext:value-type="float">
            <text:p>0,002976266209888</text:p>
          </table:table-cell>
          <table:table-cell table:style-name="ce2" table:formula="of:=NORMDIST([.A2];0;2;1)" office:value-type="float" office:value="0.00186581330038404" calcext:value-type="float">
            <text:p>0,001865813300384</text:p>
          </table:table-cell>
          <table:table-cell table:style-name="ce2" table:number-columns-repeated="2"/>
          <table:table-cell table:style-name="ce10" office:value-type="string" calcext:value-type="string">
            <text:p>Wzór na Max</text:p>
          </table:table-cell>
          <table:table-cell table:style-name="ce12" office:value-type="string" calcext:value-type="string">
            <text:p>=1/(S(2*pi)^0,5)</text:p>
          </table:table-cell>
          <table:table-cell table:style-name="ce15"/>
          <table:table-cell table:style-name="ce18"/>
          <table:table-cell table:style-name="ce9" table:number-columns-repeated="6"/>
          <table:table-cell table:style-name="ce11" table:number-columns-repeated="3"/>
          <table:table-cell table:style-name="ce9" table:number-columns-repeated="23"/>
          <table:table-cell table:number-columns-repeated="979"/>
        </table:table-row>
        <table:table-row table:style-name="ro2">
          <table:table-cell table:style-name="ce2" office:value-type="float" office:value="-5.6" calcext:value-type="float">
            <text:p>-5,6</text:p>
          </table:table-cell>
          <table:table-cell table:style-name="ce2" table:formula="of:=NORMDIST([.A3];0;1;0)" office:value-type="float" office:value="0.0000000618262050016586" calcext:value-type="float">
            <text:p>6,18262050016586E-08</text:p>
          </table:table-cell>
          <table:table-cell table:style-name="ce2" table:formula="of:=NORMDIST([.A3];0;1;1)" office:value-type="float" office:value="0.000000010717590258311" calcext:value-type="float">
            <text:p>1,0717590258311E-08</text:p>
          </table:table-cell>
          <table:table-cell table:style-name="ce2" table:formula="of:=NORMDIST([.A3];0;0.5;0)" office:value-type="float" office:value="4.60246141769631E-028" calcext:value-type="float">
            <text:p>4,60246141769631E-28</text:p>
          </table:table-cell>
          <table:table-cell table:style-name="ce2" table:formula="of:=NORMDIST([.A3];0;0.5;1)" office:value-type="float" office:value="2.03866750354492E-029" calcext:value-type="float">
            <text:p>2,03866750354492E-29</text:p>
          </table:table-cell>
          <table:table-cell table:style-name="ce2" table:formula="of:=NORMDIST([.A3];0;2;0)" office:value-type="float" office:value="0.00395772579148998" calcext:value-type="float">
            <text:p>0,00395772579149</text:p>
          </table:table-cell>
          <table:table-cell table:style-name="ce2" table:formula="of:=NORMDIST([.A3];0;2;1)" office:value-type="float" office:value="0.00255513033042794" calcext:value-type="float">
            <text:p>0,002555130330428</text:p>
          </table:table-cell>
          <table:table-cell table:style-name="ce2" table:number-columns-repeated="2"/>
          <table:table-cell table:style-name="ce10" office:value-type="string" calcext:value-type="string">
            <text:p>S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,5</text:p>
          </table:table-cell>
          <table:table-cell table:style-name="ce9" table:number-columns-repeated="32"/>
          <table:table-cell table:number-columns-repeated="979"/>
        </table:table-row>
        <table:table-row table:style-name="ro1">
          <table:table-cell table:style-name="ce2" office:value-type="float" office:value="-5.4" calcext:value-type="float">
            <text:p>-5,4</text:p>
          </table:table-cell>
          <table:table-cell table:style-name="ce2" table:formula="of:=NORMDIST([.A4];0;1;0)" office:value-type="float" office:value="0.000000185736184455529" calcext:value-type="float">
            <text:p>1,85736184455529E-07</text:p>
          </table:table-cell>
          <table:table-cell table:style-name="ce2" table:formula="of:=NORMDIST([.A4];0;1;1)" office:value-type="float" office:value="0.0000000333204484854286" calcext:value-type="float">
            <text:p>3,33204484854286E-08</text:p>
          </table:table-cell>
          <table:table-cell table:style-name="ce2" table:formula="of:=NORMDIST([.A4];0;0.5;0)" office:value-type="float" office:value="3.74874480468359E-026" calcext:value-type="float">
            <text:p>3,74874480468359E-26</text:p>
          </table:table-cell>
          <table:table-cell table:style-name="ce2" table:formula="of:=NORMDIST([.A4];0;0.5;1)" office:value-type="float" office:value="1.72101783947979E-027" calcext:value-type="float">
            <text:p>1,72101783947979E-27</text:p>
          </table:table-cell>
          <table:table-cell table:style-name="ce2" table:formula="of:=NORMDIST([.A4];0;2;0)" office:value-type="float" office:value="0.0052104674072113" calcext:value-type="float">
            <text:p>0,005210467407211</text:p>
          </table:table-cell>
          <table:table-cell table:style-name="ce2" table:formula="of:=NORMDIST([.A4];0;2;1)" office:value-type="float" office:value="0.00346697380304067" calcext:value-type="float">
            <text:p>0,003466973803041</text:p>
          </table:table-cell>
          <table:table-cell table:style-name="ce2" table:number-columns-repeated="2"/>
          <table:table-cell table:style-name="ce10" office:value-type="string" calcext:value-type="string">
            <text:p>Wartość Max</text:p>
          </table:table-cell>
          <table:table-cell table:style-name="ce14" table:formula="of:=1/([.K3]*(2*PI())^0.5)" office:value-type="float" office:value="0.199471140200716" calcext:value-type="float">
            <text:p>0,19947</text:p>
          </table:table-cell>
          <table:table-cell table:style-name="ce17" table:formula="of:=1/([.L3]*(2*PI())^0.5)" office:value-type="float" office:value="0.398942280401433" calcext:value-type="float">
            <text:p>0,39894</text:p>
          </table:table-cell>
          <table:table-cell table:style-name="ce20" table:formula="of:=1/([.M3]*(2*PI())^0.5)" office:value-type="float" office:value="0.797884560802866" calcext:value-type="float">
            <text:p>0,79788</text:p>
          </table:table-cell>
          <table:table-cell table:style-name="ce9" table:number-columns-repeated="32"/>
          <table:table-cell table:number-columns-repeated="979"/>
        </table:table-row>
        <table:table-row table:style-name="ro2">
          <table:table-cell table:style-name="ce2" office:value-type="float" office:value="-5.2" calcext:value-type="float">
            <text:p>-5,2</text:p>
          </table:table-cell>
          <table:table-cell table:style-name="ce2" table:formula="of:=NORMDIST([.A5];0;1;0)" office:value-type="float" office:value="0.000000536103534469761" calcext:value-type="float">
            <text:p>5,36103534469761E-07</text:p>
          </table:table-cell>
          <table:table-cell table:style-name="ce2" table:formula="of:=NORMDIST([.A5];0;1;1)" office:value-type="float" office:value="0.0000000996442631693349" calcext:value-type="float">
            <text:p>9,96442631693349E-08</text:p>
          </table:table-cell>
          <table:table-cell table:style-name="ce2" table:formula="of:=NORMDIST([.A5];0;0.5;0)" office:value-type="float" office:value="2.60192323984783E-024" calcext:value-type="float">
            <text:p>2,60192323984783E-24</text:p>
          </table:table-cell>
          <table:table-cell table:style-name="ce2" table:formula="of:=NORMDIST([.A5];0;0.5;1)" office:value-type="float" office:value="1.23966597958401E-025" calcext:value-type="float">
            <text:p>1,23966597958401E-25</text:p>
          </table:table-cell>
          <table:table-cell table:style-name="ce2" table:formula="of:=NORMDIST([.A5];0;2;0)" office:value-type="float" office:value="0.00679148461684281" calcext:value-type="float">
            <text:p>0,006791484616843</text:p>
          </table:table-cell>
          <table:table-cell table:style-name="ce2" table:formula="of:=NORMDIST([.A5];0;2;1)" office:value-type="float" office:value="0.00466118802371875" calcext:value-type="float">
            <text:p>0,004661188023719</text:p>
          </table:table-cell>
          <table:table-cell table:style-name="ce2"/>
          <table:table-cell table:style-name="ce2">
            <draw:frame table:end-cell-address="Wykresy.L20" table:end-x="3.43mm" table:end-y="1.31mm" draw:z-index="0" draw:name="Chart 1" draw:style-name="gr1" draw:text-style-name="P1" svg:width="86.56mm" svg:height="65.09mm" svg:x="1.63mm" svg:y="3.7mm">
              <draw:object draw:notify-on-update-of-ranges="Wykresy.A1:Wykresy.A60 Wykresy.B1:Wykresy.B60 Wykresy.D1:Wykresy.D60 Wykresy.F1:Wykresy.F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1" table:number-columns-repeated="2"/>
          <table:table-cell table:style-name="ce11">
            <draw:frame table:end-cell-address="Wykresy.O20" table:end-x="10.31mm" table:end-y="1.31mm" draw:z-index="1" draw:name="Chart 2" draw:style-name="gr1" draw:text-style-name="P1" svg:width="77.88mm" svg:height="64.82mm" svg:x="3.18mm" svg:y="3.97mm">
              <draw:object draw:notify-on-update-of-ranges="Wykresy.A64:Wykresy.A94 Wykresy.B64:Wykresy.B94 Wykresy.D64:Wykresy.D94 Wykresy.F64:Wykresy.F9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1" table:number-columns-repeated="9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" table:formula="of:=NORMDIST([.A6];0;1;0)" office:value-type="float" office:value="0.0000014867195147343" calcext:value-type="float">
            <text:p>1,4867195147343E-06</text:p>
          </table:table-cell>
          <table:table-cell table:style-name="ce2" table:formula="of:=NORMDIST([.A6];0;1;1)" office:value-type="float" office:value="0.000000286651571879195" calcext:value-type="float">
            <text:p>2,86651571879195E-07</text:p>
          </table:table-cell>
          <table:table-cell table:style-name="ce2" table:formula="of:=NORMDIST([.A6];0;0.5;0)" office:value-type="float" office:value="1.53891972534128E-022" calcext:value-type="float">
            <text:p>1,53891972534128E-22</text:p>
          </table:table-cell>
          <table:table-cell table:style-name="ce2" table:formula="of:=NORMDIST([.A6];0;0.5;1)" office:value-type="float" office:value="7.61985302416059E-024" calcext:value-type="float">
            <text:p>7,61985302416059E-24</text:p>
          </table:table-cell>
          <table:table-cell table:style-name="ce2" table:formula="of:=NORMDIST([.A6];0;2;0)" office:value-type="float" office:value="0.00876415024678427" calcext:value-type="float">
            <text:p>0,008764150246784</text:p>
          </table:table-cell>
          <table:table-cell table:style-name="ce2" table:formula="of:=NORMDIST([.A6];0;2;1)" office:value-type="float" office:value="0.00620966532577614" calcext:value-type="float">
            <text:p>0,00620966532577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8" calcext:value-type="float">
            <text:p>-4,8</text:p>
          </table:table-cell>
          <table:table-cell table:style-name="ce2" table:formula="of:=NORMDIST([.A7];0;1;0)" office:value-type="float" office:value="0.00000396129909103208" calcext:value-type="float">
            <text:p>3,96129909103208E-06</text:p>
          </table:table-cell>
          <table:table-cell table:style-name="ce2" table:formula="of:=NORMDIST([.A7];0;1;1)" office:value-type="float" office:value="0.000000793328151975598" calcext:value-type="float">
            <text:p>7,93328151975598E-07</text:p>
          </table:table-cell>
          <table:table-cell table:style-name="ce2" table:formula="of:=NORMDIST([.A7];0;0.5;0)" office:value-type="float" office:value="7.75622386349392E-021" calcext:value-type="float">
            <text:p>7,75622386349392E-21</text:p>
          </table:table-cell>
          <table:table-cell table:style-name="ce2" table:formula="of:=NORMDIST([.A7];0;0.5;1)" office:value-type="float" office:value="3.99722120572628E-022" calcext:value-type="float">
            <text:p>3,99722120572628E-22</text:p>
          </table:table-cell>
          <table:table-cell table:style-name="ce2" table:formula="of:=NORMDIST([.A7];0;2;0)" office:value-type="float" office:value="0.0111972651474215" calcext:value-type="float">
            <text:p>0,011197265147422</text:p>
          </table:table-cell>
          <table:table-cell table:style-name="ce2" table:formula="of:=NORMDIST([.A7];0;2;1)" office:value-type="float" office:value="0.00819753592459614" calcext:value-type="float">
            <text:p>0,00819753592459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6" calcext:value-type="float">
            <text:p>-4,6</text:p>
          </table:table-cell>
          <table:table-cell table:style-name="ce2" table:formula="of:=NORMDIST([.A8];0;1;0)" office:value-type="float" office:value="0.0000101408520654868" calcext:value-type="float">
            <text:p>1,01408520654868E-05</text:p>
          </table:table-cell>
          <table:table-cell table:style-name="ce2" table:formula="of:=NORMDIST([.A8];0;1;1)" office:value-type="float" office:value="0.00000211245470250286" calcext:value-type="float">
            <text:p>2,11245470250286E-06</text:p>
          </table:table-cell>
          <table:table-cell table:style-name="ce2" table:formula="of:=NORMDIST([.A8];0;0.5;0)" office:value-type="float" office:value="3.33117606475986E-019" calcext:value-type="float">
            <text:p>3,33117606475986E-19</text:p>
          </table:table-cell>
          <table:table-cell table:style-name="ce2" table:formula="of:=NORMDIST([.A8];0;0.5;1)" office:value-type="float" office:value="1.78974881201407E-020" calcext:value-type="float">
            <text:p>1,78974881201407E-20</text:p>
          </table:table-cell>
          <table:table-cell table:style-name="ce2" table:formula="of:=NORMDIST([.A8];0;2;0)" office:value-type="float" office:value="0.0141635188708006" calcext:value-type="float">
            <text:p>0,014163518870801</text:p>
          </table:table-cell>
          <table:table-cell table:style-name="ce2" table:formula="of:=NORMDIST([.A8];0;2;1)" office:value-type="float" office:value="0.0107241100216758" calcext:value-type="float">
            <text:p>0,01072411002167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4" calcext:value-type="float">
            <text:p>-4,4</text:p>
          </table:table-cell>
          <table:table-cell table:style-name="ce2" table:formula="of:=NORMDIST([.A9];0;1;0)" office:value-type="float" office:value="0.0000249424712900535" calcext:value-type="float">
            <text:p>2,49424712900535E-05</text:p>
          </table:table-cell>
          <table:table-cell table:style-name="ce2" table:formula="of:=NORMDIST([.A9];0;1;1)" office:value-type="float" office:value="0.00000541254390770386" calcext:value-type="float">
            <text:p>5,41254390770386E-06</text:p>
          </table:table-cell>
          <table:table-cell table:style-name="ce2" table:formula="of:=NORMDIST([.A9];0;0.5;0)" office:value-type="float" office:value="1.21915162591248E-017" calcext:value-type="float">
            <text:p>1,21915162591248E-17</text:p>
          </table:table-cell>
          <table:table-cell table:style-name="ce2" table:formula="of:=NORMDIST([.A9];0;0.5;1)" office:value-type="float" office:value="6.84080768593558E-019" calcext:value-type="float">
            <text:p>6,84080768593558E-19</text:p>
          </table:table-cell>
          <table:table-cell table:style-name="ce2" table:formula="of:=NORMDIST([.A9];0;2;0)" office:value-type="float" office:value="0.0177372964231157" calcext:value-type="float">
            <text:p>0,017737296423116</text:p>
          </table:table-cell>
          <table:table-cell table:style-name="ce2" table:formula="of:=NORMDIST([.A9];0;2;1)" office:value-type="float" office:value="0.0139034475134986" calcext:value-type="float">
            <text:p>0,013903447513499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2" calcext:value-type="float">
            <text:p>-4,2</text:p>
          </table:table-cell>
          <table:table-cell table:style-name="ce2" table:formula="of:=NORMDIST([.A10];0;1;0)" office:value-type="float" office:value="0.0000589430677565399" calcext:value-type="float">
            <text:p>5,89430677565399E-05</text:p>
          </table:table-cell>
          <table:table-cell table:style-name="ce2" table:formula="of:=NORMDIST([.A10];0;1;1)" office:value-type="float" office:value="0.0000133457490159063" calcext:value-type="float">
            <text:p>1,33457490159063E-05</text:p>
          </table:table-cell>
          <table:table-cell table:style-name="ce2" table:formula="of:=NORMDIST([.A10];0;0.5;0)" office:value-type="float" office:value="3.80216307581593E-016" calcext:value-type="float">
            <text:p>3,80216307581593E-16</text:p>
          </table:table-cell>
          <table:table-cell table:style-name="ce2" table:formula="of:=NORMDIST([.A10];0;0.5;1)" office:value-type="float" office:value="2.23239319728806E-017" calcext:value-type="float">
            <text:p>2,23239319728806E-17</text:p>
          </table:table-cell>
          <table:table-cell table:style-name="ce2" table:formula="of:=NORMDIST([.A10];0;2;0)" office:value-type="float" office:value="0.0219917979902136" calcext:value-type="float">
            <text:p>0,021991797990214</text:p>
          </table:table-cell>
          <table:table-cell table:style-name="ce2" table:formula="of:=NORMDIST([.A10];0;2;1)" office:value-type="float" office:value="0.0178644205628166" calcext:value-type="float">
            <text:p>0,017864420562817</text:p>
          </table:table-cell>
          <table:table-cell table:style-name="ce2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table:formula="of:=NORMDIST([.A11];0;1;0)" office:value-type="float" office:value="0.000133830225764885" calcext:value-type="float">
            <text:p>0,000133830225765</text:p>
          </table:table-cell>
          <table:table-cell table:style-name="ce2" table:formula="of:=NORMDIST([.A11];0;1;1)" office:value-type="float" office:value="0.00003167124183312" calcext:value-type="float">
            <text:p>3,167124183312E-05</text:p>
          </table:table-cell>
          <table:table-cell table:style-name="ce2" table:formula="of:=NORMDIST([.A11];0;0.5;0)" office:value-type="float" office:value="0.0000000000000101045421670738" calcext:value-type="float">
            <text:p>1,01045421670738E-14</text:p>
          </table:table-cell>
          <table:table-cell table:style-name="ce2" table:formula="of:=NORMDIST([.A11];0;0.5;1)" office:value-type="float" office:value="6.22096057427182E-016" calcext:value-type="float">
            <text:p>6,22096057427182E-16</text:p>
          </table:table-cell>
          <table:table-cell table:style-name="ce2" table:formula="of:=NORMDIST([.A11];0;2;0)" office:value-type="float" office:value="0.026995483256594" calcext:value-type="float">
            <text:p>0,026995483256594</text:p>
          </table:table-cell>
          <table:table-cell table:style-name="ce2" table:formula="of:=NORMDIST([.A11];0;2;1)" office:value-type="float" office:value="0.0227501319481792" calcext:value-type="float">
            <text:p>0,022750131948179</text:p>
          </table:table-cell>
          <table:table-cell table:style-name="ce2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8" calcext:value-type="float">
            <text:p>-3,8</text:p>
          </table:table-cell>
          <table:table-cell table:style-name="ce2" table:formula="of:=NORMDIST([.A12];0;1;0)" office:value-type="float" office:value="0.00029194692579146" calcext:value-type="float">
            <text:p>0,000291946925791</text:p>
          </table:table-cell>
          <table:table-cell table:style-name="ce2" table:formula="of:=NORMDIST([.A12];0;1;1)" office:value-type="float" office:value="0.0000723480439251201" calcext:value-type="float">
            <text:p>7,23480439251201E-05</text:p>
          </table:table-cell>
          <table:table-cell table:style-name="ce2" table:formula="of:=NORMDIST([.A12];0;0.5;0)" office:value-type="float" office:value="0.000000000000228831298036027" calcext:value-type="float">
            <text:p>2,28831298036027E-13</text:p>
          </table:table-cell>
          <table:table-cell table:style-name="ce2" table:formula="of:=NORMDIST([.A12];0;0.5;1)" office:value-type="float" office:value="0.0000000000000148065374900482" calcext:value-type="float">
            <text:p>1,48065374900482E-14</text:p>
          </table:table-cell>
          <table:table-cell table:style-name="ce2" table:formula="of:=NORMDIST([.A12];0;2;0)" office:value-type="float" office:value="0.0328079073873383" calcext:value-type="float">
            <text:p>0,032807907387338</text:p>
          </table:table-cell>
          <table:table-cell table:style-name="ce2" table:formula="of:=NORMDIST([.A12];0;2;1)" office:value-type="float" office:value="0.0287165598160018" calcext:value-type="float">
            <text:p>0,028716559816002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6" calcext:value-type="float">
            <text:p>-3,6</text:p>
          </table:table-cell>
          <table:table-cell table:style-name="ce2" table:formula="of:=NORMDIST([.A13];0;1;0)" office:value-type="float" office:value="0.000611901930113772" calcext:value-type="float">
            <text:p>0,000611901930114</text:p>
          </table:table-cell>
          <table:table-cell table:style-name="ce2" table:formula="of:=NORMDIST([.A13];0;1;1)" office:value-type="float" office:value="0.000159108590157534" calcext:value-type="float">
            <text:p>0,000159108590158</text:p>
          </table:table-cell>
          <table:table-cell table:style-name="ce2" table:formula="of:=NORMDIST([.A13];0;0.5;0)" office:value-type="float" office:value="0.00000000000441597992627428" calcext:value-type="float">
            <text:p>4,41597992627428E-12</text:p>
          </table:table-cell>
          <table:table-cell table:style-name="ce2" table:formula="of:=NORMDIST([.A13];0;0.5;1)" office:value-type="float" office:value="0.000000000000301062798111745" calcext:value-type="float">
            <text:p>3,01062798111745E-13</text:p>
          </table:table-cell>
          <table:table-cell table:style-name="ce2" table:formula="of:=NORMDIST([.A13];0;2;0)" office:value-type="float" office:value="0.0394750791504471" calcext:value-type="float">
            <text:p>0,039475079150447</text:p>
          </table:table-cell>
          <table:table-cell table:style-name="ce2" table:formula="of:=NORMDIST([.A13];0;2;1)" office:value-type="float" office:value="0.0359303191129258" calcext:value-type="float">
            <text:p>0,035930319112926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4" calcext:value-type="float">
            <text:p>-3,4</text:p>
          </table:table-cell>
          <table:table-cell table:style-name="ce2" table:formula="of:=NORMDIST([.A14];0;1;0)" office:value-type="float" office:value="0.00123221916847302" calcext:value-type="float">
            <text:p>0,001232219168473</text:p>
          </table:table-cell>
          <table:table-cell table:style-name="ce2" table:formula="of:=NORMDIST([.A14];0;1;1)" office:value-type="float" office:value="0.000336929265676881" calcext:value-type="float">
            <text:p>0,000336929265677</text:p>
          </table:table-cell>
          <table:table-cell table:style-name="ce2" table:formula="of:=NORMDIST([.A14];0;0.5;0)" office:value-type="float" office:value="0.000000000072619230035836" calcext:value-type="float">
            <text:p>7,2619230035836E-11</text:p>
          </table:table-cell>
          <table:table-cell table:style-name="ce2" table:formula="of:=NORMDIST([.A14];0;0.5;1)" office:value-type="float" office:value="0.00000000000523095754414462" calcext:value-type="float">
            <text:p>5,23095754414462E-12</text:p>
          </table:table-cell>
          <table:table-cell table:style-name="ce2" table:formula="of:=NORMDIST([.A14];0;2;0)" office:value-type="float" office:value="0.0470245386884435" calcext:value-type="float">
            <text:p>0,047024538688444</text:p>
          </table:table-cell>
          <table:table-cell table:style-name="ce2" table:formula="of:=NORMDIST([.A14];0;2;1)" office:value-type="float" office:value="0.0445654627585431" calcext:value-type="float">
            <text:p>0,044565462758543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2" calcext:value-type="float">
            <text:p>-3,2</text:p>
          </table:table-cell>
          <table:table-cell table:style-name="ce2" table:formula="of:=NORMDIST([.A15];0;1;0)" office:value-type="float" office:value="0.00238408820146484" calcext:value-type="float">
            <text:p>0,002384088201465</text:p>
          </table:table-cell>
          <table:table-cell table:style-name="ce2" table:formula="of:=NORMDIST([.A15];0;1;1)" office:value-type="float" office:value="0.000687137937915848" calcext:value-type="float">
            <text:p>0,000687137937916</text:p>
          </table:table-cell>
          <table:table-cell table:style-name="ce2" table:formula="of:=NORMDIST([.A15];0;0.5;0)" office:value-type="float" office:value="0.00000000101762805632901" calcext:value-type="float">
            <text:p>1,01762805632901E-09</text:p>
          </table:table-cell>
          <table:table-cell table:style-name="ce2" table:formula="of:=NORMDIST([.A15];0;0.5;1)" office:value-type="float" office:value="0.0000000000776884758170984" calcext:value-type="float">
            <text:p>7,76884758170984E-11</text:p>
          </table:table-cell>
          <table:table-cell table:style-name="ce2" table:formula="of:=NORMDIST([.A15];0;2;0)" office:value-type="float" office:value="0.0554604173397278" calcext:value-type="float">
            <text:p>0,055460417339728</text:p>
          </table:table-cell>
          <table:table-cell table:style-name="ce2" table:formula="of:=NORMDIST([.A15];0;2;1)" office:value-type="float" office:value="0.054799291699558" calcext:value-type="float">
            <text:p>0,05479929169955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" table:formula="of:=NORMDIST([.A16];0;1;0)" office:value-type="float" office:value="0.00443184841193801" calcext:value-type="float">
            <text:p>0,004431848411938</text:p>
          </table:table-cell>
          <table:table-cell table:style-name="ce2" table:formula="of:=NORMDIST([.A16];0;1;1)" office:value-type="float" office:value="0.0013498980316301" calcext:value-type="float">
            <text:p>0,00134989803163</text:p>
          </table:table-cell>
          <table:table-cell table:style-name="ce2" table:formula="of:=NORMDIST([.A16];0;0.5;0)" office:value-type="float" office:value="0.0000000121517656996466" calcext:value-type="float">
            <text:p>1,21517656996466E-08</text:p>
          </table:table-cell>
          <table:table-cell table:style-name="ce2" table:formula="of:=NORMDIST([.A16];0;0.5;1)" office:value-type="float" office:value="0.000000000986587645037701" calcext:value-type="float">
            <text:p>9,86587645037701E-10</text:p>
          </table:table-cell>
          <table:table-cell table:style-name="ce2" table:formula="of:=NORMDIST([.A16];0;2;0)" office:value-type="float" office:value="0.0647587978329459" calcext:value-type="float">
            <text:p>0,064758797832946</text:p>
          </table:table-cell>
          <table:table-cell table:style-name="ce2" table:formula="of:=NORMDIST([.A16];0;2;1)" office:value-type="float" office:value="0.0668072012688581" calcext:value-type="float">
            <text:p>0,06680720126885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" table:formula="of:=NORMDIST([.A17];0;1;0)" office:value-type="float" office:value="0.00791545158297997" calcext:value-type="float">
            <text:p>0,00791545158298</text:p>
          </table:table-cell>
          <table:table-cell table:style-name="ce2" table:formula="of:=NORMDIST([.A17];0;1;1)" office:value-type="float" office:value="0.00255513033042794" calcext:value-type="float">
            <text:p>0,002555130330428</text:p>
          </table:table-cell>
          <table:table-cell table:style-name="ce2" table:formula="of:=NORMDIST([.A17];0;0.5;0)" office:value-type="float" office:value="0.000000123652410003317" calcext:value-type="float">
            <text:p>1,23652410003317E-07</text:p>
          </table:table-cell>
          <table:table-cell table:style-name="ce2" table:formula="of:=NORMDIST([.A17];0;0.5;1)" office:value-type="float" office:value="0.000000010717590258311" calcext:value-type="float">
            <text:p>1,0717590258311E-08</text:p>
          </table:table-cell>
          <table:table-cell table:style-name="ce2" table:formula="of:=NORMDIST([.A17];0;2;0)" office:value-type="float" office:value="0.0748637328178724" calcext:value-type="float">
            <text:p>0,074863732817872</text:p>
          </table:table-cell>
          <table:table-cell table:style-name="ce2" table:formula="of:=NORMDIST([.A17];0;2;1)" office:value-type="float" office:value="0.0807566592337711" calcext:value-type="float">
            <text:p>0,080756659233771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" table:formula="of:=NORMDIST([.A18];0;1;0)" office:value-type="float" office:value="0.0135829692336856" calcext:value-type="float">
            <text:p>0,013582969233686</text:p>
          </table:table-cell>
          <table:table-cell table:style-name="ce2" table:formula="of:=NORMDIST([.A18];0;1;1)" office:value-type="float" office:value="0.00466118802371875" calcext:value-type="float">
            <text:p>0,004661188023719</text:p>
          </table:table-cell>
          <table:table-cell table:style-name="ce2" table:formula="of:=NORMDIST([.A18];0;0.5;0)" office:value-type="float" office:value="0.00000107220706893952" calcext:value-type="float">
            <text:p>1,07220706893952E-06</text:p>
          </table:table-cell>
          <table:table-cell table:style-name="ce2" table:formula="of:=NORMDIST([.A18];0;0.5;1)" office:value-type="float" office:value="0.0000000996442631693349" calcext:value-type="float">
            <text:p>9,96442631693349E-08</text:p>
          </table:table-cell>
          <table:table-cell table:style-name="ce2" table:formula="of:=NORMDIST([.A18];0;2;0)" office:value-type="float" office:value="0.0856842960239037" calcext:value-type="float">
            <text:p>0,085684296023904</text:p>
          </table:table-cell>
          <table:table-cell table:style-name="ce2" table:formula="of:=NORMDIST([.A18];0;2;1)" office:value-type="float" office:value="0.0968004845856103" calcext:value-type="float">
            <text:p>0,09680048458561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" table:formula="of:=NORMDIST([.A19];0;1;0)" office:value-type="float" office:value="0.0223945302948429" calcext:value-type="float">
            <text:p>0,022394530294843</text:p>
          </table:table-cell>
          <table:table-cell table:style-name="ce2" table:formula="of:=NORMDIST([.A19];0;1;1)" office:value-type="float" office:value="0.00819753592459614" calcext:value-type="float">
            <text:p>0,008197535924596</text:p>
          </table:table-cell>
          <table:table-cell table:style-name="ce2" table:formula="of:=NORMDIST([.A19];0;0.5;0)" office:value-type="float" office:value="0.00000792259818206415" calcext:value-type="float">
            <text:p>7,92259818206415E-06</text:p>
          </table:table-cell>
          <table:table-cell table:style-name="ce2" table:formula="of:=NORMDIST([.A19];0;0.5;1)" office:value-type="float" office:value="0.000000793328151975598" calcext:value-type="float">
            <text:p>7,93328151975598E-07</text:p>
          </table:table-cell>
          <table:table-cell table:style-name="ce2" table:formula="of:=NORMDIST([.A19];0;2;0)" office:value-type="float" office:value="0.0970930274916065" calcext:value-type="float">
            <text:p>0,097093027491607</text:p>
          </table:table-cell>
          <table:table-cell table:style-name="ce2" table:formula="of:=NORMDIST([.A19];0;2;1)" office:value-type="float" office:value="0.115069670221708" calcext:value-type="float">
            <text:p>0,11506967022170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" table:formula="of:=NORMDIST([.A20];0;1;0)" office:value-type="float" office:value="0.0354745928462314" calcext:value-type="float">
            <text:p>0,035474592846231</text:p>
          </table:table-cell>
          <table:table-cell table:style-name="ce2" table:formula="of:=NORMDIST([.A20];0;1;1)" office:value-type="float" office:value="0.0139034475134986" calcext:value-type="float">
            <text:p>0,013903447513499</text:p>
          </table:table-cell>
          <table:table-cell table:style-name="ce2" table:formula="of:=NORMDIST([.A20];0;0.5;0)" office:value-type="float" office:value="0.0000498849425801071" calcext:value-type="float">
            <text:p>4,98849425801071E-05</text:p>
          </table:table-cell>
          <table:table-cell table:style-name="ce2" table:formula="of:=NORMDIST([.A20];0;0.5;1)" office:value-type="float" office:value="0.00000541254390770386" calcext:value-type="float">
            <text:p>5,41254390770386E-06</text:p>
          </table:table-cell>
          <table:table-cell table:style-name="ce2" table:formula="of:=NORMDIST([.A20];0;2;0)" office:value-type="float" office:value="0.108926088516275" calcext:value-type="float">
            <text:p>0,108926088516275</text:p>
          </table:table-cell>
          <table:table-cell table:style-name="ce2" table:formula="of:=NORMDIST([.A20];0;2;1)" office:value-type="float" office:value="0.135666060946383" calcext:value-type="float">
            <text:p>0,135666060946383</text:p>
          </table:table-cell>
          <table:table-cell table:style-name="ce8"/>
          <table:table-cell table:style-name="ce8">
            <draw:frame table:end-cell-address="Wykresy.N38" table:end-x="2.1mm" table:end-y="3.96mm" draw:z-index="2" draw:name="Chart 3" draw:style-name="gr1" draw:text-style-name="P1" svg:width="127.62mm" svg:height="83.57mm" svg:x="13mm" svg:y="1.36mm">
              <draw:object draw:notify-on-update-of-ranges="Wykresy.A1:Wykresy.A60 Wykresy.C1:Wykresy.C60 Wykresy.G1:Wykresy.G60 Wykresy.E1:Wykresy.E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" table:formula="of:=NORMDIST([.A21];0;1;0)" office:value-type="float" office:value="0.0539909665131881" calcext:value-type="float">
            <text:p>0,053990966513188</text:p>
          </table:table-cell>
          <table:table-cell table:style-name="ce2" table:formula="of:=NORMDIST([.A21];0;1;1)" office:value-type="float" office:value="0.0227501319481792" calcext:value-type="float">
            <text:p>0,022750131948179</text:p>
          </table:table-cell>
          <table:table-cell table:style-name="ce2" table:formula="of:=NORMDIST([.A21];0;0.5;0)" office:value-type="float" office:value="0.000267660451529771" calcext:value-type="float">
            <text:p>0,00026766045153</text:p>
          </table:table-cell>
          <table:table-cell table:style-name="ce2" table:formula="of:=NORMDIST([.A21];0;0.5;1)" office:value-type="float" office:value="0.00003167124183312" calcext:value-type="float">
            <text:p>3,167124183312E-05</text:p>
          </table:table-cell>
          <table:table-cell table:style-name="ce2" table:formula="of:=NORMDIST([.A21];0;2;0)" office:value-type="float" office:value="0.120985362259572" calcext:value-type="float">
            <text:p>0,120985362259572</text:p>
          </table:table-cell>
          <table:table-cell table:style-name="ce2" table:formula="of:=NORMDIST([.A21];0;2;1)" office:value-type="float" office:value="0.158655253931457" calcext:value-type="float">
            <text:p>0,158655253931457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" table:formula="of:=NORMDIST([.A22];0;1;0)" office:value-type="float" office:value="0.110920834679456" calcext:value-type="float">
            <text:p>0,110920834679456</text:p>
          </table:table-cell>
          <table:table-cell table:style-name="ce2" table:formula="of:=NORMDIST([.A22];0;1;1)" office:value-type="float" office:value="0.054799291699558" calcext:value-type="float">
            <text:p>0,054799291699558</text:p>
          </table:table-cell>
          <table:table-cell table:style-name="ce2" table:formula="of:=NORMDIST([.A22];0;0.5;0)" office:value-type="float" office:value="0.00476817640292968" calcext:value-type="float">
            <text:p>0,00476817640293</text:p>
          </table:table-cell>
          <table:table-cell table:style-name="ce2" table:formula="of:=NORMDIST([.A22];0;0.5;1)" office:value-type="float" office:value="0.000687137937915848" calcext:value-type="float">
            <text:p>0,000687137937916</text:p>
          </table:table-cell>
          <table:table-cell table:style-name="ce2" table:formula="of:=NORMDIST([.A22];0;2;0)" office:value-type="float" office:value="0.144845776380741" calcext:value-type="float">
            <text:p>0,144845776380741</text:p>
          </table:table-cell>
          <table:table-cell table:style-name="ce2" table:formula="of:=NORMDIST([.A22];0;2;1)" office:value-type="float" office:value="0.211855398583397" calcext:value-type="float">
            <text:p>0,21185539858339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" table:formula="of:=NORMDIST([.A23];0;1;0)" office:value-type="float" office:value="0.149727465635745" calcext:value-type="float">
            <text:p>0,149727465635745</text:p>
          </table:table-cell>
          <table:table-cell table:style-name="ce2" table:formula="of:=NORMDIST([.A23];0;1;1)" office:value-type="float" office:value="0.0807566592337711" calcext:value-type="float">
            <text:p>0,080756659233771</text:p>
          </table:table-cell>
          <table:table-cell table:style-name="ce2" table:formula="of:=NORMDIST([.A23];0;0.5;0)" office:value-type="float" office:value="0.0158309031659599" calcext:value-type="float">
            <text:p>0,01583090316596</text:p>
          </table:table-cell>
          <table:table-cell table:style-name="ce2" table:formula="of:=NORMDIST([.A23];0;0.5;1)" office:value-type="float" office:value="0.00255513033042794" calcext:value-type="float">
            <text:p>0,002555130330428</text:p>
          </table:table-cell>
          <table:table-cell table:style-name="ce2" table:formula="of:=NORMDIST([.A23];0;2;0)" office:value-type="float" office:value="0.156126966683381" calcext:value-type="float">
            <text:p>0,156126966683381</text:p>
          </table:table-cell>
          <table:table-cell table:style-name="ce2" table:formula="of:=NORMDIST([.A23];0;2;1)" office:value-type="float" office:value="0.241963652223073" calcext:value-type="float">
            <text:p>0,241963652223073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" table:formula="of:=NORMDIST([.A24];0;1;0)" office:value-type="float" office:value="0.194186054983213" calcext:value-type="float">
            <text:p>0,194186054983213</text:p>
          </table:table-cell>
          <table:table-cell table:style-name="ce2" table:formula="of:=NORMDIST([.A24];0;1;1)" office:value-type="float" office:value="0.115069670221708" calcext:value-type="float">
            <text:p>0,115069670221708</text:p>
          </table:table-cell>
          <table:table-cell table:style-name="ce2" table:formula="of:=NORMDIST([.A24];0;0.5;0)" office:value-type="float" office:value="0.0447890605896858" calcext:value-type="float">
            <text:p>0,044789060589686</text:p>
          </table:table-cell>
          <table:table-cell table:style-name="ce2" table:formula="of:=NORMDIST([.A24];0;0.5;1)" office:value-type="float" office:value="0.00819753592459614" calcext:value-type="float">
            <text:p>0,008197535924596</text:p>
          </table:table-cell>
          <table:table-cell table:style-name="ce2" table:formula="of:=NORMDIST([.A24];0;2;0)" office:value-type="float" office:value="0.1666123014459" calcext:value-type="float">
            <text:p>0,1666123014459</text:p>
          </table:table-cell>
          <table:table-cell table:style-name="ce2" table:formula="of:=NORMDIST([.A24];0;2;1)" office:value-type="float" office:value="0.274253117750074" calcext:value-type="float">
            <text:p>0,274253117750074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" table:formula="of:=NORMDIST([.A25];0;1;0)" office:value-type="float" office:value="0.241970724519143" calcext:value-type="float">
            <text:p>0,241970724519143</text:p>
          </table:table-cell>
          <table:table-cell table:style-name="ce2" table:formula="of:=NORMDIST([.A25];0;1;1)" office:value-type="float" office:value="0.158655253931457" calcext:value-type="float">
            <text:p>0,158655253931457</text:p>
          </table:table-cell>
          <table:table-cell table:style-name="ce2" table:formula="of:=NORMDIST([.A25];0;0.5;0)" office:value-type="float" office:value="0.107981933026376" calcext:value-type="float">
            <text:p>0,107981933026376</text:p>
          </table:table-cell>
          <table:table-cell table:style-name="ce2" table:formula="of:=NORMDIST([.A25];0;0.5;1)" office:value-type="float" office:value="0.0227501319481792" calcext:value-type="float">
            <text:p>0,022750131948179</text:p>
          </table:table-cell>
          <table:table-cell table:style-name="ce2" table:formula="of:=NORMDIST([.A25];0;2;0)" office:value-type="float" office:value="0.17603266338215" calcext:value-type="float">
            <text:p>0,17603266338215</text:p>
          </table:table-cell>
          <table:table-cell table:style-name="ce2" table:formula="of:=NORMDIST([.A25];0;2;1)" office:value-type="float" office:value="0.308537538725987" calcext:value-type="float">
            <text:p>0,30853753872598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" table:formula="of:=NORMDIST([.A26];0;1;0)" office:value-type="float" office:value="0.289691552761483" calcext:value-type="float">
            <text:p>0,289691552761483</text:p>
          </table:table-cell>
          <table:table-cell table:style-name="ce2" table:formula="of:=NORMDIST([.A26];0;1;1)" office:value-type="float" office:value="0.211855398583397" calcext:value-type="float">
            <text:p>0,211855398583397</text:p>
          </table:table-cell>
          <table:table-cell table:style-name="ce2" table:formula="of:=NORMDIST([.A26];0;0.5;0)" office:value-type="float" office:value="0.221841669358911" calcext:value-type="float">
            <text:p>0,221841669358911</text:p>
          </table:table-cell>
          <table:table-cell table:style-name="ce2" table:formula="of:=NORMDIST([.A26];0;0.5;1)" office:value-type="float" office:value="0.054799291699558" calcext:value-type="float">
            <text:p>0,054799291699558</text:p>
          </table:table-cell>
          <table:table-cell table:style-name="ce2" table:formula="of:=NORMDIST([.A26];0;2;0)" office:value-type="float" office:value="0.184135070151662" calcext:value-type="float">
            <text:p>0,184135070151662</text:p>
          </table:table-cell>
          <table:table-cell table:style-name="ce2" table:formula="of:=NORMDIST([.A26];0;2;1)" office:value-type="float" office:value="0.344578258389676" calcext:value-type="float">
            <text:p>0,344578258389676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" table:formula="of:=NORMDIST([.A27];0;1;0)" office:value-type="float" office:value="0.3332246028918" calcext:value-type="float">
            <text:p>0,3332246028918</text:p>
          </table:table-cell>
          <table:table-cell table:style-name="ce2" table:formula="of:=NORMDIST([.A27];0;1;1)" office:value-type="float" office:value="0.274253117750074" calcext:value-type="float">
            <text:p>0,274253117750074</text:p>
          </table:table-cell>
          <table:table-cell table:style-name="ce2" table:formula="of:=NORMDIST([.A27];0;0.5;0)" office:value-type="float" office:value="0.388372109966426" calcext:value-type="float">
            <text:p>0,388372109966426</text:p>
          </table:table-cell>
          <table:table-cell table:style-name="ce2" table:formula="of:=NORMDIST([.A27];0;0.5;1)" office:value-type="float" office:value="0.115069670221708" calcext:value-type="float">
            <text:p>0,115069670221708</text:p>
          </table:table-cell>
          <table:table-cell table:style-name="ce2" table:formula="of:=NORMDIST([.A27];0;2;0)" office:value-type="float" office:value="0.190693907730262" calcext:value-type="float">
            <text:p>0,190693907730262</text:p>
          </table:table-cell>
          <table:table-cell table:style-name="ce2" table:formula="of:=NORMDIST([.A27];0;2;1)" office:value-type="float" office:value="0.382088577811047" calcext:value-type="float">
            <text:p>0,38208857781104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" table:formula="of:=NORMDIST([.A28];0;1;0)" office:value-type="float" office:value="0.368270140303323" calcext:value-type="float">
            <text:p>0,368270140303323</text:p>
          </table:table-cell>
          <table:table-cell table:style-name="ce2" table:formula="of:=NORMDIST([.A28];0;1;1)" office:value-type="float" office:value="0.344578258389676" calcext:value-type="float">
            <text:p>0,344578258389676</text:p>
          </table:table-cell>
          <table:table-cell table:style-name="ce2" table:formula="of:=NORMDIST([.A28];0;0.5;0)" office:value-type="float" office:value="0.579383105522965" calcext:value-type="float">
            <text:p>0,579383105522965</text:p>
          </table:table-cell>
          <table:table-cell table:style-name="ce2" table:formula="of:=NORMDIST([.A28];0;0.5;1)" office:value-type="float" office:value="0.211855398583397" calcext:value-type="float">
            <text:p>0,211855398583397</text:p>
          </table:table-cell>
          <table:table-cell table:style-name="ce2" table:formula="of:=NORMDIST([.A28];0;2;0)" office:value-type="float" office:value="0.195521346987728" calcext:value-type="float">
            <text:p>0,195521346987728</text:p>
          </table:table-cell>
          <table:table-cell table:style-name="ce2" table:formula="of:=NORMDIST([.A28];0;2;1)" office:value-type="float" office:value="0.420740290560897" calcext:value-type="float">
            <text:p>0,42074029056089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19999999999999" calcext:value-type="float">
            <text:p>-0,19999999999999</text:p>
          </table:table-cell>
          <table:table-cell table:style-name="ce2" table:formula="of:=NORMDIST([.A29];0;1;0)" office:value-type="float" office:value="0.391042693975457" calcext:value-type="float">
            <text:p>0,391042693975457</text:p>
          </table:table-cell>
          <table:table-cell table:style-name="ce2" table:formula="of:=NORMDIST([.A29];0;1;1)" office:value-type="float" office:value="0.420740290560901" calcext:value-type="float">
            <text:p>0,420740290560901</text:p>
          </table:table-cell>
          <table:table-cell table:style-name="ce2" table:formula="of:=NORMDIST([.A29];0;0.5;0)" office:value-type="float" office:value="0.736540280606653" calcext:value-type="float">
            <text:p>0,736540280606653</text:p>
          </table:table-cell>
          <table:table-cell table:style-name="ce2" table:formula="of:=NORMDIST([.A29];0;0.5;1)" office:value-type="float" office:value="0.344578258389683" calcext:value-type="float">
            <text:p>0,344578258389683</text:p>
          </table:table-cell>
          <table:table-cell table:style-name="ce2" table:formula="of:=NORMDIST([.A29];0;2;0)" office:value-type="float" office:value="0.198476273738506" calcext:value-type="float">
            <text:p>0,198476273738506</text:p>
          </table:table-cell>
          <table:table-cell table:style-name="ce2" table:formula="of:=NORMDIST([.A29];0;2;1)" office:value-type="float" office:value="0.460172162722973" calcext:value-type="float">
            <text:p>0,460172162722973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9.76996261670138E-015" calcext:value-type="float">
            <text:p>9,76996261670138E-15</text:p>
          </table:table-cell>
          <table:table-cell table:style-name="ce2" table:formula="of:=NORMDIST([.A30];0;1;0)" office:value-type="float" office:value="0.398942280401433" calcext:value-type="float">
            <text:p>0,398942280401433</text:p>
          </table:table-cell>
          <table:table-cell table:style-name="ce2" table:formula="of:=NORMDIST([.A30];0;1;1)" office:value-type="float" office:value="0.500000000000004" calcext:value-type="float">
            <text:p>0,500000000000004</text:p>
          </table:table-cell>
          <table:table-cell table:style-name="ce2" table:formula="of:=NORMDIST([.A30];0;0.5;0)" office:value-type="float" office:value="0.797884560802865" calcext:value-type="float">
            <text:p>0,797884560802865</text:p>
          </table:table-cell>
          <table:table-cell table:style-name="ce2" table:formula="of:=NORMDIST([.A30];0;0.5;1)" office:value-type="float" office:value="0.500000000000008" calcext:value-type="float">
            <text:p>0,500000000000008</text:p>
          </table:table-cell>
          <table:table-cell table:style-name="ce2" table:formula="of:=NORMDIST([.A30];0;2;0)" office:value-type="float" office:value="0.199471140200716" calcext:value-type="float">
            <text:p>0,199471140200716</text:p>
          </table:table-cell>
          <table:table-cell table:style-name="ce2" table:formula="of:=NORMDIST([.A30];0;2;1)" office:value-type="float" office:value="0.500000000000002" calcext:value-type="float">
            <text:p>0,500000000000002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20000000000001" calcext:value-type="float">
            <text:p>0,20000000000001</text:p>
          </table:table-cell>
          <table:table-cell table:style-name="ce2" table:formula="of:=NORMDIST([.A31];0;1;0)" office:value-type="float" office:value="0.391042693975455" calcext:value-type="float">
            <text:p>0,391042693975455</text:p>
          </table:table-cell>
          <table:table-cell table:style-name="ce2" table:formula="of:=NORMDIST([.A31];0;1;1)" office:value-type="float" office:value="0.579259709439107" calcext:value-type="float">
            <text:p>0,579259709439107</text:p>
          </table:table-cell>
          <table:table-cell table:style-name="ce2" table:formula="of:=NORMDIST([.A31];0;0.5;0)" office:value-type="float" office:value="0.736540280606641" calcext:value-type="float">
            <text:p>0,736540280606641</text:p>
          </table:table-cell>
          <table:table-cell table:style-name="ce2" table:formula="of:=NORMDIST([.A31];0;0.5;1)" office:value-type="float" office:value="0.655421741610332" calcext:value-type="float">
            <text:p>0,655421741610332</text:p>
          </table:table-cell>
          <table:table-cell table:style-name="ce2" table:formula="of:=NORMDIST([.A31];0;2;0)" office:value-type="float" office:value="0.198476273738506" calcext:value-type="float">
            <text:p>0,198476273738506</text:p>
          </table:table-cell>
          <table:table-cell table:style-name="ce2" table:formula="of:=NORMDIST([.A31];0;2;1)" office:value-type="float" office:value="0.539827837277031" calcext:value-type="float">
            <text:p>0,539827837277031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40000000000001" calcext:value-type="float">
            <text:p>0,40000000000001</text:p>
          </table:table-cell>
          <table:table-cell table:style-name="ce2" table:formula="of:=NORMDIST([.A32];0;1;0)" office:value-type="float" office:value="0.368270140303322" calcext:value-type="float">
            <text:p>0,368270140303322</text:p>
          </table:table-cell>
          <table:table-cell table:style-name="ce2" table:formula="of:=NORMDIST([.A32];0;1;1)" office:value-type="float" office:value="0.655421741610328" calcext:value-type="float">
            <text:p>0,655421741610328</text:p>
          </table:table-cell>
          <table:table-cell table:style-name="ce2" table:formula="of:=NORMDIST([.A32];0;0.5;0)" office:value-type="float" office:value="0.579383105522956" calcext:value-type="float">
            <text:p>0,579383105522956</text:p>
          </table:table-cell>
          <table:table-cell table:style-name="ce2" table:formula="of:=NORMDIST([.A32];0;0.5;1)" office:value-type="float" office:value="0.788144601416609" calcext:value-type="float">
            <text:p>0,788144601416609</text:p>
          </table:table-cell>
          <table:table-cell table:style-name="ce2" table:formula="of:=NORMDIST([.A32];0;2;0)" office:value-type="float" office:value="0.195521346987728" calcext:value-type="float">
            <text:p>0,195521346987728</text:p>
          </table:table-cell>
          <table:table-cell table:style-name="ce2" table:formula="of:=NORMDIST([.A32];0;2;1)" office:value-type="float" office:value="0.579259709439105" calcext:value-type="float">
            <text:p>0,579259709439105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60000000000001" calcext:value-type="float">
            <text:p>0,60000000000001</text:p>
          </table:table-cell>
          <table:table-cell table:style-name="ce2" table:formula="of:=NORMDIST([.A33];0;1;0)" office:value-type="float" office:value="0.333224602891798" calcext:value-type="float">
            <text:p>0,333224602891798</text:p>
          </table:table-cell>
          <table:table-cell table:style-name="ce2" table:formula="of:=NORMDIST([.A33];0;1;1)" office:value-type="float" office:value="0.72574688224993" calcext:value-type="float">
            <text:p>0,72574688224993</text:p>
          </table:table-cell>
          <table:table-cell table:style-name="ce2" table:formula="of:=NORMDIST([.A33];0;0.5;0)" office:value-type="float" office:value="0.388372109966416" calcext:value-type="float">
            <text:p>0,388372109966416</text:p>
          </table:table-cell>
          <table:table-cell table:style-name="ce2" table:formula="of:=NORMDIST([.A33];0;0.5;1)" office:value-type="float" office:value="0.884930329778295" calcext:value-type="float">
            <text:p>0,884930329778295</text:p>
          </table:table-cell>
          <table:table-cell table:style-name="ce2" table:formula="of:=NORMDIST([.A33];0;2;0)" office:value-type="float" office:value="0.190693907730262" calcext:value-type="float">
            <text:p>0,190693907730262</text:p>
          </table:table-cell>
          <table:table-cell table:style-name="ce2" table:formula="of:=NORMDIST([.A33];0;2;1)" office:value-type="float" office:value="0.617911422188955" calcext:value-type="float">
            <text:p>0,617911422188955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80000000000001" calcext:value-type="float">
            <text:p>0,80000000000001</text:p>
          </table:table-cell>
          <table:table-cell table:style-name="ce2" table:formula="of:=NORMDIST([.A34];0;1;0)" office:value-type="float" office:value="0.28969155276148" calcext:value-type="float">
            <text:p>0,28969155276148</text:p>
          </table:table-cell>
          <table:table-cell table:style-name="ce2" table:formula="of:=NORMDIST([.A34];0;1;1)" office:value-type="float" office:value="0.788144601416606" calcext:value-type="float">
            <text:p>0,788144601416606</text:p>
          </table:table-cell>
          <table:table-cell table:style-name="ce2" table:formula="of:=NORMDIST([.A34];0;0.5;0)" office:value-type="float" office:value="0.221841669358904" calcext:value-type="float">
            <text:p>0,221841669358904</text:p>
          </table:table-cell>
          <table:table-cell table:style-name="ce2" table:formula="of:=NORMDIST([.A34];0;0.5;1)" office:value-type="float" office:value="0.945200708300444" calcext:value-type="float">
            <text:p>0,945200708300444</text:p>
          </table:table-cell>
          <table:table-cell table:style-name="ce2" table:formula="of:=NORMDIST([.A34];0;2;0)" office:value-type="float" office:value="0.184135070151661" calcext:value-type="float">
            <text:p>0,184135070151661</text:p>
          </table:table-cell>
          <table:table-cell table:style-name="ce2" table:formula="of:=NORMDIST([.A34];0;2;1)" office:value-type="float" office:value="0.655421741610326" calcext:value-type="float">
            <text:p>0,655421741610326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00000000000001" calcext:value-type="float">
            <text:p>1,00000000000001</text:p>
          </table:table-cell>
          <table:table-cell table:style-name="ce2" table:formula="of:=NORMDIST([.A35];0;1;0)" office:value-type="float" office:value="0.241970724519141" calcext:value-type="float">
            <text:p>0,241970724519141</text:p>
          </table:table-cell>
          <table:table-cell table:style-name="ce2" table:formula="of:=NORMDIST([.A35];0;1;1)" office:value-type="float" office:value="0.841344746068545" calcext:value-type="float">
            <text:p>0,841344746068545</text:p>
          </table:table-cell>
          <table:table-cell table:style-name="ce2" table:formula="of:=NORMDIST([.A35];0;0.5;0)" office:value-type="float" office:value="0.107981933026372" calcext:value-type="float">
            <text:p>0,107981933026372</text:p>
          </table:table-cell>
          <table:table-cell table:style-name="ce2" table:formula="of:=NORMDIST([.A35];0;0.5;1)" office:value-type="float" office:value="0.977249868051822" calcext:value-type="float">
            <text:p>0,977249868051822</text:p>
          </table:table-cell>
          <table:table-cell table:style-name="ce2" table:formula="of:=NORMDIST([.A35];0;2;0)" office:value-type="float" office:value="0.176032663382149" calcext:value-type="float">
            <text:p>0,176032663382149</text:p>
          </table:table-cell>
          <table:table-cell table:style-name="ce2" table:formula="of:=NORMDIST([.A35];0;2;1)" office:value-type="float" office:value="0.691462461274015" calcext:value-type="float">
            <text:p>0,691462461274015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20000000000001" calcext:value-type="float">
            <text:p>1,20000000000001</text:p>
          </table:table-cell>
          <table:table-cell table:style-name="ce2" table:formula="of:=NORMDIST([.A36];0;1;0)" office:value-type="float" office:value="0.194186054983211" calcext:value-type="float">
            <text:p>0,194186054983211</text:p>
          </table:table-cell>
          <table:table-cell table:style-name="ce2" table:formula="of:=NORMDIST([.A36];0;1;1)" office:value-type="float" office:value="0.884930329778294" calcext:value-type="float">
            <text:p>0,884930329778294</text:p>
          </table:table-cell>
          <table:table-cell table:style-name="ce2" table:formula="of:=NORMDIST([.A36];0;0.5;0)" office:value-type="float" office:value="0.0447890605896837" calcext:value-type="float">
            <text:p>0,044789060589684</text:p>
          </table:table-cell>
          <table:table-cell table:style-name="ce2" table:formula="of:=NORMDIST([.A36];0;0.5;1)" office:value-type="float" office:value="0.991802464075404" calcext:value-type="float">
            <text:p>0,991802464075404</text:p>
          </table:table-cell>
          <table:table-cell table:style-name="ce2" table:formula="of:=NORMDIST([.A36];0;2;0)" office:value-type="float" office:value="0.166612301445899" calcext:value-type="float">
            <text:p>0,166612301445899</text:p>
          </table:table-cell>
          <table:table-cell table:style-name="ce2" table:formula="of:=NORMDIST([.A36];0;2;1)" office:value-type="float" office:value="0.725746882249928" calcext:value-type="float">
            <text:p>0,725746882249928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40000000000001" calcext:value-type="float">
            <text:p>1,40000000000001</text:p>
          </table:table-cell>
          <table:table-cell table:style-name="ce2" table:formula="of:=NORMDIST([.A37];0;1;0)" office:value-type="float" office:value="0.149727465635743" calcext:value-type="float">
            <text:p>0,149727465635743</text:p>
          </table:table-cell>
          <table:table-cell table:style-name="ce2" table:formula="of:=NORMDIST([.A37];0;1;1)" office:value-type="float" office:value="0.91924334076623" calcext:value-type="float">
            <text:p>0,91924334076623</text:p>
          </table:table-cell>
          <table:table-cell table:style-name="ce2" table:formula="of:=NORMDIST([.A37];0;0.5;0)" office:value-type="float" office:value="0.015830903165959" calcext:value-type="float">
            <text:p>0,015830903165959</text:p>
          </table:table-cell>
          <table:table-cell table:style-name="ce2" table:formula="of:=NORMDIST([.A37];0;0.5;1)" office:value-type="float" office:value="0.997444869669572" calcext:value-type="float">
            <text:p>0,997444869669572</text:p>
          </table:table-cell>
          <table:table-cell table:style-name="ce2" table:formula="of:=NORMDIST([.A37];0;2;0)" office:value-type="float" office:value="0.15612696668338" calcext:value-type="float">
            <text:p>0,15612696668338</text:p>
          </table:table-cell>
          <table:table-cell table:style-name="ce2" table:formula="of:=NORMDIST([.A37];0;2;1)" office:value-type="float" office:value="0.758036347776929" calcext:value-type="float">
            <text:p>0,758036347776929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60000000000001" calcext:value-type="float">
            <text:p>1,60000000000001</text:p>
          </table:table-cell>
          <table:table-cell table:style-name="ce2" table:formula="of:=NORMDIST([.A38];0;1;0)" office:value-type="float" office:value="0.110920834679454" calcext:value-type="float">
            <text:p>0,110920834679454</text:p>
          </table:table-cell>
          <table:table-cell table:style-name="ce2" table:formula="of:=NORMDIST([.A38];0;1;1)" office:value-type="float" office:value="0.945200708300443" calcext:value-type="float">
            <text:p>0,945200708300443</text:p>
          </table:table-cell>
          <table:table-cell table:style-name="ce2" table:formula="of:=NORMDIST([.A38];0;0.5;0)" office:value-type="float" office:value="0.00476817640292938" calcext:value-type="float">
            <text:p>0,004768176402929</text:p>
          </table:table-cell>
          <table:table-cell table:style-name="ce2" table:formula="of:=NORMDIST([.A38];0;0.5;1)" office:value-type="float" office:value="0.999312862062084" calcext:value-type="float">
            <text:p>0,999312862062084</text:p>
          </table:table-cell>
          <table:table-cell table:style-name="ce2" table:formula="of:=NORMDIST([.A38];0;2;0)" office:value-type="float" office:value="0.144845776380741" calcext:value-type="float">
            <text:p>0,144845776380741</text:p>
          </table:table-cell>
          <table:table-cell table:style-name="ce2" table:formula="of:=NORMDIST([.A38];0;2;1)" office:value-type="float" office:value="0.788144601416605" calcext:value-type="float">
            <text:p>0,788144601416605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80000000000001" calcext:value-type="float">
            <text:p>1,80000000000001</text:p>
          </table:table-cell>
          <table:table-cell table:style-name="ce2" table:formula="of:=NORMDIST([.A39];0;1;0)" office:value-type="float" office:value="0.0789501583008927" calcext:value-type="float">
            <text:p>0,078950158300893</text:p>
          </table:table-cell>
          <table:table-cell table:style-name="ce2" table:formula="of:=NORMDIST([.A39];0;1;1)" office:value-type="float" office:value="0.964069680887075" calcext:value-type="float">
            <text:p>0,964069680887075</text:p>
          </table:table-cell>
          <table:table-cell table:style-name="ce2" table:formula="of:=NORMDIST([.A39];0;0.5;0)" office:value-type="float" office:value="0.00122380386022746" calcext:value-type="float">
            <text:p>0,001223803860227</text:p>
          </table:table-cell>
          <table:table-cell table:style-name="ce2" table:formula="of:=NORMDIST([.A39];0;0.5;1)" office:value-type="float" office:value="0.999840891409842" calcext:value-type="float">
            <text:p>0,999840891409842</text:p>
          </table:table-cell>
          <table:table-cell table:style-name="ce2" table:formula="of:=NORMDIST([.A39];0;2;0)" office:value-type="float" office:value="0.133042624949377" calcext:value-type="float">
            <text:p>0,133042624949377</text:p>
          </table:table-cell>
          <table:table-cell table:style-name="ce2" table:formula="of:=NORMDIST([.A39];0;2;1)" office:value-type="float" office:value="0.815939874653242" calcext:value-type="float">
            <text:p>0,815939874653242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00000000000001" calcext:value-type="float">
            <text:p>2,00000000000001</text:p>
          </table:table-cell>
          <table:table-cell table:style-name="ce2" table:formula="of:=NORMDIST([.A40];0;1;0)" office:value-type="float" office:value="0.053990966513187" calcext:value-type="float">
            <text:p>0,053990966513187</text:p>
          </table:table-cell>
          <table:table-cell table:style-name="ce2" table:formula="of:=NORMDIST([.A40];0;1;1)" office:value-type="float" office:value="0.977249868051821" calcext:value-type="float">
            <text:p>0,977249868051821</text:p>
          </table:table-cell>
          <table:table-cell table:style-name="ce2" table:formula="of:=NORMDIST([.A40];0;0.5;0)" office:value-type="float" office:value="0.000267660451529749" calcext:value-type="float">
            <text:p>0,00026766045153</text:p>
          </table:table-cell>
          <table:table-cell table:style-name="ce2" table:formula="of:=NORMDIST([.A40];0;0.5;1)" office:value-type="float" office:value="0.999968328758167" calcext:value-type="float">
            <text:p>0,999968328758167</text:p>
          </table:table-cell>
          <table:table-cell table:style-name="ce2" table:formula="of:=NORMDIST([.A40];0;2;0)" office:value-type="float" office:value="0.120985362259571" calcext:value-type="float">
            <text:p>0,120985362259571</text:p>
          </table:table-cell>
          <table:table-cell table:style-name="ce2" table:formula="of:=NORMDIST([.A40];0;2;1)" office:value-type="float" office:value="0.841344746068544" calcext:value-type="float">
            <text:p>0,841344746068544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20000000000001" calcext:value-type="float">
            <text:p>2,20000000000001</text:p>
          </table:table-cell>
          <table:table-cell table:style-name="ce2" table:formula="of:=NORMDIST([.A41];0;1;0)" office:value-type="float" office:value="0.0354745928462307" calcext:value-type="float">
            <text:p>0,035474592846231</text:p>
          </table:table-cell>
          <table:table-cell table:style-name="ce2" table:formula="of:=NORMDIST([.A41];0;1;1)" office:value-type="float" office:value="0.986096552486502" calcext:value-type="float">
            <text:p>0,986096552486502</text:p>
          </table:table-cell>
          <table:table-cell table:style-name="ce2" table:formula="of:=NORMDIST([.A41];0;0.5;0)" office:value-type="float" office:value="0.0000498849425801028" calcext:value-type="float">
            <text:p>4,98849425801028E-05</text:p>
          </table:table-cell>
          <table:table-cell table:style-name="ce2" table:formula="of:=NORMDIST([.A41];0;0.5;1)" office:value-type="float" office:value="0.999994587456092" calcext:value-type="float">
            <text:p>0,999994587456092</text:p>
          </table:table-cell>
          <table:table-cell table:style-name="ce2" table:formula="of:=NORMDIST([.A41];0;2;0)" office:value-type="float" office:value="0.108926088516275" calcext:value-type="float">
            <text:p>0,108926088516275</text:p>
          </table:table-cell>
          <table:table-cell table:style-name="ce2" table:formula="of:=NORMDIST([.A41];0;2;1)" office:value-type="float" office:value="0.864333939053618" calcext:value-type="float">
            <text:p>0,86433393905361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40000000000001" calcext:value-type="float">
            <text:p>2,40000000000001</text:p>
          </table:table-cell>
          <table:table-cell table:style-name="ce2" table:formula="of:=NORMDIST([.A42];0;1;0)" office:value-type="float" office:value="0.0223945302948424" calcext:value-type="float">
            <text:p>0,022394530294842</text:p>
          </table:table-cell>
          <table:table-cell table:style-name="ce2" table:formula="of:=NORMDIST([.A42];0;1;1)" office:value-type="float" office:value="0.991802464075404" calcext:value-type="float">
            <text:p>0,991802464075404</text:p>
          </table:table-cell>
          <table:table-cell table:style-name="ce2" table:formula="of:=NORMDIST([.A42];0;0.5;0)" office:value-type="float" office:value="0.00000792259818206338" calcext:value-type="float">
            <text:p>7,92259818206338E-06</text:p>
          </table:table-cell>
          <table:table-cell table:style-name="ce2" table:formula="of:=NORMDIST([.A42];0;0.5;1)" office:value-type="float" office:value="0.999999206671848" calcext:value-type="float">
            <text:p>0,999999206671848</text:p>
          </table:table-cell>
          <table:table-cell table:style-name="ce2" table:formula="of:=NORMDIST([.A42];0;2;0)" office:value-type="float" office:value="0.0970930274916059" calcext:value-type="float">
            <text:p>0,097093027491606</text:p>
          </table:table-cell>
          <table:table-cell table:style-name="ce2" table:formula="of:=NORMDIST([.A42];0;2;1)" office:value-type="float" office:value="0.884930329778293" calcext:value-type="float">
            <text:p>0,88493032977829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60000000000001" calcext:value-type="float">
            <text:p>2,60000000000001</text:p>
          </table:table-cell>
          <table:table-cell table:style-name="ce2" table:formula="of:=NORMDIST([.A43];0;1;0)" office:value-type="float" office:value="0.0135829692336853" calcext:value-type="float">
            <text:p>0,013582969233685</text:p>
          </table:table-cell>
          <table:table-cell table:style-name="ce2" table:formula="of:=NORMDIST([.A43];0;1;1)" office:value-type="float" office:value="0.995338811976281" calcext:value-type="float">
            <text:p>0,995338811976281</text:p>
          </table:table-cell>
          <table:table-cell table:style-name="ce2" table:formula="of:=NORMDIST([.A43];0;0.5;0)" office:value-type="float" office:value="0.00000107220706893941" calcext:value-type="float">
            <text:p>1,07220706893941E-06</text:p>
          </table:table-cell>
          <table:table-cell table:style-name="ce2" table:formula="of:=NORMDIST([.A43];0;0.5;1)" office:value-type="float" office:value="0.999999900355737" calcext:value-type="float">
            <text:p>0,999999900355737</text:p>
          </table:table-cell>
          <table:table-cell table:style-name="ce2" table:formula="of:=NORMDIST([.A43];0;2;0)" office:value-type="float" office:value="0.0856842960239031" calcext:value-type="float">
            <text:p>0,085684296023903</text:p>
          </table:table-cell>
          <table:table-cell table:style-name="ce2" table:formula="of:=NORMDIST([.A43];0;2;1)" office:value-type="float" office:value="0.903199515414391" calcext:value-type="float">
            <text:p>0,90319951541439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" table:formula="of:=NORMDIST([.A44];0;1;0)" office:value-type="float" office:value="0.00791545158297974" calcext:value-type="float">
            <text:p>0,00791545158298</text:p>
          </table:table-cell>
          <table:table-cell table:style-name="ce2" table:formula="of:=NORMDIST([.A44];0;1;1)" office:value-type="float" office:value="0.997444869669572" calcext:value-type="float">
            <text:p>0,997444869669572</text:p>
          </table:table-cell>
          <table:table-cell table:style-name="ce2" table:formula="of:=NORMDIST([.A44];0;0.5;0)" office:value-type="float" office:value="0.000000123652410003303" calcext:value-type="float">
            <text:p>1,23652410003303E-07</text:p>
          </table:table-cell>
          <table:table-cell table:style-name="ce2" table:formula="of:=NORMDIST([.A44];0;0.5;1)" office:value-type="float" office:value="0.99999998928241" calcext:value-type="float">
            <text:p>0,99999998928241</text:p>
          </table:table-cell>
          <table:table-cell table:style-name="ce2" table:formula="of:=NORMDIST([.A44];0;2;0)" office:value-type="float" office:value="0.0748637328178719" calcext:value-type="float">
            <text:p>0,074863732817872</text:p>
          </table:table-cell>
          <table:table-cell table:style-name="ce2" table:formula="of:=NORMDIST([.A44];0;2;1)" office:value-type="float" office:value="0.91924334076623" calcext:value-type="float">
            <text:p>0,9192433407662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" table:formula="of:=NORMDIST([.A45];0;1;0)" office:value-type="float" office:value="0.00443184841193787" calcext:value-type="float">
            <text:p>0,004431848411938</text:p>
          </table:table-cell>
          <table:table-cell table:style-name="ce2" table:formula="of:=NORMDIST([.A45];0;1;1)" office:value-type="float" office:value="0.99865010196837" calcext:value-type="float">
            <text:p>0,99865010196837</text:p>
          </table:table-cell>
          <table:table-cell table:style-name="ce2" table:formula="of:=NORMDIST([.A45];0;0.5;0)" office:value-type="float" office:value="0.0000000121517656996451" calcext:value-type="float">
            <text:p>1,21517656996451E-08</text:p>
          </table:table-cell>
          <table:table-cell table:style-name="ce2" table:formula="of:=NORMDIST([.A45];0;0.5;1)" office:value-type="float" office:value="0.999999999013412" calcext:value-type="float">
            <text:p>0,999999999013412</text:p>
          </table:table-cell>
          <table:table-cell table:style-name="ce2" table:formula="of:=NORMDIST([.A45];0;2;0)" office:value-type="float" office:value="0.0647587978329454" calcext:value-type="float">
            <text:p>0,064758797832945</text:p>
          </table:table-cell>
          <table:table-cell table:style-name="ce2" table:formula="of:=NORMDIST([.A45];0;2;1)" office:value-type="float" office:value="0.933192798731143" calcext:value-type="float">
            <text:p>0,93319279873114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20000000000001" calcext:value-type="float">
            <text:p>3,20000000000001</text:p>
          </table:table-cell>
          <table:table-cell table:style-name="ce2" table:formula="of:=NORMDIST([.A46];0;1;0)" office:value-type="float" office:value="0.00238408820146477" calcext:value-type="float">
            <text:p>0,002384088201465</text:p>
          </table:table-cell>
          <table:table-cell table:style-name="ce2" table:formula="of:=NORMDIST([.A46];0;1;1)" office:value-type="float" office:value="0.999312862062084" calcext:value-type="float">
            <text:p>0,999312862062084</text:p>
          </table:table-cell>
          <table:table-cell table:style-name="ce2" table:formula="of:=NORMDIST([.A46];0;0.5;0)" office:value-type="float" office:value="0.00000000101762805632888" calcext:value-type="float">
            <text:p>1,01762805632888E-09</text:p>
          </table:table-cell>
          <table:table-cell table:style-name="ce2" table:formula="of:=NORMDIST([.A46];0;0.5;1)" office:value-type="float" office:value="0.999999999922311" calcext:value-type="float">
            <text:p>0,999999999922311</text:p>
          </table:table-cell>
          <table:table-cell table:style-name="ce2" table:formula="of:=NORMDIST([.A46];0;2;0)" office:value-type="float" office:value="0.0554604173397273" calcext:value-type="float">
            <text:p>0,055460417339727</text:p>
          </table:table-cell>
          <table:table-cell table:style-name="ce2" table:formula="of:=NORMDIST([.A46];0;2;1)" office:value-type="float" office:value="0.945200708300443" calcext:value-type="float">
            <text:p>0,94520070830044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40000000000001" calcext:value-type="float">
            <text:p>3,40000000000001</text:p>
          </table:table-cell>
          <table:table-cell table:style-name="ce2" table:formula="of:=NORMDIST([.A47];0;1;0)" office:value-type="float" office:value="0.00123221916847298" calcext:value-type="float">
            <text:p>0,001232219168473</text:p>
          </table:table-cell>
          <table:table-cell table:style-name="ce2" table:formula="of:=NORMDIST([.A47];0;1;1)" office:value-type="float" office:value="0.999663070734323" calcext:value-type="float">
            <text:p>0,999663070734323</text:p>
          </table:table-cell>
          <table:table-cell table:style-name="ce2" table:formula="of:=NORMDIST([.A47];0;0.5;0)" office:value-type="float" office:value="0.000000000072619230035826" calcext:value-type="float">
            <text:p>7,2619230035826E-11</text:p>
          </table:table-cell>
          <table:table-cell table:style-name="ce2" table:formula="of:=NORMDIST([.A47];0;0.5;1)" office:value-type="float" office:value="0.999999999994769" calcext:value-type="float">
            <text:p>0,999999999994769</text:p>
          </table:table-cell>
          <table:table-cell table:style-name="ce2" table:formula="of:=NORMDIST([.A47];0;2;0)" office:value-type="float" office:value="0.0470245386884431" calcext:value-type="float">
            <text:p>0,047024538688443</text:p>
          </table:table-cell>
          <table:table-cell table:style-name="ce2" table:formula="of:=NORMDIST([.A47];0;2;1)" office:value-type="float" office:value="0.955434537241457" calcext:value-type="float">
            <text:p>0,95543453724145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60000000000001" calcext:value-type="float">
            <text:p>3,60000000000001</text:p>
          </table:table-cell>
          <table:table-cell table:style-name="ce2" table:formula="of:=NORMDIST([.A48];0;1;0)" office:value-type="float" office:value="0.000611901930113751" calcext:value-type="float">
            <text:p>0,000611901930114</text:p>
          </table:table-cell>
          <table:table-cell table:style-name="ce2" table:formula="of:=NORMDIST([.A48];0;1;1)" office:value-type="float" office:value="0.999840891409842" calcext:value-type="float">
            <text:p>0,999840891409842</text:p>
          </table:table-cell>
          <table:table-cell table:style-name="ce2" table:formula="of:=NORMDIST([.A48];0;0.5;0)" office:value-type="float" office:value="0.00000000000441597992627367" calcext:value-type="float">
            <text:p>4,41597992627367E-12</text:p>
          </table:table-cell>
          <table:table-cell table:style-name="ce2" table:formula="of:=NORMDIST([.A48];0;0.5;1)" office:value-type="float" office:value="0.999999999999699" calcext:value-type="float">
            <text:p>0,999999999999699</text:p>
          </table:table-cell>
          <table:table-cell table:style-name="ce2" table:formula="of:=NORMDIST([.A48];0;2;0)" office:value-type="float" office:value="0.0394750791504467" calcext:value-type="float">
            <text:p>0,039475079150447</text:p>
          </table:table-cell>
          <table:table-cell table:style-name="ce2" table:formula="of:=NORMDIST([.A48];0;2;1)" office:value-type="float" office:value="0.964069680887075" calcext:value-type="float">
            <text:p>0,96406968088707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80000000000001" calcext:value-type="float">
            <text:p>3,80000000000001</text:p>
          </table:table-cell>
          <table:table-cell table:style-name="ce2" table:formula="of:=NORMDIST([.A49];0;1;0)" office:value-type="float" office:value="0.000291946925791449" calcext:value-type="float">
            <text:p>0,000291946925791</text:p>
          </table:table-cell>
          <table:table-cell table:style-name="ce2" table:formula="of:=NORMDIST([.A49];0;1;1)" office:value-type="float" office:value="0.999927651956075" calcext:value-type="float">
            <text:p>0,999927651956075</text:p>
          </table:table-cell>
          <table:table-cell table:style-name="ce2" table:formula="of:=NORMDIST([.A49];0;0.5;0)" office:value-type="float" office:value="0.000000000000228831298035992" calcext:value-type="float">
            <text:p>2,28831298035992E-13</text:p>
          </table:table-cell>
          <table:table-cell table:style-name="ce2" table:formula="of:=NORMDIST([.A49];0;0.5;1)" office:value-type="float" office:value="0.999999999999985" calcext:value-type="float">
            <text:p>0,999999999999985</text:p>
          </table:table-cell>
          <table:table-cell table:style-name="ce2" table:formula="of:=NORMDIST([.A49];0;2;0)" office:value-type="float" office:value="0.032807907387338" calcext:value-type="float">
            <text:p>0,032807907387338</text:p>
          </table:table-cell>
          <table:table-cell table:style-name="ce2" table:formula="of:=NORMDIST([.A49];0;2;1)" office:value-type="float" office:value="0.971283440183998" calcext:value-type="float">
            <text:p>0,97128344018399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NORMDIST([.A50];0;1;0)" office:value-type="float" office:value="0.000133830225764885" calcext:value-type="float">
            <text:p>0,000133830225765</text:p>
          </table:table-cell>
          <table:table-cell table:style-name="ce2" table:formula="of:=NORMDIST([.A50];0;1;1)" office:value-type="float" office:value="0.999968328758167" calcext:value-type="float">
            <text:p>0,999968328758167</text:p>
          </table:table-cell>
          <table:table-cell table:style-name="ce2" table:formula="of:=NORMDIST([.A50];0;0.5;0)" office:value-type="float" office:value="0.0000000000000101045421670738" calcext:value-type="float">
            <text:p>1,01045421670738E-14</text:p>
          </table:table-cell>
          <table:table-cell table:style-name="ce2" table:formula="of:=NORMDIST([.A50];0;0.5;1)" office:value-type="float" office:value="1" calcext:value-type="float">
            <text:p>1</text:p>
          </table:table-cell>
          <table:table-cell table:style-name="ce2" table:formula="of:=NORMDIST([.A50];0;2;0)" office:value-type="float" office:value="0.026995483256594" calcext:value-type="float">
            <text:p>0,026995483256594</text:p>
          </table:table-cell>
          <table:table-cell table:style-name="ce2" table:formula="of:=NORMDIST([.A50];0;2;1)" office:value-type="float" office:value="0.977249868051821" calcext:value-type="float">
            <text:p>0,97724986805182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2" calcext:value-type="float">
            <text:p>4,2</text:p>
          </table:table-cell>
          <table:table-cell table:style-name="ce2" table:formula="of:=NORMDIST([.A51];0;1;0)" office:value-type="float" office:value="0.0000589430677565399" calcext:value-type="float">
            <text:p>5,89430677565399E-05</text:p>
          </table:table-cell>
          <table:table-cell table:style-name="ce2" table:formula="of:=NORMDIST([.A51];0;1;1)" office:value-type="float" office:value="0.999986654250984" calcext:value-type="float">
            <text:p>0,999986654250984</text:p>
          </table:table-cell>
          <table:table-cell table:style-name="ce2" table:formula="of:=NORMDIST([.A51];0;0.5;0)" office:value-type="float" office:value="3.80216307581593E-016" calcext:value-type="float">
            <text:p>3,80216307581593E-16</text:p>
          </table:table-cell>
          <table:table-cell table:style-name="ce2" table:formula="of:=NORMDIST([.A51];0;0.5;1)" office:value-type="float" office:value="1" calcext:value-type="float">
            <text:p>1</text:p>
          </table:table-cell>
          <table:table-cell table:style-name="ce2" table:formula="of:=NORMDIST([.A51];0;2;0)" office:value-type="float" office:value="0.0219917979902136" calcext:value-type="float">
            <text:p>0,021991797990214</text:p>
          </table:table-cell>
          <table:table-cell table:style-name="ce2" table:formula="of:=NORMDIST([.A51];0;2;1)" office:value-type="float" office:value="0.982135579437183" calcext:value-type="float">
            <text:p>0,98213557943718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4" calcext:value-type="float">
            <text:p>4,4</text:p>
          </table:table-cell>
          <table:table-cell table:style-name="ce2" table:formula="of:=NORMDIST([.A52];0;1;0)" office:value-type="float" office:value="0.0000249424712900535" calcext:value-type="float">
            <text:p>2,49424712900535E-05</text:p>
          </table:table-cell>
          <table:table-cell table:style-name="ce2" table:formula="of:=NORMDIST([.A52];0;1;1)" office:value-type="float" office:value="0.999994587456092" calcext:value-type="float">
            <text:p>0,999994587456092</text:p>
          </table:table-cell>
          <table:table-cell table:style-name="ce2" table:formula="of:=NORMDIST([.A52];0;0.5;0)" office:value-type="float" office:value="1.21915162591248E-017" calcext:value-type="float">
            <text:p>1,21915162591248E-17</text:p>
          </table:table-cell>
          <table:table-cell table:style-name="ce2" table:formula="of:=NORMDIST([.A52];0;0.5;1)" office:value-type="float" office:value="1" calcext:value-type="float">
            <text:p>1</text:p>
          </table:table-cell>
          <table:table-cell table:style-name="ce2" table:formula="of:=NORMDIST([.A52];0;2;0)" office:value-type="float" office:value="0.0177372964231157" calcext:value-type="float">
            <text:p>0,017737296423116</text:p>
          </table:table-cell>
          <table:table-cell table:style-name="ce2" table:formula="of:=NORMDIST([.A52];0;2;1)" office:value-type="float" office:value="0.986096552486501" calcext:value-type="float">
            <text:p>0,98609655248650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6" calcext:value-type="float">
            <text:p>4,6</text:p>
          </table:table-cell>
          <table:table-cell table:style-name="ce2" table:formula="of:=NORMDIST([.A53];0;1;0)" office:value-type="float" office:value="0.0000101408520654868" calcext:value-type="float">
            <text:p>1,01408520654868E-05</text:p>
          </table:table-cell>
          <table:table-cell table:style-name="ce2" table:formula="of:=NORMDIST([.A53];0;1;1)" office:value-type="float" office:value="0.999997887545297" calcext:value-type="float">
            <text:p>0,999997887545297</text:p>
          </table:table-cell>
          <table:table-cell table:style-name="ce2" table:formula="of:=NORMDIST([.A53];0;0.5;0)" office:value-type="float" office:value="3.33117606475986E-019" calcext:value-type="float">
            <text:p>3,33117606475986E-19</text:p>
          </table:table-cell>
          <table:table-cell table:style-name="ce2" table:formula="of:=NORMDIST([.A53];0;0.5;1)" office:value-type="float" office:value="1" calcext:value-type="float">
            <text:p>1</text:p>
          </table:table-cell>
          <table:table-cell table:style-name="ce2" table:formula="of:=NORMDIST([.A53];0;2;0)" office:value-type="float" office:value="0.0141635188708006" calcext:value-type="float">
            <text:p>0,014163518870801</text:p>
          </table:table-cell>
          <table:table-cell table:style-name="ce2" table:formula="of:=NORMDIST([.A53];0;2;1)" office:value-type="float" office:value="0.989275889978324" calcext:value-type="float">
            <text:p>0,98927588997832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8" calcext:value-type="float">
            <text:p>4,8</text:p>
          </table:table-cell>
          <table:table-cell table:style-name="ce2" table:formula="of:=NORMDIST([.A54];0;1;0)" office:value-type="float" office:value="0.00000396129909103208" calcext:value-type="float">
            <text:p>3,96129909103208E-06</text:p>
          </table:table-cell>
          <table:table-cell table:style-name="ce2" table:formula="of:=NORMDIST([.A54];0;1;1)" office:value-type="float" office:value="0.999999206671848" calcext:value-type="float">
            <text:p>0,999999206671848</text:p>
          </table:table-cell>
          <table:table-cell table:style-name="ce2" table:formula="of:=NORMDIST([.A54];0;0.5;0)" office:value-type="float" office:value="7.75622386349392E-021" calcext:value-type="float">
            <text:p>7,75622386349392E-21</text:p>
          </table:table-cell>
          <table:table-cell table:style-name="ce2" table:formula="of:=NORMDIST([.A54];0;0.5;1)" office:value-type="float" office:value="1" calcext:value-type="float">
            <text:p>1</text:p>
          </table:table-cell>
          <table:table-cell table:style-name="ce2" table:formula="of:=NORMDIST([.A54];0;2;0)" office:value-type="float" office:value="0.0111972651474215" calcext:value-type="float">
            <text:p>0,011197265147422</text:p>
          </table:table-cell>
          <table:table-cell table:style-name="ce2" table:formula="of:=NORMDIST([.A54];0;2;1)" office:value-type="float" office:value="0.991802464075404" calcext:value-type="float">
            <text:p>0,99180246407540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NORMDIST([.A55];0;1;0)" office:value-type="float" office:value="0.0000014867195147343" calcext:value-type="float">
            <text:p>1,4867195147343E-06</text:p>
          </table:table-cell>
          <table:table-cell table:style-name="ce2" table:formula="of:=NORMDIST([.A55];0;1;1)" office:value-type="float" office:value="0.999999713348428" calcext:value-type="float">
            <text:p>0,999999713348428</text:p>
          </table:table-cell>
          <table:table-cell table:style-name="ce2" table:formula="of:=NORMDIST([.A55];0;0.5;0)" office:value-type="float" office:value="1.53891972534128E-022" calcext:value-type="float">
            <text:p>1,53891972534128E-22</text:p>
          </table:table-cell>
          <table:table-cell table:style-name="ce2" table:formula="of:=NORMDIST([.A55];0;0.5;1)" office:value-type="float" office:value="1" calcext:value-type="float">
            <text:p>1</text:p>
          </table:table-cell>
          <table:table-cell table:style-name="ce2" table:formula="of:=NORMDIST([.A55];0;2;0)" office:value-type="float" office:value="0.00876415024678427" calcext:value-type="float">
            <text:p>0,008764150246784</text:p>
          </table:table-cell>
          <table:table-cell table:style-name="ce2" table:formula="of:=NORMDIST([.A55];0;2;1)" office:value-type="float" office:value="0.993790334674224" calcext:value-type="float">
            <text:p>0,99379033467422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2" calcext:value-type="float">
            <text:p>5,2</text:p>
          </table:table-cell>
          <table:table-cell table:style-name="ce2" table:formula="of:=NORMDIST([.A56];0;1;0)" office:value-type="float" office:value="0.000000536103534469761" calcext:value-type="float">
            <text:p>5,36103534469761E-07</text:p>
          </table:table-cell>
          <table:table-cell table:style-name="ce2" table:formula="of:=NORMDIST([.A56];0;1;1)" office:value-type="float" office:value="0.999999900355737" calcext:value-type="float">
            <text:p>0,999999900355737</text:p>
          </table:table-cell>
          <table:table-cell table:style-name="ce2" table:formula="of:=NORMDIST([.A56];0;0.5;0)" office:value-type="float" office:value="2.60192323984783E-024" calcext:value-type="float">
            <text:p>2,60192323984783E-24</text:p>
          </table:table-cell>
          <table:table-cell table:style-name="ce2" table:formula="of:=NORMDIST([.A56];0;0.5;1)" office:value-type="float" office:value="1" calcext:value-type="float">
            <text:p>1</text:p>
          </table:table-cell>
          <table:table-cell table:style-name="ce2" table:formula="of:=NORMDIST([.A56];0;2;0)" office:value-type="float" office:value="0.00679148461684281" calcext:value-type="float">
            <text:p>0,006791484616843</text:p>
          </table:table-cell>
          <table:table-cell table:style-name="ce2" table:formula="of:=NORMDIST([.A56];0;2;1)" office:value-type="float" office:value="0.995338811976281" calcext:value-type="float">
            <text:p>0,99533881197628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4" calcext:value-type="float">
            <text:p>5,4</text:p>
          </table:table-cell>
          <table:table-cell table:style-name="ce2" table:formula="of:=NORMDIST([.A57];0;1;0)" office:value-type="float" office:value="0.000000185736184455529" calcext:value-type="float">
            <text:p>1,85736184455529E-07</text:p>
          </table:table-cell>
          <table:table-cell table:style-name="ce2" table:formula="of:=NORMDIST([.A57];0;1;1)" office:value-type="float" office:value="0.999999966679551" calcext:value-type="float">
            <text:p>0,999999966679551</text:p>
          </table:table-cell>
          <table:table-cell table:style-name="ce2" table:formula="of:=NORMDIST([.A57];0;0.5;0)" office:value-type="float" office:value="3.74874480468359E-026" calcext:value-type="float">
            <text:p>3,74874480468359E-26</text:p>
          </table:table-cell>
          <table:table-cell table:style-name="ce2" table:formula="of:=NORMDIST([.A57];0;0.5;1)" office:value-type="float" office:value="1" calcext:value-type="float">
            <text:p>1</text:p>
          </table:table-cell>
          <table:table-cell table:style-name="ce2" table:formula="of:=NORMDIST([.A57];0;2;0)" office:value-type="float" office:value="0.0052104674072113" calcext:value-type="float">
            <text:p>0,005210467407211</text:p>
          </table:table-cell>
          <table:table-cell table:style-name="ce2" table:formula="of:=NORMDIST([.A57];0;2;1)" office:value-type="float" office:value="0.996533026196959" calcext:value-type="float">
            <text:p>0,996533026196959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6" calcext:value-type="float">
            <text:p>5,6</text:p>
          </table:table-cell>
          <table:table-cell table:style-name="ce2" table:formula="of:=NORMDIST([.A58];0;1;0)" office:value-type="float" office:value="0.0000000618262050016586" calcext:value-type="float">
            <text:p>6,18262050016586E-08</text:p>
          </table:table-cell>
          <table:table-cell table:style-name="ce2" table:formula="of:=NORMDIST([.A58];0;1;1)" office:value-type="float" office:value="0.99999998928241" calcext:value-type="float">
            <text:p>0,99999998928241</text:p>
          </table:table-cell>
          <table:table-cell table:style-name="ce2" table:formula="of:=NORMDIST([.A58];0;0.5;0)" office:value-type="float" office:value="4.60246141769631E-028" calcext:value-type="float">
            <text:p>4,60246141769631E-28</text:p>
          </table:table-cell>
          <table:table-cell table:style-name="ce2" table:formula="of:=NORMDIST([.A58];0;0.5;1)" office:value-type="float" office:value="1" calcext:value-type="float">
            <text:p>1</text:p>
          </table:table-cell>
          <table:table-cell table:style-name="ce2" table:formula="of:=NORMDIST([.A58];0;2;0)" office:value-type="float" office:value="0.00395772579148998" calcext:value-type="float">
            <text:p>0,00395772579149</text:p>
          </table:table-cell>
          <table:table-cell table:style-name="ce2" table:formula="of:=NORMDIST([.A58];0;2;1)" office:value-type="float" office:value="0.997444869669572" calcext:value-type="float">
            <text:p>0,997444869669572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8" calcext:value-type="float">
            <text:p>5,8</text:p>
          </table:table-cell>
          <table:table-cell table:style-name="ce2" table:formula="of:=NORMDIST([.A59];0;1;0)" office:value-type="float" office:value="0.0000000197731964062447" calcext:value-type="float">
            <text:p>1,97731964062447E-08</text:p>
          </table:table-cell>
          <table:table-cell table:style-name="ce2" table:formula="of:=NORMDIST([.A59];0;1;1)" office:value-type="float" office:value="0.999999996684254" calcext:value-type="float">
            <text:p>0,999999996684254</text:p>
          </table:table-cell>
          <table:table-cell table:style-name="ce2" table:formula="of:=NORMDIST([.A59];0;0.5;0)" office:value-type="float" office:value="4.8151222636786E-030" calcext:value-type="float">
            <text:p>4,8151222636786E-30</text:p>
          </table:table-cell>
          <table:table-cell table:style-name="ce2" table:formula="of:=NORMDIST([.A59];0;0.5;1)" office:value-type="float" office:value="1" calcext:value-type="float">
            <text:p>1</text:p>
          </table:table-cell>
          <table:table-cell table:style-name="ce2" table:formula="of:=NORMDIST([.A59];0;2;0)" office:value-type="float" office:value="0.00297626620988793" calcext:value-type="float">
            <text:p>0,002976266209888</text:p>
          </table:table-cell>
          <table:table-cell table:style-name="ce2" table:formula="of:=NORMDIST([.A59];0;2;1)" office:value-type="float" office:value="0.998134186699616" calcext:value-type="float">
            <text:p>0,99813418669961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NORMDIST([.A60];0;1;0)" office:value-type="float" office:value="0.00000000607588284982329" calcext:value-type="float">
            <text:p>6,07588284982329E-09</text:p>
          </table:table-cell>
          <table:table-cell table:style-name="ce2" table:formula="of:=NORMDIST([.A60];0;1;1)" office:value-type="float" office:value="0.999999999013412" calcext:value-type="float">
            <text:p>0,999999999013412</text:p>
          </table:table-cell>
          <table:table-cell table:style-name="ce2" table:formula="of:=NORMDIST([.A60];0;0.5;0)" office:value-type="float" office:value="4.29276747132612E-032" calcext:value-type="float">
            <text:p>4,29276747132612E-32</text:p>
          </table:table-cell>
          <table:table-cell table:style-name="ce2" table:formula="of:=NORMDIST([.A60];0;0.5;1)" office:value-type="float" office:value="1" calcext:value-type="float">
            <text:p>1</text:p>
          </table:table-cell>
          <table:table-cell table:style-name="ce2" table:formula="of:=NORMDIST([.A60];0;2;0)" office:value-type="float" office:value="0.002215924205969" calcext:value-type="float">
            <text:p>0,002215924205969</text:p>
          </table:table-cell>
          <table:table-cell table:style-name="ce2" table:formula="of:=NORMDIST([.A60];0;2;1)" office:value-type="float" office:value="0.99865010196837" calcext:value-type="float">
            <text:p>0,9986501019683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 table:number-rows-repeated="2">
          <table:table-cell table:style-name="ce2" table:number-columns-repeated="9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N(0, 1)</text:p>
          </table:table-cell>
          <table:table-cell table:style-name="ce7" office:value-type="string" calcext:value-type="string">
            <text:p>DN(0,1)</text:p>
          </table:table-cell>
          <table:table-cell table:number-columns-repeated="2" table:style-name="ce7" office:value-type="string" calcext:value-type="string">
            <text:p>N(0, 0,5)</text:p>
          </table:table-cell>
          <table:table-cell table:style-name="ce7" office:value-type="string" calcext:value-type="string">
            <text:p>N(0,2)</text:p>
          </table:table-cell>
          <table:table-cell table:style-name="ce7" office:value-type="string" calcext:value-type="string">
            <text:p>DN(0, 2)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" table:formula="of:=NORMDIST([.A64];0;1;0)" office:value-type="float" office:value="0.00443184841193801" calcext:value-type="float">
            <text:p>0,004431848411938</text:p>
          </table:table-cell>
          <table:table-cell table:style-name="ce2" table:formula="of:=NORMDIST([.A64];0;1;1)" office:value-type="float" office:value="0.0013498980316301" calcext:value-type="float">
            <text:p>0,00134989803163</text:p>
          </table:table-cell>
          <table:table-cell table:style-name="ce2" table:formula="of:=NORMDIST([.A64];-2;1;0)" office:value-type="float" office:value="0.241970724519143" calcext:value-type="float">
            <text:p>0,241970724519143</text:p>
          </table:table-cell>
          <table:table-cell table:style-name="ce2" table:formula="of:=NORMDIST([.A64];0;0.5;1)" office:value-type="float" office:value="0.000000000986587645037701" calcext:value-type="float">
            <text:p>9,86587645037701E-10</text:p>
          </table:table-cell>
          <table:table-cell table:style-name="ce2" table:formula="of:=NORMDIST([.A64];2;1;0)" office:value-type="float" office:value="0.0000014867195147343" calcext:value-type="float">
            <text:p>1,4867195147343E-06</text:p>
          </table:table-cell>
          <table:table-cell table:style-name="ce2" table:formula="of:=NORMDIST([.A64];2;1;1)" office:value-type="float" office:value="0.000000286651571879195" calcext:value-type="float">
            <text:p>2,86651571879195E-0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" table:formula="of:=NORMDIST([.A65];0;1;0)" office:value-type="float" office:value="0.00791545158297997" calcext:value-type="float">
            <text:p>0,00791545158298</text:p>
          </table:table-cell>
          <table:table-cell table:style-name="ce2" table:formula="of:=NORMDIST([.A65];0;1;1)" office:value-type="float" office:value="0.00255513033042794" calcext:value-type="float">
            <text:p>0,002555130330428</text:p>
          </table:table-cell>
          <table:table-cell table:style-name="ce2" table:formula="of:=NORMDIST([.A65];-2;1;0)" office:value-type="float" office:value="0.289691552761483" calcext:value-type="float">
            <text:p>0,289691552761483</text:p>
          </table:table-cell>
          <table:table-cell table:style-name="ce2" table:formula="of:=NORMDIST([.A65];0;0.5;1)" office:value-type="float" office:value="0.000000010717590258311" calcext:value-type="float">
            <text:p>1,0717590258311E-08</text:p>
          </table:table-cell>
          <table:table-cell table:style-name="ce2" table:formula="of:=NORMDIST([.A65];2;1;0)" office:value-type="float" office:value="0.00000396129909103208" calcext:value-type="float">
            <text:p>3,96129909103208E-06</text:p>
          </table:table-cell>
          <table:table-cell table:style-name="ce2" table:formula="of:=NORMDIST([.A65];2;1;1)" office:value-type="float" office:value="0.000000793328151975598" calcext:value-type="float">
            <text:p>7,93328151975598E-0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" table:formula="of:=NORMDIST([.A66];0;1;0)" office:value-type="float" office:value="0.0135829692336856" calcext:value-type="float">
            <text:p>0,013582969233686</text:p>
          </table:table-cell>
          <table:table-cell table:style-name="ce2" table:formula="of:=NORMDIST([.A66];0;1;1)" office:value-type="float" office:value="0.00466118802371875" calcext:value-type="float">
            <text:p>0,004661188023719</text:p>
          </table:table-cell>
          <table:table-cell table:style-name="ce2" table:formula="of:=NORMDIST([.A66];-2;1;0)" office:value-type="float" office:value="0.3332246028918" calcext:value-type="float">
            <text:p>0,3332246028918</text:p>
          </table:table-cell>
          <table:table-cell table:style-name="ce2" table:formula="of:=NORMDIST([.A66];0;0.5;1)" office:value-type="float" office:value="0.0000000996442631693349" calcext:value-type="float">
            <text:p>9,96442631693349E-08</text:p>
          </table:table-cell>
          <table:table-cell table:style-name="ce2" table:formula="of:=NORMDIST([.A66];2;1;0)" office:value-type="float" office:value="0.0000101408520654868" calcext:value-type="float">
            <text:p>1,01408520654868E-05</text:p>
          </table:table-cell>
          <table:table-cell table:style-name="ce2" table:formula="of:=NORMDIST([.A66];2;1;1)" office:value-type="float" office:value="0.00000211245470250286" calcext:value-type="float">
            <text:p>2,11245470250286E-0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" table:formula="of:=NORMDIST([.A67];0;1;0)" office:value-type="float" office:value="0.0223945302948429" calcext:value-type="float">
            <text:p>0,022394530294843</text:p>
          </table:table-cell>
          <table:table-cell table:style-name="ce2" table:formula="of:=NORMDIST([.A67];0;1;1)" office:value-type="float" office:value="0.00819753592459614" calcext:value-type="float">
            <text:p>0,008197535924596</text:p>
          </table:table-cell>
          <table:table-cell table:style-name="ce2" table:formula="of:=NORMDIST([.A67];-2;1;0)" office:value-type="float" office:value="0.368270140303323" calcext:value-type="float">
            <text:p>0,368270140303323</text:p>
          </table:table-cell>
          <table:table-cell table:style-name="ce2" table:formula="of:=NORMDIST([.A67];0;0.5;1)" office:value-type="float" office:value="0.000000793328151975598" calcext:value-type="float">
            <text:p>7,93328151975598E-07</text:p>
          </table:table-cell>
          <table:table-cell table:style-name="ce2" table:formula="of:=NORMDIST([.A67];2;1;0)" office:value-type="float" office:value="0.0000249424712900535" calcext:value-type="float">
            <text:p>2,49424712900535E-05</text:p>
          </table:table-cell>
          <table:table-cell table:style-name="ce2" table:formula="of:=NORMDIST([.A67];2;1;1)" office:value-type="float" office:value="0.00000541254390770386" calcext:value-type="float">
            <text:p>5,41254390770386E-0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" table:formula="of:=NORMDIST([.A68];0;1;0)" office:value-type="float" office:value="0.0354745928462314" calcext:value-type="float">
            <text:p>0,035474592846231</text:p>
          </table:table-cell>
          <table:table-cell table:style-name="ce2" table:formula="of:=NORMDIST([.A68];0;1;1)" office:value-type="float" office:value="0.0139034475134986" calcext:value-type="float">
            <text:p>0,013903447513499</text:p>
          </table:table-cell>
          <table:table-cell table:style-name="ce2" table:formula="of:=NORMDIST([.A68];-2;1;0)" office:value-type="float" office:value="0.391042693975456" calcext:value-type="float">
            <text:p>0,391042693975456</text:p>
          </table:table-cell>
          <table:table-cell table:style-name="ce2" table:formula="of:=NORMDIST([.A68];0;0.5;1)" office:value-type="float" office:value="0.00000541254390770386" calcext:value-type="float">
            <text:p>5,41254390770386E-06</text:p>
          </table:table-cell>
          <table:table-cell table:style-name="ce2" table:formula="of:=NORMDIST([.A68];2;1;0)" office:value-type="float" office:value="0.0000589430677565399" calcext:value-type="float">
            <text:p>5,89430677565399E-05</text:p>
          </table:table-cell>
          <table:table-cell table:style-name="ce2" table:formula="of:=NORMDIST([.A68];2;1;1)" office:value-type="float" office:value="0.0000133457490159063" calcext:value-type="float">
            <text:p>1,33457490159063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" table:formula="of:=NORMDIST([.A69];0;1;0)" office:value-type="float" office:value="0.0539909665131881" calcext:value-type="float">
            <text:p>0,053990966513188</text:p>
          </table:table-cell>
          <table:table-cell table:style-name="ce2" table:formula="of:=NORMDIST([.A69];0;1;1)" office:value-type="float" office:value="0.0227501319481792" calcext:value-type="float">
            <text:p>0,022750131948179</text:p>
          </table:table-cell>
          <table:table-cell table:style-name="ce2" table:formula="of:=NORMDIST([.A69];-2;1;0)" office:value-type="float" office:value="0.398942280401433" calcext:value-type="float">
            <text:p>0,398942280401433</text:p>
          </table:table-cell>
          <table:table-cell table:style-name="ce2" table:formula="of:=NORMDIST([.A69];0;0.5;1)" office:value-type="float" office:value="0.00003167124183312" calcext:value-type="float">
            <text:p>3,167124183312E-05</text:p>
          </table:table-cell>
          <table:table-cell table:style-name="ce2" table:formula="of:=NORMDIST([.A69];2;1;0)" office:value-type="float" office:value="0.000133830225764885" calcext:value-type="float">
            <text:p>0,000133830225765</text:p>
          </table:table-cell>
          <table:table-cell table:style-name="ce2" table:formula="of:=NORMDIST([.A69];2;1;1)" office:value-type="float" office:value="0.00003167124183312" calcext:value-type="float">
            <text:p>3,167124183312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8" calcext:value-type="float">
            <text:p>-1,8</text:p>
          </table:table-cell>
          <table:table-cell table:style-name="ce2" table:formula="of:=NORMDIST([.A70];0;1;0)" office:value-type="float" office:value="0.0789501583008942" calcext:value-type="float">
            <text:p>0,078950158300894</text:p>
          </table:table-cell>
          <table:table-cell table:style-name="ce2" table:formula="of:=NORMDIST([.A70];0;1;1)" office:value-type="float" office:value="0.0359303191129258" calcext:value-type="float">
            <text:p>0,035930319112926</text:p>
          </table:table-cell>
          <table:table-cell table:style-name="ce2" table:formula="of:=NORMDIST([.A70];-2;1;0)" office:value-type="float" office:value="0.391042693975456" calcext:value-type="float">
            <text:p>0,391042693975456</text:p>
          </table:table-cell>
          <table:table-cell table:style-name="ce2" table:formula="of:=NORMDIST([.A70];0;0.5;1)" office:value-type="float" office:value="0.000159108590157534" calcext:value-type="float">
            <text:p>0,000159108590158</text:p>
          </table:table-cell>
          <table:table-cell table:style-name="ce2" table:formula="of:=NORMDIST([.A70];2;1;0)" office:value-type="float" office:value="0.00029194692579146" calcext:value-type="float">
            <text:p>0,000291946925791</text:p>
          </table:table-cell>
          <table:table-cell table:style-name="ce2" table:formula="of:=NORMDIST([.A70];2;1;1)" office:value-type="float" office:value="0.0000723480439251201" calcext:value-type="float">
            <text:p>7,23480439251201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" table:formula="of:=NORMDIST([.A71];0;1;0)" office:value-type="float" office:value="0.110920834679456" calcext:value-type="float">
            <text:p>0,110920834679456</text:p>
          </table:table-cell>
          <table:table-cell table:style-name="ce2" table:formula="of:=NORMDIST([.A71];0;1;1)" office:value-type="float" office:value="0.054799291699558" calcext:value-type="float">
            <text:p>0,054799291699558</text:p>
          </table:table-cell>
          <table:table-cell table:style-name="ce2" table:formula="of:=NORMDIST([.A71];-2;1;0)" office:value-type="float" office:value="0.368270140303323" calcext:value-type="float">
            <text:p>0,368270140303323</text:p>
          </table:table-cell>
          <table:table-cell table:style-name="ce2" table:formula="of:=NORMDIST([.A71];0;0.5;1)" office:value-type="float" office:value="0.000687137937915848" calcext:value-type="float">
            <text:p>0,000687137937916</text:p>
          </table:table-cell>
          <table:table-cell table:style-name="ce2" table:formula="of:=NORMDIST([.A71];2;1;0)" office:value-type="float" office:value="0.000611901930113772" calcext:value-type="float">
            <text:p>0,000611901930114</text:p>
          </table:table-cell>
          <table:table-cell table:style-name="ce2" table:formula="of:=NORMDIST([.A71];2;1;1)" office:value-type="float" office:value="0.000159108590157534" calcext:value-type="float">
            <text:p>0,00015910859015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" table:formula="of:=NORMDIST([.A72];0;1;0)" office:value-type="float" office:value="0.149727465635745" calcext:value-type="float">
            <text:p>0,149727465635745</text:p>
          </table:table-cell>
          <table:table-cell table:style-name="ce2" table:formula="of:=NORMDIST([.A72];0;1;1)" office:value-type="float" office:value="0.0807566592337711" calcext:value-type="float">
            <text:p>0,080756659233771</text:p>
          </table:table-cell>
          <table:table-cell table:style-name="ce2" table:formula="of:=NORMDIST([.A72];-2;1;0)" office:value-type="float" office:value="0.3332246028918" calcext:value-type="float">
            <text:p>0,3332246028918</text:p>
          </table:table-cell>
          <table:table-cell table:style-name="ce2" table:formula="of:=NORMDIST([.A72];0;0.5;1)" office:value-type="float" office:value="0.00255513033042794" calcext:value-type="float">
            <text:p>0,002555130330428</text:p>
          </table:table-cell>
          <table:table-cell table:style-name="ce2" table:formula="of:=NORMDIST([.A72];2;1;0)" office:value-type="float" office:value="0.00123221916847302" calcext:value-type="float">
            <text:p>0,001232219168473</text:p>
          </table:table-cell>
          <table:table-cell table:style-name="ce2" table:formula="of:=NORMDIST([.A72];2;1;1)" office:value-type="float" office:value="0.000336929265676881" calcext:value-type="float">
            <text:p>0,00033692926567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" table:formula="of:=NORMDIST([.A73];0;1;0)" office:value-type="float" office:value="0.194186054983213" calcext:value-type="float">
            <text:p>0,194186054983213</text:p>
          </table:table-cell>
          <table:table-cell table:style-name="ce2" table:formula="of:=NORMDIST([.A73];0;1;1)" office:value-type="float" office:value="0.115069670221708" calcext:value-type="float">
            <text:p>0,115069670221708</text:p>
          </table:table-cell>
          <table:table-cell table:style-name="ce2" table:formula="of:=NORMDIST([.A73];-2;1;0)" office:value-type="float" office:value="0.289691552761483" calcext:value-type="float">
            <text:p>0,289691552761483</text:p>
          </table:table-cell>
          <table:table-cell table:style-name="ce2" table:formula="of:=NORMDIST([.A73];0;0.5;1)" office:value-type="float" office:value="0.00819753592459614" calcext:value-type="float">
            <text:p>0,008197535924596</text:p>
          </table:table-cell>
          <table:table-cell table:style-name="ce2" table:formula="of:=NORMDIST([.A73];2;1;0)" office:value-type="float" office:value="0.00238408820146484" calcext:value-type="float">
            <text:p>0,002384088201465</text:p>
          </table:table-cell>
          <table:table-cell table:style-name="ce2" table:formula="of:=NORMDIST([.A73];2;1;1)" office:value-type="float" office:value="0.000687137937915848" calcext:value-type="float">
            <text:p>0,00068713793791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" table:formula="of:=NORMDIST([.A74];0;1;0)" office:value-type="float" office:value="0.241970724519143" calcext:value-type="float">
            <text:p>0,241970724519143</text:p>
          </table:table-cell>
          <table:table-cell table:style-name="ce2" table:formula="of:=NORMDIST([.A74];0;1;1)" office:value-type="float" office:value="0.158655253931457" calcext:value-type="float">
            <text:p>0,158655253931457</text:p>
          </table:table-cell>
          <table:table-cell table:style-name="ce2" table:formula="of:=NORMDIST([.A74];-2;1;0)" office:value-type="float" office:value="0.241970724519143" calcext:value-type="float">
            <text:p>0,241970724519143</text:p>
          </table:table-cell>
          <table:table-cell table:style-name="ce2" table:formula="of:=NORMDIST([.A74];0;0.5;1)" office:value-type="float" office:value="0.0227501319481792" calcext:value-type="float">
            <text:p>0,022750131948179</text:p>
          </table:table-cell>
          <table:table-cell table:style-name="ce2" table:formula="of:=NORMDIST([.A74];2;1;0)" office:value-type="float" office:value="0.00443184841193801" calcext:value-type="float">
            <text:p>0,004431848411938</text:p>
          </table:table-cell>
          <table:table-cell table:style-name="ce2" table:formula="of:=NORMDIST([.A74];2;1;1)" office:value-type="float" office:value="0.0013498980316301" calcext:value-type="float">
            <text:p>0,00134989803163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" table:formula="of:=NORMDIST([.A75];0;1;0)" office:value-type="float" office:value="0.289691552761483" calcext:value-type="float">
            <text:p>0,289691552761483</text:p>
          </table:table-cell>
          <table:table-cell table:style-name="ce2" table:formula="of:=NORMDIST([.A75];0;1;1)" office:value-type="float" office:value="0.211855398583397" calcext:value-type="float">
            <text:p>0,211855398583397</text:p>
          </table:table-cell>
          <table:table-cell table:style-name="ce2" table:formula="of:=NORMDIST([.A75];-2;1;0)" office:value-type="float" office:value="0.194186054983213" calcext:value-type="float">
            <text:p>0,194186054983213</text:p>
          </table:table-cell>
          <table:table-cell table:style-name="ce2" table:formula="of:=NORMDIST([.A75];0;0.5;1)" office:value-type="float" office:value="0.054799291699558" calcext:value-type="float">
            <text:p>0,054799291699558</text:p>
          </table:table-cell>
          <table:table-cell table:style-name="ce2" table:formula="of:=NORMDIST([.A75];2;1;0)" office:value-type="float" office:value="0.00791545158297997" calcext:value-type="float">
            <text:p>0,00791545158298</text:p>
          </table:table-cell>
          <table:table-cell table:style-name="ce2" table:formula="of:=NORMDIST([.A75];2;1;1)" office:value-type="float" office:value="0.00255513033042794" calcext:value-type="float">
            <text:p>0,00255513033042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" table:formula="of:=NORMDIST([.A76];0;1;0)" office:value-type="float" office:value="0.3332246028918" calcext:value-type="float">
            <text:p>0,3332246028918</text:p>
          </table:table-cell>
          <table:table-cell table:style-name="ce2" table:formula="of:=NORMDIST([.A76];0;1;1)" office:value-type="float" office:value="0.274253117750074" calcext:value-type="float">
            <text:p>0,274253117750074</text:p>
          </table:table-cell>
          <table:table-cell table:style-name="ce2" table:formula="of:=NORMDIST([.A76];-2;1;0)" office:value-type="float" office:value="0.149727465635745" calcext:value-type="float">
            <text:p>0,149727465635745</text:p>
          </table:table-cell>
          <table:table-cell table:style-name="ce2" table:formula="of:=NORMDIST([.A76];0;0.5;1)" office:value-type="float" office:value="0.115069670221708" calcext:value-type="float">
            <text:p>0,115069670221708</text:p>
          </table:table-cell>
          <table:table-cell table:style-name="ce2" table:formula="of:=NORMDIST([.A76];2;1;0)" office:value-type="float" office:value="0.0135829692336856" calcext:value-type="float">
            <text:p>0,013582969233686</text:p>
          </table:table-cell>
          <table:table-cell table:style-name="ce2" table:formula="of:=NORMDIST([.A76];2;1;1)" office:value-type="float" office:value="0.00466118802371875" calcext:value-type="float">
            <text:p>0,00466118802371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" table:formula="of:=NORMDIST([.A77];0;1;0)" office:value-type="float" office:value="0.368270140303323" calcext:value-type="float">
            <text:p>0,368270140303323</text:p>
          </table:table-cell>
          <table:table-cell table:style-name="ce2" table:formula="of:=NORMDIST([.A77];0;1;1)" office:value-type="float" office:value="0.344578258389676" calcext:value-type="float">
            <text:p>0,344578258389676</text:p>
          </table:table-cell>
          <table:table-cell table:style-name="ce2" table:formula="of:=NORMDIST([.A77];-2;1;0)" office:value-type="float" office:value="0.110920834679456" calcext:value-type="float">
            <text:p>0,110920834679456</text:p>
          </table:table-cell>
          <table:table-cell table:style-name="ce2" table:formula="of:=NORMDIST([.A77];0;0.5;1)" office:value-type="float" office:value="0.211855398583397" calcext:value-type="float">
            <text:p>0,211855398583397</text:p>
          </table:table-cell>
          <table:table-cell table:style-name="ce2" table:formula="of:=NORMDIST([.A77];2;1;0)" office:value-type="float" office:value="0.0223945302948429" calcext:value-type="float">
            <text:p>0,022394530294843</text:p>
          </table:table-cell>
          <table:table-cell table:style-name="ce2" table:formula="of:=NORMDIST([.A77];2;1;1)" office:value-type="float" office:value="0.00819753592459614" calcext:value-type="float">
            <text:p>0,00819753592459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2" calcext:value-type="float">
            <text:p>-0,2</text:p>
          </table:table-cell>
          <table:table-cell table:style-name="ce2" table:formula="of:=NORMDIST([.A78];0;1;0)" office:value-type="float" office:value="0.391042693975456" calcext:value-type="float">
            <text:p>0,391042693975456</text:p>
          </table:table-cell>
          <table:table-cell table:style-name="ce2" table:formula="of:=NORMDIST([.A78];0;1;1)" office:value-type="float" office:value="0.420740290560897" calcext:value-type="float">
            <text:p>0,420740290560897</text:p>
          </table:table-cell>
          <table:table-cell table:style-name="ce2" table:formula="of:=NORMDIST([.A78];-2;1;0)" office:value-type="float" office:value="0.0789501583008942" calcext:value-type="float">
            <text:p>0,078950158300894</text:p>
          </table:table-cell>
          <table:table-cell table:style-name="ce2" table:formula="of:=NORMDIST([.A78];0;0.5;1)" office:value-type="float" office:value="0.344578258389676" calcext:value-type="float">
            <text:p>0,344578258389676</text:p>
          </table:table-cell>
          <table:table-cell table:style-name="ce2" table:formula="of:=NORMDIST([.A78];2;1;0)" office:value-type="float" office:value="0.0354745928462314" calcext:value-type="float">
            <text:p>0,035474592846231</text:p>
          </table:table-cell>
          <table:table-cell table:style-name="ce2" table:formula="of:=NORMDIST([.A78];2;1;1)" office:value-type="float" office:value="0.0139034475134986" calcext:value-type="float">
            <text:p>0,01390344751349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formula="of:=NORMDIST([.A79];0;1;0)" office:value-type="float" office:value="0.398942280401433" calcext:value-type="float">
            <text:p>0,398942280401433</text:p>
          </table:table-cell>
          <table:table-cell table:style-name="ce2" table:formula="of:=NORMDIST([.A79];0;1;1)" office:value-type="float" office:value="0.5" calcext:value-type="float">
            <text:p>0,5</text:p>
          </table:table-cell>
          <table:table-cell table:style-name="ce2" table:formula="of:=NORMDIST([.A79];-2;1;0)" office:value-type="float" office:value="0.0539909665131881" calcext:value-type="float">
            <text:p>0,053990966513188</text:p>
          </table:table-cell>
          <table:table-cell table:style-name="ce2" table:formula="of:=NORMDIST([.A79];0;0.5;1)" office:value-type="float" office:value="0.5" calcext:value-type="float">
            <text:p>0,5</text:p>
          </table:table-cell>
          <table:table-cell table:style-name="ce2" table:formula="of:=NORMDIST([.A79];2;1;0)" office:value-type="float" office:value="0.0539909665131881" calcext:value-type="float">
            <text:p>0,053990966513188</text:p>
          </table:table-cell>
          <table:table-cell table:style-name="ce2" table:formula="of:=NORMDIST([.A79];2;1;1)" office:value-type="float" office:value="0.0227501319481792" calcext:value-type="float">
            <text:p>0,02275013194817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2" calcext:value-type="float">
            <text:p>0,2</text:p>
          </table:table-cell>
          <table:table-cell table:style-name="ce2" table:formula="of:=NORMDIST([.A80];0;1;0)" office:value-type="float" office:value="0.391042693975456" calcext:value-type="float">
            <text:p>0,391042693975456</text:p>
          </table:table-cell>
          <table:table-cell table:style-name="ce2" table:formula="of:=NORMDIST([.A80];0;1;1)" office:value-type="float" office:value="0.579259709439103" calcext:value-type="float">
            <text:p>0,579259709439103</text:p>
          </table:table-cell>
          <table:table-cell table:style-name="ce2" table:formula="of:=NORMDIST([.A80];-2;1;0)" office:value-type="float" office:value="0.0354745928462314" calcext:value-type="float">
            <text:p>0,035474592846231</text:p>
          </table:table-cell>
          <table:table-cell table:style-name="ce2" table:formula="of:=NORMDIST([.A80];0;0.5;1)" office:value-type="float" office:value="0.655421741610324" calcext:value-type="float">
            <text:p>0,655421741610324</text:p>
          </table:table-cell>
          <table:table-cell table:style-name="ce2" table:formula="of:=NORMDIST([.A80];2;1;0)" office:value-type="float" office:value="0.0789501583008942" calcext:value-type="float">
            <text:p>0,078950158300894</text:p>
          </table:table-cell>
          <table:table-cell table:style-name="ce2" table:formula="of:=NORMDIST([.A80];2;1;1)" office:value-type="float" office:value="0.0359303191129258" calcext:value-type="float">
            <text:p>0,03593031911292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4" calcext:value-type="float">
            <text:p>0,4</text:p>
          </table:table-cell>
          <table:table-cell table:style-name="ce2" table:formula="of:=NORMDIST([.A81];0;1;0)" office:value-type="float" office:value="0.368270140303323" calcext:value-type="float">
            <text:p>0,368270140303323</text:p>
          </table:table-cell>
          <table:table-cell table:style-name="ce2" table:formula="of:=NORMDIST([.A81];0;1;1)" office:value-type="float" office:value="0.655421741610324" calcext:value-type="float">
            <text:p>0,655421741610324</text:p>
          </table:table-cell>
          <table:table-cell table:style-name="ce2" table:formula="of:=NORMDIST([.A81];-2;1;0)" office:value-type="float" office:value="0.0223945302948429" calcext:value-type="float">
            <text:p>0,022394530294843</text:p>
          </table:table-cell>
          <table:table-cell table:style-name="ce2" table:formula="of:=NORMDIST([.A81];0;0.5;1)" office:value-type="float" office:value="0.788144601416603" calcext:value-type="float">
            <text:p>0,788144601416603</text:p>
          </table:table-cell>
          <table:table-cell table:style-name="ce2" table:formula="of:=NORMDIST([.A81];2;1;0)" office:value-type="float" office:value="0.110920834679456" calcext:value-type="float">
            <text:p>0,110920834679456</text:p>
          </table:table-cell>
          <table:table-cell table:style-name="ce2" table:formula="of:=NORMDIST([.A81];2;1;1)" office:value-type="float" office:value="0.054799291699558" calcext:value-type="float">
            <text:p>0,05479929169955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6" calcext:value-type="float">
            <text:p>0,6</text:p>
          </table:table-cell>
          <table:table-cell table:style-name="ce2" table:formula="of:=NORMDIST([.A82];0;1;0)" office:value-type="float" office:value="0.3332246028918" calcext:value-type="float">
            <text:p>0,3332246028918</text:p>
          </table:table-cell>
          <table:table-cell table:style-name="ce2" table:formula="of:=NORMDIST([.A82];0;1;1)" office:value-type="float" office:value="0.725746882249926" calcext:value-type="float">
            <text:p>0,725746882249926</text:p>
          </table:table-cell>
          <table:table-cell table:style-name="ce2" table:formula="of:=NORMDIST([.A82];-2;1;0)" office:value-type="float" office:value="0.0135829692336856" calcext:value-type="float">
            <text:p>0,013582969233686</text:p>
          </table:table-cell>
          <table:table-cell table:style-name="ce2" table:formula="of:=NORMDIST([.A82];0;0.5;1)" office:value-type="float" office:value="0.884930329778292" calcext:value-type="float">
            <text:p>0,884930329778292</text:p>
          </table:table-cell>
          <table:table-cell table:style-name="ce2" table:formula="of:=NORMDIST([.A82];2;1;0)" office:value-type="float" office:value="0.149727465635745" calcext:value-type="float">
            <text:p>0,149727465635745</text:p>
          </table:table-cell>
          <table:table-cell table:style-name="ce2" table:formula="of:=NORMDIST([.A82];2;1;1)" office:value-type="float" office:value="0.0807566592337711" calcext:value-type="float">
            <text:p>0,080756659233771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8" calcext:value-type="float">
            <text:p>0,8</text:p>
          </table:table-cell>
          <table:table-cell table:style-name="ce2" table:formula="of:=NORMDIST([.A83];0;1;0)" office:value-type="float" office:value="0.289691552761483" calcext:value-type="float">
            <text:p>0,289691552761483</text:p>
          </table:table-cell>
          <table:table-cell table:style-name="ce2" table:formula="of:=NORMDIST([.A83];0;1;1)" office:value-type="float" office:value="0.788144601416603" calcext:value-type="float">
            <text:p>0,788144601416603</text:p>
          </table:table-cell>
          <table:table-cell table:style-name="ce2" table:formula="of:=NORMDIST([.A83];-2;1;0)" office:value-type="float" office:value="0.00791545158297997" calcext:value-type="float">
            <text:p>0,00791545158298</text:p>
          </table:table-cell>
          <table:table-cell table:style-name="ce2" table:formula="of:=NORMDIST([.A83];0;0.5;1)" office:value-type="float" office:value="0.945200708300442" calcext:value-type="float">
            <text:p>0,945200708300442</text:p>
          </table:table-cell>
          <table:table-cell table:style-name="ce2" table:formula="of:=NORMDIST([.A83];2;1;0)" office:value-type="float" office:value="0.194186054983213" calcext:value-type="float">
            <text:p>0,194186054983213</text:p>
          </table:table-cell>
          <table:table-cell table:style-name="ce2" table:formula="of:=NORMDIST([.A83];2;1;1)" office:value-type="float" office:value="0.115069670221708" calcext:value-type="float">
            <text:p>0,11506967022170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NORMDIST([.A84];0;1;0)" office:value-type="float" office:value="0.241970724519143" calcext:value-type="float">
            <text:p>0,241970724519143</text:p>
          </table:table-cell>
          <table:table-cell table:style-name="ce2" table:formula="of:=NORMDIST([.A84];0;1;1)" office:value-type="float" office:value="0.841344746068543" calcext:value-type="float">
            <text:p>0,841344746068543</text:p>
          </table:table-cell>
          <table:table-cell table:style-name="ce2" table:formula="of:=NORMDIST([.A84];-2;1;0)" office:value-type="float" office:value="0.00443184841193801" calcext:value-type="float">
            <text:p>0,004431848411938</text:p>
          </table:table-cell>
          <table:table-cell table:style-name="ce2" table:formula="of:=NORMDIST([.A84];0;0.5;1)" office:value-type="float" office:value="0.977249868051821" calcext:value-type="float">
            <text:p>0,977249868051821</text:p>
          </table:table-cell>
          <table:table-cell table:style-name="ce2" table:formula="of:=NORMDIST([.A84];2;1;0)" office:value-type="float" office:value="0.241970724519143" calcext:value-type="float">
            <text:p>0,241970724519143</text:p>
          </table:table-cell>
          <table:table-cell table:style-name="ce2" table:formula="of:=NORMDIST([.A84];2;1;1)" office:value-type="float" office:value="0.158655253931457" calcext:value-type="float">
            <text:p>0,15865525393145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2" calcext:value-type="float">
            <text:p>1,2</text:p>
          </table:table-cell>
          <table:table-cell table:style-name="ce2" table:formula="of:=NORMDIST([.A85];0;1;0)" office:value-type="float" office:value="0.194186054983213" calcext:value-type="float">
            <text:p>0,194186054983213</text:p>
          </table:table-cell>
          <table:table-cell table:style-name="ce2" table:formula="of:=NORMDIST([.A85];0;1;1)" office:value-type="float" office:value="0.884930329778292" calcext:value-type="float">
            <text:p>0,884930329778292</text:p>
          </table:table-cell>
          <table:table-cell table:style-name="ce2" table:formula="of:=NORMDIST([.A85];-2;1;0)" office:value-type="float" office:value="0.00238408820146484" calcext:value-type="float">
            <text:p>0,002384088201465</text:p>
          </table:table-cell>
          <table:table-cell table:style-name="ce2" table:formula="of:=NORMDIST([.A85];0;0.5;1)" office:value-type="float" office:value="0.991802464075404" calcext:value-type="float">
            <text:p>0,991802464075404</text:p>
          </table:table-cell>
          <table:table-cell table:style-name="ce2" table:formula="of:=NORMDIST([.A85];2;1;0)" office:value-type="float" office:value="0.289691552761483" calcext:value-type="float">
            <text:p>0,289691552761483</text:p>
          </table:table-cell>
          <table:table-cell table:style-name="ce2" table:formula="of:=NORMDIST([.A85];2;1;1)" office:value-type="float" office:value="0.211855398583397" calcext:value-type="float">
            <text:p>0,21185539858339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4" calcext:value-type="float">
            <text:p>1,4</text:p>
          </table:table-cell>
          <table:table-cell table:style-name="ce2" table:formula="of:=NORMDIST([.A86];0;1;0)" office:value-type="float" office:value="0.149727465635745" calcext:value-type="float">
            <text:p>0,149727465635745</text:p>
          </table:table-cell>
          <table:table-cell table:style-name="ce2" table:formula="of:=NORMDIST([.A86];0;1;1)" office:value-type="float" office:value="0.919243340766229" calcext:value-type="float">
            <text:p>0,919243340766229</text:p>
          </table:table-cell>
          <table:table-cell table:style-name="ce2" table:formula="of:=NORMDIST([.A86];-2;1;0)" office:value-type="float" office:value="0.00123221916847302" calcext:value-type="float">
            <text:p>0,001232219168473</text:p>
          </table:table-cell>
          <table:table-cell table:style-name="ce2" table:formula="of:=NORMDIST([.A86];0;0.5;1)" office:value-type="float" office:value="0.997444869669572" calcext:value-type="float">
            <text:p>0,997444869669572</text:p>
          </table:table-cell>
          <table:table-cell table:style-name="ce2" table:formula="of:=NORMDIST([.A86];2;1;0)" office:value-type="float" office:value="0.3332246028918" calcext:value-type="float">
            <text:p>0,3332246028918</text:p>
          </table:table-cell>
          <table:table-cell table:style-name="ce2" table:formula="of:=NORMDIST([.A86];2;1;1)" office:value-type="float" office:value="0.274253117750074" calcext:value-type="float">
            <text:p>0,274253117750074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6" calcext:value-type="float">
            <text:p>1,6</text:p>
          </table:table-cell>
          <table:table-cell table:style-name="ce2" table:formula="of:=NORMDIST([.A87];0;1;0)" office:value-type="float" office:value="0.110920834679456" calcext:value-type="float">
            <text:p>0,110920834679456</text:p>
          </table:table-cell>
          <table:table-cell table:style-name="ce2" table:formula="of:=NORMDIST([.A87];0;1;1)" office:value-type="float" office:value="0.945200708300442" calcext:value-type="float">
            <text:p>0,945200708300442</text:p>
          </table:table-cell>
          <table:table-cell table:style-name="ce2" table:formula="of:=NORMDIST([.A87];-2;1;0)" office:value-type="float" office:value="0.000611901930113772" calcext:value-type="float">
            <text:p>0,000611901930114</text:p>
          </table:table-cell>
          <table:table-cell table:style-name="ce2" table:formula="of:=NORMDIST([.A87];0;0.5;1)" office:value-type="float" office:value="0.999312862062084" calcext:value-type="float">
            <text:p>0,999312862062084</text:p>
          </table:table-cell>
          <table:table-cell table:style-name="ce2" table:formula="of:=NORMDIST([.A87];2;1;0)" office:value-type="float" office:value="0.368270140303323" calcext:value-type="float">
            <text:p>0,368270140303323</text:p>
          </table:table-cell>
          <table:table-cell table:style-name="ce2" table:formula="of:=NORMDIST([.A87];2;1;1)" office:value-type="float" office:value="0.344578258389676" calcext:value-type="float">
            <text:p>0,34457825838967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8" calcext:value-type="float">
            <text:p>1,8</text:p>
          </table:table-cell>
          <table:table-cell table:style-name="ce2" table:formula="of:=NORMDIST([.A88];0;1;0)" office:value-type="float" office:value="0.0789501583008942" calcext:value-type="float">
            <text:p>0,078950158300894</text:p>
          </table:table-cell>
          <table:table-cell table:style-name="ce2" table:formula="of:=NORMDIST([.A88];0;1;1)" office:value-type="float" office:value="0.964069680887074" calcext:value-type="float">
            <text:p>0,964069680887074</text:p>
          </table:table-cell>
          <table:table-cell table:style-name="ce2" table:formula="of:=NORMDIST([.A88];-2;1;0)" office:value-type="float" office:value="0.00029194692579146" calcext:value-type="float">
            <text:p>0,000291946925791</text:p>
          </table:table-cell>
          <table:table-cell table:style-name="ce2" table:formula="of:=NORMDIST([.A88];0;0.5;1)" office:value-type="float" office:value="0.999840891409842" calcext:value-type="float">
            <text:p>0,999840891409842</text:p>
          </table:table-cell>
          <table:table-cell table:style-name="ce2" table:formula="of:=NORMDIST([.A88];2;1;0)" office:value-type="float" office:value="0.391042693975456" calcext:value-type="float">
            <text:p>0,391042693975456</text:p>
          </table:table-cell>
          <table:table-cell table:style-name="ce2" table:formula="of:=NORMDIST([.A88];2;1;1)" office:value-type="float" office:value="0.420740290560897" calcext:value-type="float">
            <text:p>0,42074029056089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NORMDIST([.A89];0;1;0)" office:value-type="float" office:value="0.0539909665131881" calcext:value-type="float">
            <text:p>0,053990966513188</text:p>
          </table:table-cell>
          <table:table-cell table:style-name="ce2" table:formula="of:=NORMDIST([.A89];0;1;1)" office:value-type="float" office:value="0.977249868051821" calcext:value-type="float">
            <text:p>0,977249868051821</text:p>
          </table:table-cell>
          <table:table-cell table:style-name="ce2" table:formula="of:=NORMDIST([.A89];-2;1;0)" office:value-type="float" office:value="0.000133830225764885" calcext:value-type="float">
            <text:p>0,000133830225765</text:p>
          </table:table-cell>
          <table:table-cell table:style-name="ce2" table:formula="of:=NORMDIST([.A89];0;0.5;1)" office:value-type="float" office:value="0.999968328758167" calcext:value-type="float">
            <text:p>0,999968328758167</text:p>
          </table:table-cell>
          <table:table-cell table:style-name="ce2" table:formula="of:=NORMDIST([.A89];2;1;0)" office:value-type="float" office:value="0.398942280401433" calcext:value-type="float">
            <text:p>0,398942280401433</text:p>
          </table:table-cell>
          <table:table-cell table:style-name="ce2" table:formula="of:=NORMDIST([.A89];2;1;1)" office:value-type="float" office:value="0.5" calcext:value-type="float">
            <text:p>0,5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2" calcext:value-type="float">
            <text:p>2,2</text:p>
          </table:table-cell>
          <table:table-cell table:style-name="ce2" table:formula="of:=NORMDIST([.A90];0;1;0)" office:value-type="float" office:value="0.0354745928462314" calcext:value-type="float">
            <text:p>0,035474592846231</text:p>
          </table:table-cell>
          <table:table-cell table:style-name="ce2" table:formula="of:=NORMDIST([.A90];0;1;1)" office:value-type="float" office:value="0.986096552486501" calcext:value-type="float">
            <text:p>0,986096552486501</text:p>
          </table:table-cell>
          <table:table-cell table:style-name="ce2" table:formula="of:=NORMDIST([.A90];-2;1;0)" office:value-type="float" office:value="0.0000589430677565399" calcext:value-type="float">
            <text:p>5,89430677565399E-05</text:p>
          </table:table-cell>
          <table:table-cell table:style-name="ce2" table:formula="of:=NORMDIST([.A90];0;0.5;1)" office:value-type="float" office:value="0.999994587456092" calcext:value-type="float">
            <text:p>0,999994587456092</text:p>
          </table:table-cell>
          <table:table-cell table:style-name="ce2" table:formula="of:=NORMDIST([.A90];2;1;0)" office:value-type="float" office:value="0.391042693975456" calcext:value-type="float">
            <text:p>0,391042693975456</text:p>
          </table:table-cell>
          <table:table-cell table:style-name="ce2" table:formula="of:=NORMDIST([.A90];2;1;1)" office:value-type="float" office:value="0.579259709439103" calcext:value-type="float">
            <text:p>0,579259709439103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4" calcext:value-type="float">
            <text:p>2,4</text:p>
          </table:table-cell>
          <table:table-cell table:style-name="ce2" table:formula="of:=NORMDIST([.A91];0;1;0)" office:value-type="float" office:value="0.0223945302948429" calcext:value-type="float">
            <text:p>0,022394530294843</text:p>
          </table:table-cell>
          <table:table-cell table:style-name="ce2" table:formula="of:=NORMDIST([.A91];0;1;1)" office:value-type="float" office:value="0.991802464075404" calcext:value-type="float">
            <text:p>0,991802464075404</text:p>
          </table:table-cell>
          <table:table-cell table:style-name="ce2" table:formula="of:=NORMDIST([.A91];-2;1;0)" office:value-type="float" office:value="0.0000249424712900535" calcext:value-type="float">
            <text:p>2,49424712900535E-05</text:p>
          </table:table-cell>
          <table:table-cell table:style-name="ce2" table:formula="of:=NORMDIST([.A91];0;0.5;1)" office:value-type="float" office:value="0.999999206671848" calcext:value-type="float">
            <text:p>0,999999206671848</text:p>
          </table:table-cell>
          <table:table-cell table:style-name="ce2" table:formula="of:=NORMDIST([.A91];2;1;0)" office:value-type="float" office:value="0.368270140303323" calcext:value-type="float">
            <text:p>0,368270140303323</text:p>
          </table:table-cell>
          <table:table-cell table:style-name="ce2" table:formula="of:=NORMDIST([.A91];2;1;1)" office:value-type="float" office:value="0.655421741610324" calcext:value-type="float">
            <text:p>0,655421741610324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6" calcext:value-type="float">
            <text:p>2,6</text:p>
          </table:table-cell>
          <table:table-cell table:style-name="ce2" table:formula="of:=NORMDIST([.A92];0;1;0)" office:value-type="float" office:value="0.0135829692336856" calcext:value-type="float">
            <text:p>0,013582969233686</text:p>
          </table:table-cell>
          <table:table-cell table:style-name="ce2" table:formula="of:=NORMDIST([.A92];0;1;1)" office:value-type="float" office:value="0.995338811976281" calcext:value-type="float">
            <text:p>0,995338811976281</text:p>
          </table:table-cell>
          <table:table-cell table:style-name="ce2" table:formula="of:=NORMDIST([.A92];-2;1;0)" office:value-type="float" office:value="0.0000101408520654868" calcext:value-type="float">
            <text:p>1,01408520654868E-05</text:p>
          </table:table-cell>
          <table:table-cell table:style-name="ce2" table:formula="of:=NORMDIST([.A92];0;0.5;1)" office:value-type="float" office:value="0.999999900355737" calcext:value-type="float">
            <text:p>0,999999900355737</text:p>
          </table:table-cell>
          <table:table-cell table:style-name="ce2" table:formula="of:=NORMDIST([.A92];2;1;0)" office:value-type="float" office:value="0.3332246028918" calcext:value-type="float">
            <text:p>0,3332246028918</text:p>
          </table:table-cell>
          <table:table-cell table:style-name="ce2" table:formula="of:=NORMDIST([.A92];2;1;1)" office:value-type="float" office:value="0.725746882249926" calcext:value-type="float">
            <text:p>0,72574688224992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" table:formula="of:=NORMDIST([.A93];0;1;0)" office:value-type="float" office:value="0.00791545158297974" calcext:value-type="float">
            <text:p>0,00791545158298</text:p>
          </table:table-cell>
          <table:table-cell table:style-name="ce2" table:formula="of:=NORMDIST([.A93];0;1;1)" office:value-type="float" office:value="0.997444869669572" calcext:value-type="float">
            <text:p>0,997444869669572</text:p>
          </table:table-cell>
          <table:table-cell table:style-name="ce2" table:formula="of:=NORMDIST([.A93];-2;1;0)" office:value-type="float" office:value="0.00000396129909103189" calcext:value-type="float">
            <text:p>3,96129909103189E-06</text:p>
          </table:table-cell>
          <table:table-cell table:style-name="ce2" table:formula="of:=NORMDIST([.A93];0;0.5;1)" office:value-type="float" office:value="0.99999998928241" calcext:value-type="float">
            <text:p>0,99999998928241</text:p>
          </table:table-cell>
          <table:table-cell table:style-name="ce2" table:formula="of:=NORMDIST([.A93];2;1;0)" office:value-type="float" office:value="0.28969155276148" calcext:value-type="float">
            <text:p>0,28969155276148</text:p>
          </table:table-cell>
          <table:table-cell table:style-name="ce2" table:formula="of:=NORMDIST([.A93];2;1;1)" office:value-type="float" office:value="0.788144601416606" calcext:value-type="float">
            <text:p>0,78814460141660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" table:formula="of:=NORMDIST([.A94];0;1;0)" office:value-type="float" office:value="0.00443184841193787" calcext:value-type="float">
            <text:p>0,004431848411938</text:p>
          </table:table-cell>
          <table:table-cell table:style-name="ce2" table:formula="of:=NORMDIST([.A94];0;1;1)" office:value-type="float" office:value="0.99865010196837" calcext:value-type="float">
            <text:p>0,99865010196837</text:p>
          </table:table-cell>
          <table:table-cell table:style-name="ce2" table:formula="of:=NORMDIST([.A94];-2;1;0)" office:value-type="float" office:value="0.00000148671951473422" calcext:value-type="float">
            <text:p>1,48671951473422E-06</text:p>
          </table:table-cell>
          <table:table-cell table:style-name="ce2" table:formula="of:=NORMDIST([.A94];0;0.5;1)" office:value-type="float" office:value="0.999999999013412" calcext:value-type="float">
            <text:p>0,999999999013412</text:p>
          </table:table-cell>
          <table:table-cell table:style-name="ce2" table:formula="of:=NORMDIST([.A94];2;1;0)" office:value-type="float" office:value="0.241970724519141" calcext:value-type="float">
            <text:p>0,241970724519141</text:p>
          </table:table-cell>
          <table:table-cell table:style-name="ce2" table:formula="of:=NORMDIST([.A94];2;1;1)" office:value-type="float" office:value="0.841344746068545" calcext:value-type="float">
            <text:p>0,841344746068545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 table:number-rows-repeated="198">
          <table:table-cell table:style-name="ce4" table:number-columns-repeated="7"/>
          <table:table-cell table:style-name="ce5" table:number-columns-repeated="19"/>
          <table:table-cell table:number-columns-repeated="998"/>
        </table:table-row>
        <table:table-row table:style-name="ro2" table:number-rows-repeated="82">
          <table:table-cell table:style-name="ce5" table:number-columns-repeated="26"/>
          <table:table-cell table:number-columns-repeated="998"/>
        </table:table-row>
        <table:table-row table:style-name="ro2" table:number-rows-repeated="10482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ndaryzacja" table:style-name="ta2" table:protected="true">
        <loext:table-protection loext:select-protected-cells="true" loext:select-unprotected-cells="tru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7" table:number-columns-repeated="80" table:default-cell-style-name="ce5"/>
        <table:table-column table:style-name="co2" table:number-columns-repeated="933" table:default-cell-style-name="Default"/>
        <table:table-row table:style-name="ro4">
          <table:table-cell/>
          <table:table-cell table:style-name="ce24" office:value-type="string" calcext:value-type="string" table:number-columns-spanned="9" table:number-rows-spanned="1">
            <text:p>Poniżej są przedstawione wykresy funkci gęstosci i dystrybuanty rozkładu normalnego N(M, S) oraz N(0,1). Możliwe jest wpisywanie wartości odchylenia i średniej rozkładu N(M,S) oraz współrzędnej x punktu obserwowanego na wykresach (zielone pola). Pozostałe komórki są zablokowane do edycji. </text:p>
          </table:table-cell>
          <table:covered-table-cell table:number-columns-repeated="8" table:style-name="ce30"/>
          <table:table-cell table:style-name="ce9" table:number-columns-repeated="4"/>
          <table:table-cell table:number-columns-repeated="1010"/>
        </table:table-row>
        <table:table-row table:style-name="ro5">
          <table:table-cell table:style-name="ce8"/>
          <table:table-cell table:style-name="ce25" office:value-type="string" calcext:value-type="string">
            <text:p>Parametry rozkładu</text:p>
          </table:table-cell>
          <table:table-cell table:style-name="ce31"/>
          <table:table-cell table:style-name="ce35"/>
          <table:table-cell table:style-name="ce38" office:value-type="string" calcext:value-type="string">
            <text:p>Punkt gęstości N(M,S)</text:p>
          </table:table-cell>
          <table:table-cell table:style-name="ce41"/>
          <table:table-cell table:style-name="ce44" office:value-type="string" calcext:value-type="string">
            <text:p>Wartości dystrybuant</text:p>
          </table:table-cell>
          <table:table-cell table:style-name="ce44"/>
          <table:table-cell table:style-name="ce38" office:value-type="string" calcext:value-type="string">
            <text:p>Punkt gęstości N(0,1)</text:p>
          </table:table-cell>
          <table:table-cell table:style-name="ce41"/>
          <table:table-cell table:style-name="ce51"/>
          <table:table-cell table:style-name="ce9" table:number-columns-repeated="3"/>
          <table:table-cell table:number-columns-repeated="1010"/>
        </table:table-row>
        <table:table-row table:style-name="ro6">
          <table:table-cell table:style-name="ce8"/>
          <table:table-cell table:style-name="ce26" office:value-type="string" calcext:value-type="string">
            <text:p>M</text:p>
          </table:table-cell>
          <table:table-cell table:style-name="ce32" office:value-type="float" office:value="0" calcext:value-type="float">
            <text:p>0</text:p>
          </table:table-cell>
          <table:table-cell table:style-name="ce36"/>
          <table:table-cell table:style-name="ce39" office:value-type="string" calcext:value-type="string">
            <text:p>X</text:p>
          </table:table-cell>
          <table:table-cell table:style-name="ce42" office:value-type="float" office:value="4" calcext:value-type="float">
            <text:p>4,000</text:p>
          </table:table-cell>
          <table:table-cell table:style-name="ce39" office:value-type="string" calcext:value-type="string">
            <text:p>N(M, S)</text:p>
          </table:table-cell>
          <table:table-cell table:style-name="ce46" table:formula="of:=NORMDIST(x;M;s;1)" office:value-type="float" office:value="0.999999713348428" calcext:value-type="float">
            <text:p>1,000</text:p>
          </table:table-cell>
          <table:table-cell table:style-name="ce39" office:value-type="string" calcext:value-type="string">
            <text:p>X stand</text:p>
          </table:table-cell>
          <table:table-cell table:style-name="ce46" table:formula="of:=(x-M)/s" office:value-type="float" office:value="5" calcext:value-type="float">
            <text:p>5,000</text:p>
          </table:table-cell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5">
          <table:table-cell table:style-name="ce8"/>
          <table:table-cell table:style-name="ce27" office:value-type="string" calcext:value-type="string">
            <text:p>S</text:p>
          </table:table-cell>
          <table:table-cell table:style-name="ce33" office:value-type="float" office:value="0.8" calcext:value-type="float">
            <text:p>0,8</text:p>
          </table:table-cell>
          <table:table-cell table:style-name="ce36"/>
          <table:table-cell table:style-name="ce40" office:value-type="string" calcext:value-type="string">
            <text:p>Y</text:p>
          </table:table-cell>
          <table:table-cell table:style-name="ce43" table:formula="of:=NORMDIST(x;M;Sigma;0)" office:value-type="float" office:value="0.00000185839939341787" calcext:value-type="float">
            <text:p>0,000</text:p>
          </table:table-cell>
          <table:table-cell table:style-name="ce45" office:value-type="string" calcext:value-type="string">
            <text:p>N(0,1)</text:p>
          </table:table-cell>
          <table:table-cell table:style-name="ce43" table:formula="of:=NORMDIST([.J3];0;1;1)" office:value-type="float" office:value="0.999999713348428" calcext:value-type="float">
            <text:p>1,000</text:p>
          </table:table-cell>
          <table:table-cell table:style-name="ce48" office:value-type="string" calcext:value-type="string">
            <text:p>Y Stand</text:p>
          </table:table-cell>
          <table:table-cell table:style-name="ce43" table:formula="of:=NORMDIST([.J3];0;1;0)" office:value-type="float" office:value="0.0000014867195147343" calcext:value-type="float">
            <text:p>0,000</text:p>
          </table:table-cell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5">
          <table:table-cell table:style-name="ce8"/>
          <table:table-cell table:style-name="ce28"/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8"/>
          <table:table-cell table:style-name="ce34"/>
          <table:table-cell table:style-name="ce28"/>
          <table:table-cell table:style-name="ce47"/>
          <table:table-cell table:style-name="ce28"/>
          <table:table-cell table:style-name="ce49"/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(M, Sigma)</text:p>
            <draw:frame table:end-cell-address="Standaryzacja.H22" table:end-x="10.58mm" table:end-y="0.52mm" draw:z-index="0" draw:name="Chart 1" draw:style-name="gr1" draw:text-style-name="P1" svg:width="119.34mm" svg:height="70.6mm" svg:x="11.91mm" svg:y="1.89mm">
              <draw:object draw:notify-on-update-of-ranges="Standaryzacja.A7:Standaryzacja.A67 Standaryzacja.B6:Standaryzacja.B6 Standaryzacja.B7:Standaryzacja.B67 Standaryzacja.A7:Standaryzacja.A67 Standaryzacja.C7:Standaryzacja.C67 Standaryzacja.A7:Standaryzacja.A67 Standaryzacja.D6:Standaryzacja.D6 Standaryzacja.D7:Standaryzacja.D67 Standaryzacja.A7:Standaryzacja.A67 Standaryzacja.E6:Standaryzacja.E6 Standaryzacja.E7:Standaryzacja.E67 Standaryzacja.F3:Standaryzacja.F3 Standaryzacja.F4:Standaryzacja.F4 Standaryzacja.F3:Standaryzacja.F3 Standaryzacja.H3:Standaryzacja.H3 Standaryzacja.J3:Standaryzacja.J3 Standaryzacja.J4:Standaryzacja.J4 Standaryzacja.J3:Standaryzacja.J3 Standaryzacja.H4:Standaryzacja.H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8" office:value-type="string" calcext:value-type="string">
            <text:p>N(0,1)</text:p>
          </table:table-cell>
          <table:table-cell table:style-name="ce8" office:value-type="string" calcext:value-type="string">
            <text:p>DN(M,Sigma)</text:p>
          </table:table-cell>
          <table:table-cell table:style-name="ce8" office:value-type="string" calcext:value-type="string">
            <text:p>DN(0,1)</text:p>
          </table:table-cell>
          <table:table-cell table:style-name="ce8"/>
          <table:table-cell table:style-name="ce2" table:number-columns-repeated="3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float" office:value="-6" calcext:value-type="float">
            <text:p>-6</text:p>
          </table:table-cell>
          <table:table-cell table:style-name="ce29" table:formula="of:=(EXP(-(([.A7]-M)^2)/(2*Sigma^2)))/(Sigma*(2*PI())^0.5)" office:value-type="float" office:value="0.000000000000304290066628628" calcext:value-type="float">
            <text:p><text:s/>0,00000000 <text:s text:c="5"/></text:p>
          </table:table-cell>
          <table:table-cell table:style-name="ce29" table:formula="of:=(EXP(-([.A7]^2)/2))/((2*PI())^0.5)" office:value-type="float" office:value="0.00000000607588284982329" calcext:value-type="float">
            <text:p><text:s/>0,00000001 <text:s text:c="5"/></text:p>
          </table:table-cell>
          <table:table-cell table:style-name="ce2" table:formula="of:=NORMDIST([.A7];M;Sigma;1)" office:value-type="float" office:value="0.0000000000000319089167291092" calcext:value-type="float">
            <text:p>3,19089167291092E-14</text:p>
          </table:table-cell>
          <table:table-cell table:style-name="ce2" table:formula="of:=LEGACY.NORMSDIST([.A7])" office:value-type="float" office:value="0.000000000986587645037701" calcext:value-type="float">
            <text:p>9,86587645037701E-10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float" office:value="-5.8" calcext:value-type="float">
            <text:p>-5,8</text:p>
          </table:table-cell>
          <table:table-cell table:style-name="ce29" table:formula="of:=(EXP(-(([.A8]-M)^2)/(2*Sigma^2)))/(Sigma*(2*PI())^0.5)" office:value-type="float" office:value="0.0000000000019231724382016" calcext:value-type="float">
            <text:p><text:s/>0,00000000 <text:s text:c="5"/></text:p>
          </table:table-cell>
          <table:table-cell table:style-name="ce29" table:formula="of:=(EXP(-([.A8]^2)/2))/((2*PI())^0.5)" office:value-type="float" office:value="0.0000000197731964062447" calcext:value-type="float">
            <text:p><text:s/>0,00000002 <text:s text:c="5"/></text:p>
          </table:table-cell>
          <table:table-cell table:style-name="ce2" table:formula="of:=NORMDIST([.A8];M;Sigma;1)" office:value-type="float" office:value="0.00000000000020838581586721" calcext:value-type="float">
            <text:p>2,0838581586721E-13</text:p>
          </table:table-cell>
          <table:table-cell table:style-name="ce2" table:formula="of:=LEGACY.NORMSDIST([.A8])" office:value-type="float" office:value="0.00000000331574597832616" calcext:value-type="float">
            <text:p>3,31574597832616E-0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6" calcext:value-type="float">
            <text:p>-5,6</text:p>
          </table:table-cell>
          <table:table-cell table:style-name="ce29" table:formula="of:=(EXP(-(([.A9]-M)^2)/(2*Sigma^2)))/(Sigma*(2*PI())^0.5)" office:value-type="float" office:value="0.0000000000114184005104558" calcext:value-type="float">
            <text:p><text:s/>0,00000000 <text:s text:c="5"/></text:p>
          </table:table-cell>
          <table:table-cell table:style-name="ce29" table:formula="of:=(EXP(-([.A9]^2)/2))/((2*PI())^0.5)" office:value-type="float" office:value="0.0000000618262050016586" calcext:value-type="float">
            <text:p><text:s/>0,00000006 <text:s text:c="5"/></text:p>
          </table:table-cell>
          <table:table-cell table:style-name="ce2" table:formula="of:=NORMDIST([.A9];M;Sigma;1)" office:value-type="float" office:value="0.00000000000127981254388585" calcext:value-type="float">
            <text:p>1,27981254388585E-12</text:p>
          </table:table-cell>
          <table:table-cell table:style-name="ce2" table:formula="of:=LEGACY.NORMSDIST([.A9])" office:value-type="float" office:value="0.000000010717590258311" calcext:value-type="float">
            <text:p>1,0717590258311E-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4" calcext:value-type="float">
            <text:p>-5,4</text:p>
          </table:table-cell>
          <table:table-cell table:style-name="ce29" table:formula="of:=(EXP(-(([.A10]-M)^2)/(2*Sigma^2)))/(Sigma*(2*PI())^0.5)" office:value-type="float" office:value="0.0000000000636867244855461" calcext:value-type="float">
            <text:p><text:s/>0,00000000 <text:s text:c="5"/></text:p>
          </table:table-cell>
          <table:table-cell table:style-name="ce29" table:formula="of:=(EXP(-([.A10]^2)/2))/((2*PI())^0.5)" office:value-type="float" office:value="0.000000185736184455529" calcext:value-type="float">
            <text:p><text:s/>0,00000019 <text:s text:c="5"/></text:p>
          </table:table-cell>
          <table:table-cell table:style-name="ce37" table:formula="of:=NORMDIST([.A10];M;Sigma;1)" office:value-type="float" office:value="0.00000000000739225777801786" calcext:value-type="float">
            <text:p>0,000000000</text:p>
          </table:table-cell>
          <table:table-cell table:style-name="ce2" table:formula="of:=LEGACY.NORMSDIST([.A10])" office:value-type="float" office:value="0.0000000333204484854286" calcext:value-type="float">
            <text:p>3,33204484854286E-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2" calcext:value-type="float">
            <text:p>-5,2</text:p>
          </table:table-cell>
          <table:table-cell table:style-name="ce29" table:formula="of:=(EXP(-(([.A11]-M)^2)/(2*Sigma^2)))/(Sigma*(2*PI())^0.5)" office:value-type="float" office:value="0.000000000333694576845358" calcext:value-type="float">
            <text:p><text:s/>0,00000000 <text:s text:c="5"/></text:p>
          </table:table-cell>
          <table:table-cell table:style-name="ce29" table:formula="of:=(EXP(-([.A11]^2)/2))/((2*PI())^0.5)" office:value-type="float" office:value="0.000000536103534469761" calcext:value-type="float">
            <text:p><text:s/>0,00000054 <text:s text:c="5"/></text:p>
          </table:table-cell>
          <table:table-cell table:style-name="ce2" table:formula="of:=NORMDIST([.A11];M;Sigma;1)" office:value-type="float" office:value="0.0000000000401600058385913" calcext:value-type="float">
            <text:p>4,01600058385913E-11</text:p>
          </table:table-cell>
          <table:table-cell table:style-name="ce2" table:formula="of:=LEGACY.NORMSDIST([.A11])" office:value-type="float" office:value="0.0000000996442631693349" calcext:value-type="float">
            <text:p>9,96442631693349E-08</text:p>
          </table:table-cell>
          <table:table-cell table:style-name="ce2" table:number-columns-repeated="3"/>
          <table:table-cell table:style-name="ce2" office:value-type="string" calcext:value-type="string">
            <text:p><text:s text:c="7"/></text:p>
          </table:table-cell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9" table:formula="of:=(EXP(-(([.A12]-M)^2)/(2*Sigma^2)))/(Sigma*(2*PI())^0.5)" office:value-type="float" office:value="0.00000000164250227269486" calcext:value-type="float">
            <text:p><text:s/>0,00000000 <text:s text:c="5"/></text:p>
          </table:table-cell>
          <table:table-cell table:style-name="ce29" table:formula="of:=(EXP(-([.A12]^2)/2))/((2*PI())^0.5)" office:value-type="float" office:value="0.0000014867195147343" calcext:value-type="float">
            <text:p><text:s/>0,00000149 <text:s text:c="5"/></text:p>
          </table:table-cell>
          <table:table-cell table:style-name="ce2" table:formula="of:=NORMDIST([.A12];M;Sigma;1)" office:value-type="float" office:value="0.000000000205226342521895" calcext:value-type="float">
            <text:p>2,05226342521895E-10</text:p>
          </table:table-cell>
          <table:table-cell table:style-name="ce2" table:formula="of:=LEGACY.NORMSDIST([.A12])" office:value-type="float" office:value="0.000000286651571879195" calcext:value-type="float">
            <text:p>2,86651571879195E-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8" calcext:value-type="float">
            <text:p>-4,8</text:p>
          </table:table-cell>
          <table:table-cell table:style-name="ce29" table:formula="of:=(EXP(-(([.A13]-M)^2)/(2*Sigma^2)))/(Sigma*(2*PI())^0.5)" office:value-type="float" office:value="0.00000000759485356227913" calcext:value-type="float">
            <text:p><text:s/>0,00000001 <text:s text:c="5"/></text:p>
          </table:table-cell>
          <table:table-cell table:style-name="ce29" table:formula="of:=(EXP(-([.A13]^2)/2))/((2*PI())^0.5)" office:value-type="float" office:value="0.00000396129909103208" calcext:value-type="float">
            <text:p><text:s/>0,00000396 <text:s text:c="5"/></text:p>
          </table:table-cell>
          <table:table-cell table:style-name="ce2" table:formula="of:=NORMDIST([.A13];M;Sigma;1)" office:value-type="float" office:value="0.000000000986587645037709" calcext:value-type="float">
            <text:p>9,86587645037709E-10</text:p>
          </table:table-cell>
          <table:table-cell table:style-name="ce2" table:formula="of:=LEGACY.NORMSDIST([.A13])" office:value-type="float" office:value="0.000000793328151975598" calcext:value-type="float">
            <text:p>7,93328151975598E-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6" calcext:value-type="float">
            <text:p>-4,6</text:p>
          </table:table-cell>
          <table:table-cell table:style-name="ce29" table:formula="of:=(EXP(-(([.A14]-M)^2)/(2*Sigma^2)))/(Sigma*(2*PI())^0.5)" office:value-type="float" office:value="0.0000000329905400446324" calcext:value-type="float">
            <text:p><text:s/>0,00000003 <text:s text:c="5"/></text:p>
          </table:table-cell>
          <table:table-cell table:style-name="ce29" table:formula="of:=(EXP(-([.A14]^2)/2))/((2*PI())^0.5)" office:value-type="float" office:value="0.0000101408520654868" calcext:value-type="float">
            <text:p><text:s/>0,00001014 <text:s text:c="5"/></text:p>
          </table:table-cell>
          <table:table-cell table:style-name="ce2" table:formula="of:=NORMDIST([.A14];M;Sigma;1)" office:value-type="float" office:value="0.00000000446217245390165" calcext:value-type="float">
            <text:p>4,46217245390165E-09</text:p>
          </table:table-cell>
          <table:table-cell table:style-name="ce2" table:formula="of:=LEGACY.NORMSDIST([.A14])" office:value-type="float" office:value="0.00000211245470250286" calcext:value-type="float">
            <text:p>2,11245470250286E-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4" calcext:value-type="float">
            <text:p>-4,4</text:p>
          </table:table-cell>
          <table:table-cell table:style-name="ce29" table:formula="of:=(EXP(-(([.A15]-M)^2)/(2*Sigma^2)))/(Sigma*(2*PI())^0.5)" office:value-type="float" office:value="0.000000134622000531791" calcext:value-type="float">
            <text:p><text:s/>0,00000013 <text:s text:c="5"/></text:p>
          </table:table-cell>
          <table:table-cell table:style-name="ce29" table:formula="of:=(EXP(-([.A15]^2)/2))/((2*PI())^0.5)" office:value-type="float" office:value="0.0000249424712900535" calcext:value-type="float">
            <text:p><text:s/>0,00002494 <text:s text:c="5"/></text:p>
          </table:table-cell>
          <table:table-cell table:style-name="ce2" table:formula="of:=NORMDIST([.A15];M;Sigma;1)" office:value-type="float" office:value="0.0000000189895624658878" calcext:value-type="float">
            <text:p>1,89895624658878E-08</text:p>
          </table:table-cell>
          <table:table-cell table:style-name="ce2" table:formula="of:=LEGACY.NORMSDIST([.A15])" office:value-type="float" office:value="0.00000541254390770386" calcext:value-type="float">
            <text:p>5,41254390770386E-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2" calcext:value-type="float">
            <text:p>-4,2</text:p>
          </table:table-cell>
          <table:table-cell table:style-name="ce29" table:formula="of:=(EXP(-(([.A16]-M)^2)/(2*Sigma^2)))/(Sigma*(2*PI())^0.5)" office:value-type="float" office:value="0.000000516058873578751" calcext:value-type="float">
            <text:p><text:s/>0,00000052 <text:s text:c="5"/></text:p>
          </table:table-cell>
          <table:table-cell table:style-name="ce29" table:formula="of:=(EXP(-([.A16]^2)/2))/((2*PI())^0.5)" office:value-type="float" office:value="0.0000589430677565399" calcext:value-type="float">
            <text:p><text:s/>0,00005894 <text:s text:c="5"/></text:p>
          </table:table-cell>
          <table:table-cell table:style-name="ce2" table:formula="of:=NORMDIST([.A16];M;Sigma;1)" office:value-type="float" office:value="0.0000000760496051648873" calcext:value-type="float">
            <text:p>7,60496051648873E-08</text:p>
          </table:table-cell>
          <table:table-cell table:style-name="ce2" table:formula="of:=LEGACY.NORMSDIST([.A16])" office:value-type="float" office:value="0.0000133457490159063" calcext:value-type="float">
            <text:p>1,33457490159063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9" table:formula="of:=(EXP(-(([.A17]-M)^2)/(2*Sigma^2)))/(Sigma*(2*PI())^0.5)" office:value-type="float" office:value="0.00000185839939341788" calcext:value-type="float">
            <text:p><text:s/>0,00000186 <text:s text:c="5"/></text:p>
          </table:table-cell>
          <table:table-cell table:style-name="ce29" table:formula="of:=(EXP(-([.A17]^2)/2))/((2*PI())^0.5)" office:value-type="float" office:value="0.000133830225764885" calcext:value-type="float">
            <text:p><text:s/>0,00013383 <text:s text:c="5"/></text:p>
          </table:table-cell>
          <table:table-cell table:style-name="ce2" table:formula="of:=NORMDIST([.A17];M;Sigma;1)" office:value-type="float" office:value="0.000000286651571879195" calcext:value-type="float">
            <text:p>2,86651571879195E-07</text:p>
          </table:table-cell>
          <table:table-cell table:style-name="ce2" table:formula="of:=LEGACY.NORMSDIST([.A17])" office:value-type="float" office:value="0.00003167124183312" calcext:value-type="float">
            <text:p>3,167124183312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8" calcext:value-type="float">
            <text:p>-3,8</text:p>
          </table:table-cell>
          <table:table-cell table:style-name="ce29" table:formula="of:=(EXP(-(([.A18]-M)^2)/(2*Sigma^2)))/(Sigma*(2*PI())^0.5)" office:value-type="float" office:value="0.00000628688411074057" calcext:value-type="float">
            <text:p><text:s/>0,00000629 <text:s text:c="5"/></text:p>
          </table:table-cell>
          <table:table-cell table:style-name="ce29" table:formula="of:=(EXP(-([.A18]^2)/2))/((2*PI())^0.5)" office:value-type="float" office:value="0.00029194692579146" calcext:value-type="float">
            <text:p><text:s/>0,00029195 <text:s text:c="5"/></text:p>
          </table:table-cell>
          <table:table-cell table:style-name="ce2" table:formula="of:=NORMDIST([.A18];M;Sigma;1)" office:value-type="float" office:value="0.00000101708324256871" calcext:value-type="float">
            <text:p>1,01708324256871E-06</text:p>
          </table:table-cell>
          <table:table-cell table:style-name="ce2" table:formula="of:=LEGACY.NORMSDIST([.A18])" office:value-type="float" office:value="0.0000723480439251201" calcext:value-type="float">
            <text:p>7,23480439251201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6" calcext:value-type="float">
            <text:p>-3,6</text:p>
          </table:table-cell>
          <table:table-cell table:style-name="ce29" table:formula="of:=(EXP(-(([.A19]-M)^2)/(2*Sigma^2)))/(Sigma*(2*PI())^0.5)" office:value-type="float" office:value="0.0000199796763836319" calcext:value-type="float">
            <text:p><text:s/>0,00001998 <text:s text:c="5"/></text:p>
          </table:table-cell>
          <table:table-cell table:style-name="ce29" table:formula="of:=(EXP(-([.A19]^2)/2))/((2*PI())^0.5)" office:value-type="float" office:value="0.000611901930113772" calcext:value-type="float">
            <text:p><text:s/>0,00061190 <text:s text:c="5"/></text:p>
          </table:table-cell>
          <table:table-cell table:style-name="ce2" table:formula="of:=NORMDIST([.A19];M;Sigma;1)" office:value-type="float" office:value="0.00000339767312473006" calcext:value-type="float">
            <text:p>3,39767312473006E-06</text:p>
          </table:table-cell>
          <table:table-cell table:style-name="ce2" table:formula="of:=LEGACY.NORMSDIST([.A19])" office:value-type="float" office:value="0.000159108590157534" calcext:value-type="float">
            <text:p>0,00015910859015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4" calcext:value-type="float">
            <text:p>-3,4</text:p>
          </table:table-cell>
          <table:table-cell table:style-name="ce29" table:formula="of:=(EXP(-(([.A20]-M)^2)/(2*Sigma^2)))/(Sigma*(2*PI())^0.5)" office:value-type="float" office:value="0.0000596482956765064" calcext:value-type="float">
            <text:p><text:s/>0,00005965 <text:s text:c="5"/></text:p>
          </table:table-cell>
          <table:table-cell table:style-name="ce29" table:formula="of:=(EXP(-([.A20]^2)/2))/((2*PI())^0.5)" office:value-type="float" office:value="0.00123221916847302" calcext:value-type="float">
            <text:p><text:s/>0,00123222 <text:s text:c="5"/></text:p>
          </table:table-cell>
          <table:table-cell table:style-name="ce2" table:formula="of:=NORMDIST([.A20];M;Sigma;1)" office:value-type="float" office:value="0.0000106885257749344" calcext:value-type="float">
            <text:p>1,06885257749344E-05</text:p>
          </table:table-cell>
          <table:table-cell table:style-name="ce2" table:formula="of:=LEGACY.NORMSDIST([.A20])" office:value-type="float" office:value="0.000336929265676881" calcext:value-type="float">
            <text:p>0,00033692926567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2" calcext:value-type="float">
            <text:p>-3,2</text:p>
          </table:table-cell>
          <table:table-cell table:style-name="ce29" table:formula="of:=(EXP(-(([.A21]-M)^2)/(2*Sigma^2)))/(Sigma*(2*PI())^0.5)" office:value-type="float" office:value="0.000167287782206107" calcext:value-type="float">
            <text:p><text:s/>0,00016729 <text:s text:c="5"/></text:p>
          </table:table-cell>
          <table:table-cell table:style-name="ce29" table:formula="of:=(EXP(-([.A21]^2)/2))/((2*PI())^0.5)" office:value-type="float" office:value="0.00238408820146484" calcext:value-type="float">
            <text:p><text:s/>0,00238409 <text:s text:c="5"/></text:p>
          </table:table-cell>
          <table:table-cell table:style-name="ce2" table:formula="of:=NORMDIST([.A21];M;Sigma;1)" office:value-type="float" office:value="0.00003167124183312" calcext:value-type="float">
            <text:p>3,167124183312E-05</text:p>
          </table:table-cell>
          <table:table-cell table:style-name="ce2" table:formula="of:=LEGACY.NORMSDIST([.A21])" office:value-type="float" office:value="0.000687137937915848" calcext:value-type="float">
            <text:p>0,00068713793791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9" table:formula="of:=(EXP(-(([.A22]-M)^2)/(2*Sigma^2)))/(Sigma*(2*PI())^0.5)" office:value-type="float" office:value="0.000440744602959308" calcext:value-type="float">
            <text:p><text:s/>0,00044074 <text:s text:c="5"/></text:p>
          </table:table-cell>
          <table:table-cell table:style-name="ce29" table:formula="of:=(EXP(-([.A22]^2)/2))/((2*PI())^0.5)" office:value-type="float" office:value="0.00443184841193801" calcext:value-type="float">
            <text:p><text:s/>0,00443185 <text:s text:c="5"/></text:p>
          </table:table-cell>
          <table:table-cell table:style-name="ce2" table:formula="of:=NORMDIST([.A22];M;Sigma;1)" office:value-type="float" office:value="0.000088417285200804" calcext:value-type="float">
            <text:p>8,8417285200804E-05</text:p>
          </table:table-cell>
          <table:table-cell table:style-name="ce2" table:formula="of:=LEGACY.NORMSDIST([.A22])" office:value-type="float" office:value="0.0013498980316301" calcext:value-type="float">
            <text:p>0,0013498980316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9" table:formula="of:=(EXP(-(([.A23]-M)^2)/(2*Sigma^2)))/(Sigma*(2*PI())^0.5)" office:value-type="float" office:value="0.0010908533688072" calcext:value-type="float">
            <text:p><text:s/>0,00109085 <text:s text:c="5"/></text:p>
          </table:table-cell>
          <table:table-cell table:style-name="ce29" table:formula="of:=(EXP(-([.A23]^2)/2))/((2*PI())^0.5)" office:value-type="float" office:value="0.00791545158297997" calcext:value-type="float">
            <text:p><text:s/>0,00791545 <text:s text:c="5"/></text:p>
          </table:table-cell>
          <table:table-cell table:style-name="ce2" table:formula="of:=NORMDIST([.A23];M;Sigma;1)" office:value-type="float" office:value="0.000232629079035526" calcext:value-type="float">
            <text:p>0,000232629079036</text:p>
          </table:table-cell>
          <table:table-cell table:style-name="ce2" table:formula="of:=LEGACY.NORMSDIST([.A23])" office:value-type="float" office:value="0.00255513033042794" calcext:value-type="float">
            <text:p>0,0025551303304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9" table:formula="of:=(EXP(-(([.A24]-M)^2)/(2*Sigma^2)))/(Sigma*(2*PI())^0.5)" office:value-type="float" office:value="0.00253631007162471" calcext:value-type="float">
            <text:p><text:s/>0,00253631 <text:s text:c="5"/></text:p>
          </table:table-cell>
          <table:table-cell table:style-name="ce29" table:formula="of:=(EXP(-([.A24]^2)/2))/((2*PI())^0.5)" office:value-type="float" office:value="0.0135829692336856" calcext:value-type="float">
            <text:p><text:s/>0,01358297 <text:s text:c="5"/></text:p>
          </table:table-cell>
          <table:table-cell table:style-name="ce2" table:formula="of:=NORMDIST([.A24];M;Sigma;1)" office:value-type="float" office:value="0.000577025042390767" calcext:value-type="float">
            <text:p>0,000577025042391</text:p>
          </table:table-cell>
          <table:table-cell table:style-name="ce2" table:formula="of:=LEGACY.NORMSDIST([.A24])" office:value-type="float" office:value="0.00466118802371875" calcext:value-type="float">
            <text:p>0,00466118802371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9" table:formula="of:=(EXP(-(([.A25]-M)^2)/(2*Sigma^2)))/(Sigma*(2*PI())^0.5)" office:value-type="float" office:value="0.00553981051492251" calcext:value-type="float">
            <text:p><text:s/>0,00553981 <text:s text:c="5"/></text:p>
          </table:table-cell>
          <table:table-cell table:style-name="ce29" table:formula="of:=(EXP(-([.A25]^2)/2))/((2*PI())^0.5)" office:value-type="float" office:value="0.0223945302948429" calcext:value-type="float">
            <text:p><text:s/>0,02239453 <text:s text:c="5"/></text:p>
          </table:table-cell>
          <table:table-cell table:style-name="ce2" table:formula="of:=NORMDIST([.A25];M;Sigma;1)" office:value-type="float" office:value="0.0013498980316301" calcext:value-type="float">
            <text:p>0,00134989803163</text:p>
          </table:table-cell>
          <table:table-cell table:style-name="ce2" table:formula="of:=LEGACY.NORMSDIST([.A25])" office:value-type="float" office:value="0.00819753592459614" calcext:value-type="float">
            <text:p>0,00819753592459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9" table:formula="of:=(EXP(-(([.A26]-M)^2)/(2*Sigma^2)))/(Sigma*(2*PI())^0.5)" office:value-type="float" office:value="0.0113669531269888" calcext:value-type="float">
            <text:p><text:s/>0,01136695 <text:s text:c="5"/></text:p>
          </table:table-cell>
          <table:table-cell table:style-name="ce29" table:formula="of:=(EXP(-([.A26]^2)/2))/((2*PI())^0.5)" office:value-type="float" office:value="0.0354745928462314" calcext:value-type="float">
            <text:p><text:s/>0,03547459 <text:s text:c="5"/></text:p>
          </table:table-cell>
          <table:table-cell table:style-name="ce2" table:formula="of:=NORMDIST([.A26];M;Sigma;1)" office:value-type="float" office:value="0.00297976323505456" calcext:value-type="float">
            <text:p>0,002979763235055</text:p>
          </table:table-cell>
          <table:table-cell table:style-name="ce2" table:formula="of:=LEGACY.NORMSDIST([.A26])" office:value-type="float" office:value="0.0139034475134986" calcext:value-type="float">
            <text:p>0,01390344751349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9" table:formula="of:=(EXP(-(([.A27]-M)^2)/(2*Sigma^2)))/(Sigma*(2*PI())^0.5)" office:value-type="float" office:value="0.0219103756169607" calcext:value-type="float">
            <text:p><text:s/>0,02191038 <text:s text:c="5"/></text:p>
          </table:table-cell>
          <table:table-cell table:style-name="ce29" table:formula="of:=(EXP(-([.A27]^2)/2))/((2*PI())^0.5)" office:value-type="float" office:value="0.0539909665131881" calcext:value-type="float">
            <text:p><text:s/>0,05399097 <text:s text:c="5"/></text:p>
          </table:table-cell>
          <table:table-cell table:style-name="ce2" table:formula="of:=NORMDIST([.A27];M;Sigma;1)" office:value-type="float" office:value="0.00620966532577614" calcext:value-type="float">
            <text:p>0,006209665325776</text:p>
          </table:table-cell>
          <table:table-cell table:style-name="ce2" table:formula="of:=LEGACY.NORMSDIST([.A27])" office:value-type="float" office:value="0.0227501319481792" calcext:value-type="float">
            <text:p>0,02275013194817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8" calcext:value-type="float">
            <text:p>-1,8</text:p>
          </table:table-cell>
          <table:table-cell table:style-name="ce29" table:formula="of:=(EXP(-(([.A28]-M)^2)/(2*Sigma^2)))/(Sigma*(2*PI())^0.5)" office:value-type="float" office:value="0.0396745647945843" calcext:value-type="float">
            <text:p><text:s/>0,03967456 <text:s text:c="5"/></text:p>
          </table:table-cell>
          <table:table-cell table:style-name="ce29" table:formula="of:=(EXP(-([.A28]^2)/2))/((2*PI())^0.5)" office:value-type="float" office:value="0.0789501583008942" calcext:value-type="float">
            <text:p><text:s/>0,07895016 <text:s text:c="5"/></text:p>
          </table:table-cell>
          <table:table-cell table:style-name="ce2" table:formula="of:=NORMDIST([.A28];M;Sigma;1)" office:value-type="float" office:value="0.0122244726550447" calcext:value-type="float">
            <text:p>0,012224472655045</text:p>
          </table:table-cell>
          <table:table-cell table:style-name="ce2" table:formula="of:=LEGACY.NORMSDIST([.A28])" office:value-type="float" office:value="0.0359303191129258" calcext:value-type="float">
            <text:p>0,03593031911292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9" table:formula="of:=(EXP(-(([.A29]-M)^2)/(2*Sigma^2)))/(Sigma*(2*PI())^0.5)" office:value-type="float" office:value="0.0674887081414851" calcext:value-type="float">
            <text:p><text:s/>0,06748871 <text:s text:c="5"/></text:p>
          </table:table-cell>
          <table:table-cell table:style-name="ce29" table:formula="of:=(EXP(-([.A29]^2)/2))/((2*PI())^0.5)" office:value-type="float" office:value="0.110920834679456" calcext:value-type="float">
            <text:p><text:s/>0,11092083 <text:s text:c="5"/></text:p>
          </table:table-cell>
          <table:table-cell table:style-name="ce2" table:formula="of:=NORMDIST([.A29];M;Sigma;1)" office:value-type="float" office:value="0.0227501319481792" calcext:value-type="float">
            <text:p>0,022750131948179</text:p>
          </table:table-cell>
          <table:table-cell table:style-name="ce2" table:formula="of:=LEGACY.NORMSDIST([.A29])" office:value-type="float" office:value="0.054799291699558" calcext:value-type="float">
            <text:p>0,05479929169955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9" table:formula="of:=(EXP(-(([.A30]-M)^2)/(2*Sigma^2)))/(Sigma*(2*PI())^0.5)" office:value-type="float" office:value="0.107846648533139" calcext:value-type="float">
            <text:p><text:s/>0,10784665 <text:s text:c="5"/></text:p>
          </table:table-cell>
          <table:table-cell table:style-name="ce29" table:formula="of:=(EXP(-([.A30]^2)/2))/((2*PI())^0.5)" office:value-type="float" office:value="0.149727465635745" calcext:value-type="float">
            <text:p><text:s/>0,14972747 <text:s text:c="5"/></text:p>
          </table:table-cell>
          <table:table-cell table:style-name="ce2" table:formula="of:=NORMDIST([.A30];M;Sigma;1)" office:value-type="float" office:value="0.0400591568638171" calcext:value-type="float">
            <text:p>0,040059156863817</text:p>
          </table:table-cell>
          <table:table-cell table:style-name="ce2" table:formula="of:=LEGACY.NORMSDIST([.A30])" office:value-type="float" office:value="0.0807566592337711" calcext:value-type="float">
            <text:p>0,08075665923377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9" table:formula="of:=(EXP(-(([.A31]-M)^2)/(2*Sigma^2)))/(Sigma*(2*PI())^0.5)" office:value-type="float" office:value="0.161896994582365" calcext:value-type="float">
            <text:p><text:s/>0,16189699 <text:s text:c="5"/></text:p>
          </table:table-cell>
          <table:table-cell table:style-name="ce29" table:formula="of:=(EXP(-([.A31]^2)/2))/((2*PI())^0.5)" office:value-type="float" office:value="0.194186054983213" calcext:value-type="float">
            <text:p><text:s/>0,19418605 <text:s text:c="5"/></text:p>
          </table:table-cell>
          <table:table-cell table:style-name="ce2" table:formula="of:=NORMDIST([.A31];M;Sigma;1)" office:value-type="float" office:value="0.0668072012688581" calcext:value-type="float">
            <text:p>0,066807201268858</text:p>
          </table:table-cell>
          <table:table-cell table:style-name="ce2" table:formula="of:=LEGACY.NORMSDIST([.A31])" office:value-type="float" office:value="0.115069670221708" calcext:value-type="float">
            <text:p>0,1150696702217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9" table:formula="of:=(EXP(-(([.A32]-M)^2)/(2*Sigma^2)))/(Sigma*(2*PI())^0.5)" office:value-type="float" office:value="0.228311356736277" calcext:value-type="float">
            <text:p><text:s/>0,22831136 <text:s text:c="5"/></text:p>
          </table:table-cell>
          <table:table-cell table:style-name="ce29" table:formula="of:=(EXP(-([.A32]^2)/2))/((2*PI())^0.5)" office:value-type="float" office:value="0.241970724519143" calcext:value-type="float">
            <text:p><text:s/>0,24197072 <text:s text:c="5"/></text:p>
          </table:table-cell>
          <table:table-cell table:style-name="ce2" table:formula="of:=NORMDIST([.A32];M;Sigma;1)" office:value-type="float" office:value="0.105649773666855" calcext:value-type="float">
            <text:p>0,105649773666855</text:p>
          </table:table-cell>
          <table:table-cell table:style-name="ce2" table:formula="of:=LEGACY.NORMSDIST([.A32])" office:value-type="float" office:value="0.158655253931457" calcext:value-type="float">
            <text:p>0,15865525393145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9" table:formula="of:=(EXP(-(([.A33]-M)^2)/(2*Sigma^2)))/(Sigma*(2*PI())^0.5)" office:value-type="float" office:value="0.302463405648929" calcext:value-type="float">
            <text:p><text:s/>0,30246341 <text:s text:c="5"/></text:p>
          </table:table-cell>
          <table:table-cell table:style-name="ce29" table:formula="of:=(EXP(-([.A33]^2)/2))/((2*PI())^0.5)" office:value-type="float" office:value="0.289691552761483" calcext:value-type="float">
            <text:p><text:s/>0,28969155 <text:s text:c="5"/></text:p>
          </table:table-cell>
          <table:table-cell table:style-name="ce2" table:formula="of:=NORMDIST([.A33];M;Sigma;1)" office:value-type="float" office:value="0.158655253931457" calcext:value-type="float">
            <text:p>0,158655253931457</text:p>
          </table:table-cell>
          <table:table-cell table:style-name="ce2" table:formula="of:=LEGACY.NORMSDIST([.A33])" office:value-type="float" office:value="0.211855398583397" calcext:value-type="float">
            <text:p>0,21185539858339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9" table:formula="of:=(EXP(-(([.A34]-M)^2)/(2*Sigma^2)))/(Sigma*(2*PI())^0.5)" office:value-type="float" office:value="0.376421790193505" calcext:value-type="float">
            <text:p><text:s/>0,37642179 <text:s text:c="5"/></text:p>
          </table:table-cell>
          <table:table-cell table:style-name="ce29" table:formula="of:=(EXP(-([.A34]^2)/2))/((2*PI())^0.5)" office:value-type="float" office:value="0.3332246028918" calcext:value-type="float">
            <text:p><text:s/>0,33322460 <text:s text:c="5"/></text:p>
          </table:table-cell>
          <table:table-cell table:style-name="ce2" table:formula="of:=NORMDIST([.A34];M;Sigma;1)" office:value-type="float" office:value="0.226627352376868" calcext:value-type="float">
            <text:p>0,226627352376868</text:p>
          </table:table-cell>
          <table:table-cell table:style-name="ce2" table:formula="of:=LEGACY.NORMSDIST([.A34])" office:value-type="float" office:value="0.274253117750074" calcext:value-type="float">
            <text:p>0,27425311775007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9" table:formula="of:=(EXP(-(([.A35]-M)^2)/(2*Sigma^2)))/(Sigma*(2*PI())^0.5)" office:value-type="float" office:value="0.440081658455374" calcext:value-type="float">
            <text:p><text:s/>0,44008166 <text:s text:c="5"/></text:p>
          </table:table-cell>
          <table:table-cell table:style-name="ce29" table:formula="of:=(EXP(-([.A35]^2)/2))/((2*PI())^0.5)" office:value-type="float" office:value="0.368270140303323" calcext:value-type="float">
            <text:p><text:s/>0,36827014 <text:s text:c="5"/></text:p>
          </table:table-cell>
          <table:table-cell table:style-name="ce2" table:formula="of:=NORMDIST([.A35];M;Sigma;1)" office:value-type="float" office:value="0.308537538725987" calcext:value-type="float">
            <text:p>0,308537538725987</text:p>
          </table:table-cell>
          <table:table-cell table:style-name="ce2" table:formula="of:=LEGACY.NORMSDIST([.A35])" office:value-type="float" office:value="0.344578258389676" calcext:value-type="float">
            <text:p>0,34457825838967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19999999999999" calcext:value-type="float">
            <text:p>-0,19999999999999</text:p>
          </table:table-cell>
          <table:table-cell table:style-name="ce29" table:formula="of:=(EXP(-(([.A36]-M)^2)/(2*Sigma^2)))/(Sigma*(2*PI())^0.5)" office:value-type="float" office:value="0.483335146003563" calcext:value-type="float">
            <text:p><text:s/>0,48333515 <text:s text:c="5"/></text:p>
          </table:table-cell>
          <table:table-cell table:style-name="ce29" table:formula="of:=(EXP(-([.A36]^2)/2))/((2*PI())^0.5)" office:value-type="float" office:value="0.391042693975457" calcext:value-type="float">
            <text:p><text:s/>0,39104269 <text:s text:c="5"/></text:p>
          </table:table-cell>
          <table:table-cell table:style-name="ce2" table:formula="of:=NORMDIST([.A36];M;Sigma;1)" office:value-type="float" office:value="0.401293674317081" calcext:value-type="float">
            <text:p>0,401293674317081</text:p>
          </table:table-cell>
          <table:table-cell table:style-name="ce2" table:formula="of:=LEGACY.NORMSDIST([.A36])" office:value-type="float" office:value="0.420740290560901" calcext:value-type="float">
            <text:p>0,42074029056090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9.76996261670138E-015" calcext:value-type="float">
            <text:p>9,76996261670138E-15</text:p>
          </table:table-cell>
          <table:table-cell table:style-name="ce29" table:formula="of:=(EXP(-(([.A37]-M)^2)/(2*Sigma^2)))/(Sigma*(2*PI())^0.5)" office:value-type="float" office:value="0.498677850501791" calcext:value-type="float">
            <text:p><text:s/>0,49867785 <text:s text:c="5"/></text:p>
          </table:table-cell>
          <table:table-cell table:style-name="ce29" table:formula="of:=(EXP(-([.A37]^2)/2))/((2*PI())^0.5)" office:value-type="float" office:value="0.398942280401433" calcext:value-type="float">
            <text:p><text:s/>0,39894228 <text:s text:c="5"/></text:p>
          </table:table-cell>
          <table:table-cell table:style-name="ce2" table:formula="of:=NORMDIST([.A37];M;Sigma;1)" office:value-type="float" office:value="0.500000000000005" calcext:value-type="float">
            <text:p>0,500000000000005</text:p>
          </table:table-cell>
          <table:table-cell table:style-name="ce2" table:formula="of:=LEGACY.NORMSDIST([.A37])" office:value-type="float" office:value="0.500000000000004" calcext:value-type="float">
            <text:p>0,50000000000000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20000000000001" calcext:value-type="float">
            <text:p>0,20000000000001</text:p>
          </table:table-cell>
          <table:table-cell table:style-name="ce29" table:formula="of:=(EXP(-(([.A38]-M)^2)/(2*Sigma^2)))/(Sigma*(2*PI())^0.5)" office:value-type="float" office:value="0.48333514600356" calcext:value-type="float">
            <text:p><text:s/>0,48333515 <text:s text:c="5"/></text:p>
          </table:table-cell>
          <table:table-cell table:style-name="ce29" table:formula="of:=(EXP(-([.A38]^2)/2))/((2*PI())^0.5)" office:value-type="float" office:value="0.391042693975455" calcext:value-type="float">
            <text:p><text:s/>0,39104269 <text:s text:c="5"/></text:p>
          </table:table-cell>
          <table:table-cell table:style-name="ce2" table:formula="of:=NORMDIST([.A38];M;Sigma;1)" office:value-type="float" office:value="0.598706325682929" calcext:value-type="float">
            <text:p>0,598706325682929</text:p>
          </table:table-cell>
          <table:table-cell table:style-name="ce2" table:formula="of:=LEGACY.NORMSDIST([.A38])" office:value-type="float" office:value="0.579259709439107" calcext:value-type="float">
            <text:p>0,5792597094391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40000000000001" calcext:value-type="float">
            <text:p>0,40000000000001</text:p>
          </table:table-cell>
          <table:table-cell table:style-name="ce29" table:formula="of:=(EXP(-(([.A39]-M)^2)/(2*Sigma^2)))/(Sigma*(2*PI())^0.5)" office:value-type="float" office:value="0.440081658455372" calcext:value-type="float">
            <text:p><text:s/>0,44008166 <text:s text:c="5"/></text:p>
          </table:table-cell>
          <table:table-cell table:style-name="ce29" table:formula="of:=(EXP(-([.A39]^2)/2))/((2*PI())^0.5)" office:value-type="float" office:value="0.368270140303322" calcext:value-type="float">
            <text:p><text:s/>0,36827014 <text:s text:c="5"/></text:p>
          </table:table-cell>
          <table:table-cell table:style-name="ce2" table:formula="of:=NORMDIST([.A39];M;Sigma;1)" office:value-type="float" office:value="0.691462461274017" calcext:value-type="float">
            <text:p>0,691462461274017</text:p>
          </table:table-cell>
          <table:table-cell table:style-name="ce2" table:formula="of:=LEGACY.NORMSDIST([.A39])" office:value-type="float" office:value="0.655421741610328" calcext:value-type="float">
            <text:p>0,6554217416103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60000000000001" calcext:value-type="float">
            <text:p>0,60000000000001</text:p>
          </table:table-cell>
          <table:table-cell table:style-name="ce29" table:formula="of:=(EXP(-(([.A40]-M)^2)/(2*Sigma^2)))/(Sigma*(2*PI())^0.5)" office:value-type="float" office:value="0.376421790193502" calcext:value-type="float">
            <text:p><text:s/>0,37642179 <text:s text:c="5"/></text:p>
          </table:table-cell>
          <table:table-cell table:style-name="ce29" table:formula="of:=(EXP(-([.A40]^2)/2))/((2*PI())^0.5)" office:value-type="float" office:value="0.333224602891798" calcext:value-type="float">
            <text:p><text:s/>0,33322460 <text:s text:c="5"/></text:p>
          </table:table-cell>
          <table:table-cell table:style-name="ce2" table:formula="of:=NORMDIST([.A40];M;Sigma;1)" office:value-type="float" office:value="0.773372647623136" calcext:value-type="float">
            <text:p>0,773372647623136</text:p>
          </table:table-cell>
          <table:table-cell table:style-name="ce2" table:formula="of:=LEGACY.NORMSDIST([.A40])" office:value-type="float" office:value="0.72574688224993" calcext:value-type="float">
            <text:p>0,7257468822499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80000000000001" calcext:value-type="float">
            <text:p>0,80000000000001</text:p>
          </table:table-cell>
          <table:table-cell table:style-name="ce29" table:formula="of:=(EXP(-(([.A41]-M)^2)/(2*Sigma^2)))/(Sigma*(2*PI())^0.5)" office:value-type="float" office:value="0.302463405648925" calcext:value-type="float">
            <text:p><text:s/>0,30246341 <text:s text:c="5"/></text:p>
          </table:table-cell>
          <table:table-cell table:style-name="ce29" table:formula="of:=(EXP(-([.A41]^2)/2))/((2*PI())^0.5)" office:value-type="float" office:value="0.28969155276148" calcext:value-type="float">
            <text:p><text:s/>0,28969155 <text:s text:c="5"/></text:p>
          </table:table-cell>
          <table:table-cell table:style-name="ce2" table:formula="of:=NORMDIST([.A41];M;Sigma;1)" office:value-type="float" office:value="0.841344746068546" calcext:value-type="float">
            <text:p>0,841344746068546</text:p>
          </table:table-cell>
          <table:table-cell table:style-name="ce2" table:formula="of:=LEGACY.NORMSDIST([.A41])" office:value-type="float" office:value="0.788144601416606" calcext:value-type="float">
            <text:p>0,7881446014166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00000000000001" calcext:value-type="float">
            <text:p>1,00000000000001</text:p>
          </table:table-cell>
          <table:table-cell table:style-name="ce29" table:formula="of:=(EXP(-(([.A42]-M)^2)/(2*Sigma^2)))/(Sigma*(2*PI())^0.5)" office:value-type="float" office:value="0.228311356736274" calcext:value-type="float">
            <text:p><text:s/>0,22831136 <text:s text:c="5"/></text:p>
          </table:table-cell>
          <table:table-cell table:style-name="ce29" table:formula="of:=(EXP(-([.A42]^2)/2))/((2*PI())^0.5)" office:value-type="float" office:value="0.241970724519141" calcext:value-type="float">
            <text:p><text:s/>0,24197072 <text:s text:c="5"/></text:p>
          </table:table-cell>
          <table:table-cell table:style-name="ce2" table:formula="of:=NORMDIST([.A42];M;Sigma;1)" office:value-type="float" office:value="0.894350226333147" calcext:value-type="float">
            <text:p>0,894350226333147</text:p>
          </table:table-cell>
          <table:table-cell table:style-name="ce2" table:formula="of:=LEGACY.NORMSDIST([.A42])" office:value-type="float" office:value="0.841344746068545" calcext:value-type="float">
            <text:p>0,84134474606854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20000000000001" calcext:value-type="float">
            <text:p>1,20000000000001</text:p>
          </table:table-cell>
          <table:table-cell table:style-name="ce29" table:formula="of:=(EXP(-(([.A43]-M)^2)/(2*Sigma^2)))/(Sigma*(2*PI())^0.5)" office:value-type="float" office:value="0.161896994582362" calcext:value-type="float">
            <text:p><text:s/>0,16189699 <text:s text:c="5"/></text:p>
          </table:table-cell>
          <table:table-cell table:style-name="ce29" table:formula="of:=(EXP(-([.A43]^2)/2))/((2*PI())^0.5)" office:value-type="float" office:value="0.194186054983211" calcext:value-type="float">
            <text:p><text:s/>0,19418605 <text:s text:c="5"/></text:p>
          </table:table-cell>
          <table:table-cell table:style-name="ce2" table:formula="of:=NORMDIST([.A43];M;Sigma;1)" office:value-type="float" office:value="0.933192798731144" calcext:value-type="float">
            <text:p>0,933192798731144</text:p>
          </table:table-cell>
          <table:table-cell table:style-name="ce2" table:formula="of:=LEGACY.NORMSDIST([.A43])" office:value-type="float" office:value="0.884930329778294" calcext:value-type="float">
            <text:p>0,88493032977829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40000000000001" calcext:value-type="float">
            <text:p>1,40000000000001</text:p>
          </table:table-cell>
          <table:table-cell table:style-name="ce29" table:formula="of:=(EXP(-(([.A44]-M)^2)/(2*Sigma^2)))/(Sigma*(2*PI())^0.5)" office:value-type="float" office:value="0.107846648533137" calcext:value-type="float">
            <text:p><text:s/>0,10784665 <text:s text:c="5"/></text:p>
          </table:table-cell>
          <table:table-cell table:style-name="ce29" table:formula="of:=(EXP(-([.A44]^2)/2))/((2*PI())^0.5)" office:value-type="float" office:value="0.149727465635743" calcext:value-type="float">
            <text:p><text:s/>0,14972747 <text:s text:c="5"/></text:p>
          </table:table-cell>
          <table:table-cell table:style-name="ce2" table:formula="of:=NORMDIST([.A44];M;Sigma;1)" office:value-type="float" office:value="0.959940843136184" calcext:value-type="float">
            <text:p>0,959940843136184</text:p>
          </table:table-cell>
          <table:table-cell table:style-name="ce2" table:formula="of:=LEGACY.NORMSDIST([.A44])" office:value-type="float" office:value="0.91924334076623" calcext:value-type="float">
            <text:p>0,9192433407662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60000000000001" calcext:value-type="float">
            <text:p>1,60000000000001</text:p>
          </table:table-cell>
          <table:table-cell table:style-name="ce29" table:formula="of:=(EXP(-(([.A45]-M)^2)/(2*Sigma^2)))/(Sigma*(2*PI())^0.5)" office:value-type="float" office:value="0.0674887081414834" calcext:value-type="float">
            <text:p><text:s/>0,06748871 <text:s text:c="5"/></text:p>
          </table:table-cell>
          <table:table-cell table:style-name="ce29" table:formula="of:=(EXP(-([.A45]^2)/2))/((2*PI())^0.5)" office:value-type="float" office:value="0.110920834679454" calcext:value-type="float">
            <text:p><text:s/>0,11092083 <text:s text:c="5"/></text:p>
          </table:table-cell>
          <table:table-cell table:style-name="ce2" table:formula="of:=NORMDIST([.A45];M;Sigma;1)" office:value-type="float" office:value="0.977249868051822" calcext:value-type="float">
            <text:p>0,977249868051822</text:p>
          </table:table-cell>
          <table:table-cell table:style-name="ce2" table:formula="of:=LEGACY.NORMSDIST([.A45])" office:value-type="float" office:value="0.945200708300443" calcext:value-type="float">
            <text:p>0,94520070830044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80000000000001" calcext:value-type="float">
            <text:p>1,80000000000001</text:p>
          </table:table-cell>
          <table:table-cell table:style-name="ce29" table:formula="of:=(EXP(-(([.A46]-M)^2)/(2*Sigma^2)))/(Sigma*(2*PI())^0.5)" office:value-type="float" office:value="0.0396745647945832" calcext:value-type="float">
            <text:p><text:s/>0,03967456 <text:s text:c="5"/></text:p>
          </table:table-cell>
          <table:table-cell table:style-name="ce29" table:formula="of:=(EXP(-([.A46]^2)/2))/((2*PI())^0.5)" office:value-type="float" office:value="0.0789501583008927" calcext:value-type="float">
            <text:p><text:s/>0,07895016 <text:s text:c="5"/></text:p>
          </table:table-cell>
          <table:table-cell table:style-name="ce2" table:formula="of:=NORMDIST([.A46];M;Sigma;1)" office:value-type="float" office:value="0.987775527344956" calcext:value-type="float">
            <text:p>0,987775527344956</text:p>
          </table:table-cell>
          <table:table-cell table:style-name="ce2" table:formula="of:=LEGACY.NORMSDIST([.A46])" office:value-type="float" office:value="0.964069680887075" calcext:value-type="float">
            <text:p>0,96406968088707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00000000000001" calcext:value-type="float">
            <text:p>2,00000000000001</text:p>
          </table:table-cell>
          <table:table-cell table:style-name="ce29" table:formula="of:=(EXP(-(([.A47]-M)^2)/(2*Sigma^2)))/(Sigma*(2*PI())^0.5)" office:value-type="float" office:value="0.02191037561696" calcext:value-type="float">
            <text:p><text:s/>0,02191038 <text:s text:c="5"/></text:p>
          </table:table-cell>
          <table:table-cell table:style-name="ce29" table:formula="of:=(EXP(-([.A47]^2)/2))/((2*PI())^0.5)" office:value-type="float" office:value="0.053990966513187" calcext:value-type="float">
            <text:p><text:s/>0,05399097 <text:s text:c="5"/></text:p>
          </table:table-cell>
          <table:table-cell table:style-name="ce2" table:formula="of:=NORMDIST([.A47];M;Sigma;1)" office:value-type="float" office:value="0.993790334674224" calcext:value-type="float">
            <text:p>0,993790334674224</text:p>
          </table:table-cell>
          <table:table-cell table:style-name="ce2" table:formula="of:=LEGACY.NORMSDIST([.A47])" office:value-type="float" office:value="0.977249868051821" calcext:value-type="float">
            <text:p>0,97724986805182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20000000000001" calcext:value-type="float">
            <text:p>2,20000000000001</text:p>
          </table:table-cell>
          <table:table-cell table:style-name="ce29" table:formula="of:=(EXP(-(([.A48]-M)^2)/(2*Sigma^2)))/(Sigma*(2*PI())^0.5)" office:value-type="float" office:value="0.0113669531269884" calcext:value-type="float">
            <text:p><text:s/>0,01136695 <text:s text:c="5"/></text:p>
          </table:table-cell>
          <table:table-cell table:style-name="ce29" table:formula="of:=(EXP(-([.A48]^2)/2))/((2*PI())^0.5)" office:value-type="float" office:value="0.0354745928462307" calcext:value-type="float">
            <text:p><text:s/>0,03547459 <text:s text:c="5"/></text:p>
          </table:table-cell>
          <table:table-cell table:style-name="ce2" table:formula="of:=NORMDIST([.A48];M;Sigma;1)" office:value-type="float" office:value="0.997020236764945" calcext:value-type="float">
            <text:p>0,997020236764945</text:p>
          </table:table-cell>
          <table:table-cell table:style-name="ce2" table:formula="of:=LEGACY.NORMSDIST([.A48])" office:value-type="float" office:value="0.986096552486502" calcext:value-type="float">
            <text:p>0,98609655248650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40000000000001" calcext:value-type="float">
            <text:p>2,40000000000001</text:p>
          </table:table-cell>
          <table:table-cell table:style-name="ce29" table:formula="of:=(EXP(-(([.A49]-M)^2)/(2*Sigma^2)))/(Sigma*(2*PI())^0.5)" office:value-type="float" office:value="0.0055398105149223" calcext:value-type="float">
            <text:p><text:s/>0,00553981 <text:s text:c="5"/></text:p>
          </table:table-cell>
          <table:table-cell table:style-name="ce29" table:formula="of:=(EXP(-([.A49]^2)/2))/((2*PI())^0.5)" office:value-type="float" office:value="0.0223945302948424" calcext:value-type="float">
            <text:p><text:s/>0,02239453 <text:s text:c="5"/></text:p>
          </table:table-cell>
          <table:table-cell table:style-name="ce2" table:formula="of:=NORMDIST([.A49];M;Sigma;1)" office:value-type="float" office:value="0.99865010196837" calcext:value-type="float">
            <text:p>0,99865010196837</text:p>
          </table:table-cell>
          <table:table-cell table:style-name="ce2" table:formula="of:=LEGACY.NORMSDIST([.A49])" office:value-type="float" office:value="0.991802464075404" calcext:value-type="float">
            <text:p>0,99180246407540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60000000000001" calcext:value-type="float">
            <text:p>2,60000000000001</text:p>
          </table:table-cell>
          <table:table-cell table:style-name="ce29" table:formula="of:=(EXP(-(([.A50]-M)^2)/(2*Sigma^2)))/(Sigma*(2*PI())^0.5)" office:value-type="float" office:value="0.00253631007162461" calcext:value-type="float">
            <text:p><text:s/>0,00253631 <text:s text:c="5"/></text:p>
          </table:table-cell>
          <table:table-cell table:style-name="ce29" table:formula="of:=(EXP(-([.A50]^2)/2))/((2*PI())^0.5)" office:value-type="float" office:value="0.0135829692336853" calcext:value-type="float">
            <text:p><text:s/>0,01358297 <text:s text:c="5"/></text:p>
          </table:table-cell>
          <table:table-cell table:style-name="ce2" table:formula="of:=NORMDIST([.A50];M;Sigma;1)" office:value-type="float" office:value="0.999422974957609" calcext:value-type="float">
            <text:p>0,999422974957609</text:p>
          </table:table-cell>
          <table:table-cell table:style-name="ce2" table:formula="of:=LEGACY.NORMSDIST([.A50])" office:value-type="float" office:value="0.995338811976281" calcext:value-type="float">
            <text:p>0,99533881197628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9" table:formula="of:=(EXP(-(([.A51]-M)^2)/(2*Sigma^2)))/(Sigma*(2*PI())^0.5)" office:value-type="float" office:value="0.00109085336880715" calcext:value-type="float">
            <text:p><text:s/>0,00109085 <text:s text:c="5"/></text:p>
          </table:table-cell>
          <table:table-cell table:style-name="ce29" table:formula="of:=(EXP(-([.A51]^2)/2))/((2*PI())^0.5)" office:value-type="float" office:value="0.00791545158297974" calcext:value-type="float">
            <text:p><text:s/>0,00791545 <text:s text:c="5"/></text:p>
          </table:table-cell>
          <table:table-cell table:style-name="ce2" table:formula="of:=NORMDIST([.A51];M;Sigma;1)" office:value-type="float" office:value="0.999767370920964" calcext:value-type="float">
            <text:p>0,999767370920964</text:p>
          </table:table-cell>
          <table:table-cell table:style-name="ce2" table:formula="of:=LEGACY.NORMSDIST([.A51])" office:value-type="float" office:value="0.997444869669572" calcext:value-type="float">
            <text:p>0,99744486966957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9" table:formula="of:=(EXP(-(([.A52]-M)^2)/(2*Sigma^2)))/(Sigma*(2*PI())^0.5)" office:value-type="float" office:value="0.000440744602959286" calcext:value-type="float">
            <text:p><text:s/>0,00044074 <text:s text:c="5"/></text:p>
          </table:table-cell>
          <table:table-cell table:style-name="ce29" table:formula="of:=(EXP(-([.A52]^2)/2))/((2*PI())^0.5)" office:value-type="float" office:value="0.00443184841193787" calcext:value-type="float">
            <text:p><text:s/>0,00443185 <text:s text:c="5"/></text:p>
          </table:table-cell>
          <table:table-cell table:style-name="ce2" table:formula="of:=NORMDIST([.A52];M;Sigma;1)" office:value-type="float" office:value="0.999911582714799" calcext:value-type="float">
            <text:p>0,999911582714799</text:p>
          </table:table-cell>
          <table:table-cell table:style-name="ce2" table:formula="of:=LEGACY.NORMSDIST([.A52])" office:value-type="float" office:value="0.99865010196837" calcext:value-type="float">
            <text:p>0,9986501019683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20000000000001" calcext:value-type="float">
            <text:p>3,20000000000001</text:p>
          </table:table-cell>
          <table:table-cell table:style-name="ce29" table:formula="of:=(EXP(-(([.A53]-M)^2)/(2*Sigma^2)))/(Sigma*(2*PI())^0.5)" office:value-type="float" office:value="0.000167287782206099" calcext:value-type="float">
            <text:p><text:s/>0,00016729 <text:s text:c="5"/></text:p>
          </table:table-cell>
          <table:table-cell table:style-name="ce29" table:formula="of:=(EXP(-([.A53]^2)/2))/((2*PI())^0.5)" office:value-type="float" office:value="0.00238408820146477" calcext:value-type="float">
            <text:p><text:s/>0,00238409 <text:s text:c="5"/></text:p>
          </table:table-cell>
          <table:table-cell table:style-name="ce2" table:formula="of:=NORMDIST([.A53];M;Sigma;1)" office:value-type="float" office:value="0.999968328758167" calcext:value-type="float">
            <text:p>0,999968328758167</text:p>
          </table:table-cell>
          <table:table-cell table:style-name="ce2" table:formula="of:=LEGACY.NORMSDIST([.A53])" office:value-type="float" office:value="0.999312862062084" calcext:value-type="float">
            <text:p>0,99931286206208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40000000000001" calcext:value-type="float">
            <text:p>3,40000000000001</text:p>
          </table:table-cell>
          <table:table-cell table:style-name="ce29" table:formula="of:=(EXP(-(([.A54]-M)^2)/(2*Sigma^2)))/(Sigma*(2*PI())^0.5)" office:value-type="float" office:value="0.0000596482956765031" calcext:value-type="float">
            <text:p><text:s/>0,00005965 <text:s text:c="5"/></text:p>
          </table:table-cell>
          <table:table-cell table:style-name="ce29" table:formula="of:=(EXP(-([.A54]^2)/2))/((2*PI())^0.5)" office:value-type="float" office:value="0.00123221916847298" calcext:value-type="float">
            <text:p><text:s/>0,00123222 <text:s text:c="5"/></text:p>
          </table:table-cell>
          <table:table-cell table:style-name="ce2" table:formula="of:=NORMDIST([.A54];M;Sigma;1)" office:value-type="float" office:value="0.999989311474225" calcext:value-type="float">
            <text:p>0,999989311474225</text:p>
          </table:table-cell>
          <table:table-cell table:style-name="ce2" table:formula="of:=LEGACY.NORMSDIST([.A54])" office:value-type="float" office:value="0.999663070734323" calcext:value-type="float">
            <text:p>0,99966307073432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60000000000001" calcext:value-type="float">
            <text:p>3,60000000000001</text:p>
          </table:table-cell>
          <table:table-cell table:style-name="ce29" table:formula="of:=(EXP(-(([.A55]-M)^2)/(2*Sigma^2)))/(Sigma*(2*PI())^0.5)" office:value-type="float" office:value="0.0000199796763836308" calcext:value-type="float">
            <text:p><text:s/>0,00001998 <text:s text:c="5"/></text:p>
          </table:table-cell>
          <table:table-cell table:style-name="ce29" table:formula="of:=(EXP(-([.A55]^2)/2))/((2*PI())^0.5)" office:value-type="float" office:value="0.000611901930113751" calcext:value-type="float">
            <text:p><text:s/>0,00061190 <text:s text:c="5"/></text:p>
          </table:table-cell>
          <table:table-cell table:style-name="ce2" table:formula="of:=NORMDIST([.A55];M;Sigma;1)" office:value-type="float" office:value="0.999996602326875" calcext:value-type="float">
            <text:p>0,999996602326875</text:p>
          </table:table-cell>
          <table:table-cell table:style-name="ce2" table:formula="of:=LEGACY.NORMSDIST([.A55])" office:value-type="float" office:value="0.999840891409842" calcext:value-type="float">
            <text:p>0,99984089140984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80000000000001" calcext:value-type="float">
            <text:p>3,80000000000001</text:p>
          </table:table-cell>
          <table:table-cell table:style-name="ce29" table:formula="of:=(EXP(-(([.A56]-M)^2)/(2*Sigma^2)))/(Sigma*(2*PI())^0.5)" office:value-type="float" office:value="0.0000062868841107402" calcext:value-type="float">
            <text:p><text:s/>0,00000629 <text:s text:c="5"/></text:p>
          </table:table-cell>
          <table:table-cell table:style-name="ce29" table:formula="of:=(EXP(-([.A56]^2)/2))/((2*PI())^0.5)" office:value-type="float" office:value="0.000291946925791449" calcext:value-type="float">
            <text:p><text:s/>0,00029195 <text:s text:c="5"/></text:p>
          </table:table-cell>
          <table:table-cell table:style-name="ce2" table:formula="of:=NORMDIST([.A56];M;Sigma;1)" office:value-type="float" office:value="0.999998982916758" calcext:value-type="float">
            <text:p>0,999998982916758</text:p>
          </table:table-cell>
          <table:table-cell table:style-name="ce2" table:formula="of:=LEGACY.NORMSDIST([.A56])" office:value-type="float" office:value="0.999927651956075" calcext:value-type="float">
            <text:p>0,99992765195607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9" table:formula="of:=(EXP(-(([.A57]-M)^2)/(2*Sigma^2)))/(Sigma*(2*PI())^0.5)" office:value-type="float" office:value="0.00000185839939341788" calcext:value-type="float">
            <text:p><text:s/>0,00000186 <text:s text:c="5"/></text:p>
          </table:table-cell>
          <table:table-cell table:style-name="ce29" table:formula="of:=(EXP(-([.A57]^2)/2))/((2*PI())^0.5)" office:value-type="float" office:value="0.000133830225764885" calcext:value-type="float">
            <text:p><text:s/>0,00013383 <text:s text:c="5"/></text:p>
          </table:table-cell>
          <table:table-cell table:style-name="ce2" table:formula="of:=NORMDIST([.A57];M;Sigma;1)" office:value-type="float" office:value="0.999999713348428" calcext:value-type="float">
            <text:p>0,999999713348428</text:p>
          </table:table-cell>
          <table:table-cell table:style-name="ce2" table:formula="of:=LEGACY.NORMSDIST([.A57])" office:value-type="float" office:value="0.999968328758167" calcext:value-type="float">
            <text:p>0,99996832875816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2" calcext:value-type="float">
            <text:p>4,2</text:p>
          </table:table-cell>
          <table:table-cell table:style-name="ce29" table:formula="of:=(EXP(-(([.A58]-M)^2)/(2*Sigma^2)))/(Sigma*(2*PI())^0.5)" office:value-type="float" office:value="0.000000516058873578751" calcext:value-type="float">
            <text:p><text:s/>0,00000052 <text:s text:c="5"/></text:p>
          </table:table-cell>
          <table:table-cell table:style-name="ce29" table:formula="of:=(EXP(-([.A58]^2)/2))/((2*PI())^0.5)" office:value-type="float" office:value="0.0000589430677565399" calcext:value-type="float">
            <text:p><text:s/>0,00005894 <text:s text:c="5"/></text:p>
          </table:table-cell>
          <table:table-cell table:style-name="ce2" table:formula="of:=NORMDIST([.A58];M;Sigma;1)" office:value-type="float" office:value="0.999999923950395" calcext:value-type="float">
            <text:p>0,999999923950395</text:p>
          </table:table-cell>
          <table:table-cell table:style-name="ce2" table:formula="of:=LEGACY.NORMSDIST([.A58])" office:value-type="float" office:value="0.999986654250984" calcext:value-type="float">
            <text:p>0,99998665425098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4" calcext:value-type="float">
            <text:p>4,4</text:p>
          </table:table-cell>
          <table:table-cell table:style-name="ce29" table:formula="of:=(EXP(-(([.A59]-M)^2)/(2*Sigma^2)))/(Sigma*(2*PI())^0.5)" office:value-type="float" office:value="0.000000134622000531791" calcext:value-type="float">
            <text:p><text:s/>0,00000013 <text:s text:c="5"/></text:p>
          </table:table-cell>
          <table:table-cell table:style-name="ce29" table:formula="of:=(EXP(-([.A59]^2)/2))/((2*PI())^0.5)" office:value-type="float" office:value="0.0000249424712900535" calcext:value-type="float">
            <text:p><text:s/>0,00002494 <text:s text:c="5"/></text:p>
          </table:table-cell>
          <table:table-cell table:style-name="ce2" table:formula="of:=NORMDIST([.A59];M;Sigma;1)" office:value-type="float" office:value="0.999999981010438" calcext:value-type="float">
            <text:p>0,999999981010438</text:p>
          </table:table-cell>
          <table:table-cell table:style-name="ce2" table:formula="of:=LEGACY.NORMSDIST([.A59])" office:value-type="float" office:value="0.999994587456092" calcext:value-type="float">
            <text:p>0,99999458745609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6" calcext:value-type="float">
            <text:p>4,6</text:p>
          </table:table-cell>
          <table:table-cell table:style-name="ce29" table:formula="of:=(EXP(-(([.A60]-M)^2)/(2*Sigma^2)))/(Sigma*(2*PI())^0.5)" office:value-type="float" office:value="0.0000000329905400446324" calcext:value-type="float">
            <text:p><text:s/>0,00000003 <text:s text:c="5"/></text:p>
          </table:table-cell>
          <table:table-cell table:style-name="ce29" table:formula="of:=(EXP(-([.A60]^2)/2))/((2*PI())^0.5)" office:value-type="float" office:value="0.0000101408520654868" calcext:value-type="float">
            <text:p><text:s/>0,00001014 <text:s text:c="5"/></text:p>
          </table:table-cell>
          <table:table-cell table:style-name="ce2" table:formula="of:=NORMDIST([.A60];M;Sigma;1)" office:value-type="float" office:value="0.999999995537828" calcext:value-type="float">
            <text:p>0,999999995537828</text:p>
          </table:table-cell>
          <table:table-cell table:style-name="ce2" table:formula="of:=LEGACY.NORMSDIST([.A60])" office:value-type="float" office:value="0.999997887545297" calcext:value-type="float">
            <text:p>0,99999788754529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8" calcext:value-type="float">
            <text:p>4,8</text:p>
          </table:table-cell>
          <table:table-cell table:style-name="ce29" table:formula="of:=(EXP(-(([.A61]-M)^2)/(2*Sigma^2)))/(Sigma*(2*PI())^0.5)" office:value-type="float" office:value="0.00000000759485356227913" calcext:value-type="float">
            <text:p><text:s/>0,00000001 <text:s text:c="5"/></text:p>
          </table:table-cell>
          <table:table-cell table:style-name="ce29" table:formula="of:=(EXP(-([.A61]^2)/2))/((2*PI())^0.5)" office:value-type="float" office:value="0.00000396129909103208" calcext:value-type="float">
            <text:p><text:s/>0,00000396 <text:s text:c="5"/></text:p>
          </table:table-cell>
          <table:table-cell table:style-name="ce2" table:formula="of:=NORMDIST([.A61];M;Sigma;1)" office:value-type="float" office:value="0.999999999013412" calcext:value-type="float">
            <text:p>0,999999999013412</text:p>
          </table:table-cell>
          <table:table-cell table:style-name="ce2" table:formula="of:=LEGACY.NORMSDIST([.A61])" office:value-type="float" office:value="0.999999206671848" calcext:value-type="float">
            <text:p>0,99999920667184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9" table:formula="of:=(EXP(-(([.A62]-M)^2)/(2*Sigma^2)))/(Sigma*(2*PI())^0.5)" office:value-type="float" office:value="0.00000000164250227269486" calcext:value-type="float">
            <text:p><text:s/>0,00000000 <text:s text:c="5"/></text:p>
          </table:table-cell>
          <table:table-cell table:style-name="ce29" table:formula="of:=(EXP(-([.A62]^2)/2))/((2*PI())^0.5)" office:value-type="float" office:value="0.0000014867195147343" calcext:value-type="float">
            <text:p><text:s/>0,00000149 <text:s text:c="5"/></text:p>
          </table:table-cell>
          <table:table-cell table:style-name="ce2" table:formula="of:=NORMDIST([.A62];M;Sigma;1)" office:value-type="float" office:value="0.999999999794774" calcext:value-type="float">
            <text:p>0,999999999794774</text:p>
          </table:table-cell>
          <table:table-cell table:style-name="ce2" table:formula="of:=LEGACY.NORMSDIST([.A62])" office:value-type="float" office:value="0.999999713348428" calcext:value-type="float">
            <text:p>0,9999997133484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2" calcext:value-type="float">
            <text:p>5,2</text:p>
          </table:table-cell>
          <table:table-cell table:style-name="ce29" table:formula="of:=(EXP(-(([.A63]-M)^2)/(2*Sigma^2)))/(Sigma*(2*PI())^0.5)" office:value-type="float" office:value="0.000000000333694576845358" calcext:value-type="float">
            <text:p><text:s/>0,00000000 <text:s text:c="5"/></text:p>
          </table:table-cell>
          <table:table-cell table:style-name="ce29" table:formula="of:=(EXP(-([.A63]^2)/2))/((2*PI())^0.5)" office:value-type="float" office:value="0.000000536103534469761" calcext:value-type="float">
            <text:p><text:s/>0,00000054 <text:s text:c="5"/></text:p>
          </table:table-cell>
          <table:table-cell table:style-name="ce2" table:formula="of:=NORMDIST([.A63];M;Sigma;1)" office:value-type="float" office:value="0.99999999995984" calcext:value-type="float">
            <text:p>0,99999999995984</text:p>
          </table:table-cell>
          <table:table-cell table:style-name="ce2" table:formula="of:=LEGACY.NORMSDIST([.A63])" office:value-type="float" office:value="0.999999900355737" calcext:value-type="float">
            <text:p>0,99999990035573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4" calcext:value-type="float">
            <text:p>5,4</text:p>
          </table:table-cell>
          <table:table-cell table:style-name="ce29" table:formula="of:=(EXP(-(([.A64]-M)^2)/(2*Sigma^2)))/(Sigma*(2*PI())^0.5)" office:value-type="float" office:value="0.0000000000636867244855461" calcext:value-type="float">
            <text:p><text:s/>0,00000000 <text:s text:c="5"/></text:p>
          </table:table-cell>
          <table:table-cell table:style-name="ce29" table:formula="of:=(EXP(-([.A64]^2)/2))/((2*PI())^0.5)" office:value-type="float" office:value="0.000000185736184455529" calcext:value-type="float">
            <text:p><text:s/>0,00000019 <text:s text:c="5"/></text:p>
          </table:table-cell>
          <table:table-cell table:style-name="ce2" table:formula="of:=NORMDIST([.A64];M;Sigma;1)" office:value-type="float" office:value="0.999999999992608" calcext:value-type="float">
            <text:p>0,999999999992608</text:p>
          </table:table-cell>
          <table:table-cell table:style-name="ce2" table:formula="of:=LEGACY.NORMSDIST([.A64])" office:value-type="float" office:value="0.999999966679551" calcext:value-type="float">
            <text:p>0,99999996667955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6" calcext:value-type="float">
            <text:p>5,6</text:p>
          </table:table-cell>
          <table:table-cell table:style-name="ce29" table:formula="of:=(EXP(-(([.A65]-M)^2)/(2*Sigma^2)))/(Sigma*(2*PI())^0.5)" office:value-type="float" office:value="0.0000000000114184005104558" calcext:value-type="float">
            <text:p><text:s/>0,00000000 <text:s text:c="5"/></text:p>
          </table:table-cell>
          <table:table-cell table:style-name="ce29" table:formula="of:=(EXP(-([.A65]^2)/2))/((2*PI())^0.5)" office:value-type="float" office:value="0.0000000618262050016586" calcext:value-type="float">
            <text:p><text:s/>0,00000006 <text:s text:c="5"/></text:p>
          </table:table-cell>
          <table:table-cell table:style-name="ce2" table:formula="of:=NORMDIST([.A65];M;Sigma;1)" office:value-type="float" office:value="0.99999999999872" calcext:value-type="float">
            <text:p>0,99999999999872</text:p>
          </table:table-cell>
          <table:table-cell table:style-name="ce2" table:formula="of:=LEGACY.NORMSDIST([.A65])" office:value-type="float" office:value="0.99999998928241" calcext:value-type="float">
            <text:p>0,9999999892824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8" calcext:value-type="float">
            <text:p>5,8</text:p>
          </table:table-cell>
          <table:table-cell table:style-name="ce29" table:formula="of:=(EXP(-(([.A66]-M)^2)/(2*Sigma^2)))/(Sigma*(2*PI())^0.5)" office:value-type="float" office:value="0.0000000000019231724382016" calcext:value-type="float">
            <text:p><text:s/>0,00000000 <text:s text:c="5"/></text:p>
          </table:table-cell>
          <table:table-cell table:style-name="ce29" table:formula="of:=(EXP(-([.A66]^2)/2))/((2*PI())^0.5)" office:value-type="float" office:value="0.0000000197731964062447" calcext:value-type="float">
            <text:p><text:s/>0,00000002 <text:s text:c="5"/></text:p>
          </table:table-cell>
          <table:table-cell table:style-name="ce2" table:formula="of:=NORMDIST([.A66];M;Sigma;1)" office:value-type="float" office:value="0.999999999999792" calcext:value-type="float">
            <text:p>0,999999999999792</text:p>
          </table:table-cell>
          <table:table-cell table:style-name="ce2" table:formula="of:=LEGACY.NORMSDIST([.A66])" office:value-type="float" office:value="0.999999996684254" calcext:value-type="float">
            <text:p>0,99999999668425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9" table:formula="of:=(EXP(-(([.A67]-M)^2)/(2*Sigma^2)))/(Sigma*(2*PI())^0.5)" office:value-type="float" office:value="0.000000000000304290066628628" calcext:value-type="float">
            <text:p><text:s/>0,00000000 <text:s text:c="5"/></text:p>
          </table:table-cell>
          <table:table-cell table:style-name="ce29" table:formula="of:=(EXP(-([.A67]^2)/2))/((2*PI())^0.5)" office:value-type="float" office:value="0.00000000607588284982329" calcext:value-type="float">
            <text:p><text:s/>0,00000001 <text:s text:c="5"/></text:p>
          </table:table-cell>
          <table:table-cell table:style-name="ce2" table:formula="of:=NORMDIST([.A67];M;Sigma;1)" office:value-type="float" office:value="0.999999999999968" calcext:value-type="float">
            <text:p>0,999999999999968</text:p>
          </table:table-cell>
          <table:table-cell table:style-name="ce2" table:formula="of:=LEGACY.NORMSDIST([.A67])" office:value-type="float" office:value="0.999999999013412" calcext:value-type="float">
            <text:p>0,99999999901341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2"/>
          <table:table-cell table:style-name="ce4" table:number-columns-repeated="8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 table:number-rows-repeated="5">
          <table:table-cell table:style-name="ce22"/>
          <table:table-cell table:style-name="ce4" table:number-columns-repeated="10"/>
          <table:table-cell table:number-columns-repeated="1013"/>
        </table:table-row>
        <table:table-row table:style-name="ro2" table:number-rows-repeated="97">
          <table:table-cell table:style-name="ce23"/>
          <table:table-cell table:style-name="ce4" table:number-columns-repeated="8"/>
          <table:table-cell table:style-name="ce23"/>
          <table:table-cell table:style-name="ce4"/>
          <table:table-cell table:number-columns-repeated="1013"/>
        </table:table-row>
        <table:table-row table:style-name="ro2" table:number-rows-repeated="593">
          <table:table-cell/>
          <table:table-cell table:style-name="ce5" table:number-columns-repeated="8"/>
          <table:table-cell/>
          <table:table-cell table:style-name="ce5"/>
          <table:table-cell table:number-columns-repeated="1013"/>
        </table:table-row>
        <table:table-row table:style-name="ro2" table:number-rows-repeated="10478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M" table:base-cell-address="$Wykresy.$A$1" table:cell-range-address="$Standaryzacja.$C$3"/>
          <table:named-expression table:name="MAX" table:base-cell-address="$Wykresy.$A$1" table:expression="#ref!wykresy!#REF!"/>
          <table:named-expression table:name="MIN" table:base-cell-address="$Wykresy.$A$1" table:expression="#ref!wykresy!#REF!"/>
          <table:named-expression table:name="Odch_st" table:base-cell-address="$Wykresy.$A$1" table:expression="#ref!wykresy!#REF!"/>
          <table:named-range table:name="pi" table:base-cell-address="$Wykresy.$A$1" table:cell-range-address="$Standaryzacja.$A$4"/>
          <table:named-range table:name="s" table:base-cell-address="$Wykresy.$A$1" table:cell-range-address="$Standaryzacja.$C$4"/>
          <table:named-range table:name="Sigma" table:base-cell-address="$Wykresy.$A$1" table:cell-range-address="$Standaryzacja.$C$4"/>
          <table:named-expression table:name="Sred" table:base-cell-address="$Wykresy.$A$1" table:expression="#ref!wykresy!#REF!"/>
          <table:named-range table:name="x" table:base-cell-address="$Wykresy.$A$1" table:cell-range-address="$Standaryzacja.$F$3"/>
        </table:named-expressions>
      </table:table>
      <table:table table:name="Rozkład normalny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2">
          <table:table-cell table:style-name="ce52" office:value-type="string" calcext:value-type="string">
            <text:p>liczba sztuk </text:p>
          </table:table-cell>
          <table:table-cell table:style-name="ce55" office:value-type="float" office:value="200" calcext:value-type="float">
            <text:p>200</text:p>
          </table:table-cell>
          <table:table-cell table:style-name="ce54"/>
          <table:table-cell table:style-name="ce54" office:value-type="string" calcext:value-type="string">
            <text:p>Urządzenie porcjujące czekoladę robi 200 czekolad dziennie.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średnia</text:p>
          </table:table-cell>
          <table:table-cell table:style-name="ce55" office:value-type="float" office:value="100" calcext:value-type="float">
            <text:p>100</text:p>
          </table:table-cell>
          <table:table-cell table:style-name="ce54"/>
          <table:table-cell table:style-name="ce54" office:value-type="string" calcext:value-type="string">
            <text:p>Średnia waga czekolady wynosi 100g.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odchylenie</text:p>
          </table:table-cell>
          <table:table-cell table:style-name="ce55" office:value-type="float" office:value="0.8" calcext:value-type="float">
            <text:p>0,8</text:p>
          </table:table-cell>
          <table:table-cell table:style-name="ce54"/>
          <table:table-cell table:style-name="ce62" office:value-type="string" calcext:value-type="string">
            <text:p>ROZKŁAD WAGI JEST NORMALNY 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2"/>
          <table:table-cell table:style-name="ce55"/>
          <table:table-cell table:style-name="ce54"/>
          <table:table-cell table:style-name="ce62" office:value-type="string" calcext:value-type="string">
            <text:p>Z OCHYLENIEM STANDARDOWYM 0,08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2" office:value-type="string" calcext:value-type="string">
            <text:p>wartość graniczna</text:p>
          </table:table-cell>
          <table:table-cell table:style-name="ce55" office:value-type="float" office:value="0.02" calcext:value-type="float">
            <text:p>0,02</text:p>
          </table:table-cell>
          <table:table-cell table:style-name="ce54"/>
          <table:table-cell table:style-name="ce54" office:value-type="string" calcext:value-type="string">
            <text:p>Norma dopuszcza odchylenie od wagi wzorcowej o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2" office:value-type="string" calcext:value-type="string">
            <text:p>dolna</text:p>
          </table:table-cell>
          <table:table-cell table:style-name="ce118" table:formula="of:=[.B$2]-[.B$2]*[.B$5]" office:value-type="float" office:value="98" calcext:value-type="float">
            <text:p>98,00</text:p>
          </table:table-cell>
          <table:table-cell table:style-name="ce54"/>
          <table:table-cell table:style-name="ce54" office:value-type="string" calcext:value-type="string">
            <text:p>2% w kierunku ujemnym i dodatnim.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3" office:value-type="string" calcext:value-type="string">
            <text:p>górna</text:p>
          </table:table-cell>
          <table:table-cell table:style-name="ce118" table:formula="of:=[.B$2]+[.B$2]*[.B$5]" office:value-type="float" office:value="102" calcext:value-type="float">
            <text:p>102,00</text:p>
          </table:table-cell>
          <table:table-cell table:style-name="ce54"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7" office:value-type="string" calcext:value-type="string">
            <text:p>Prawdopodobieństwo</text:p>
          </table:table-cell>
          <table:table-cell table:style-name="ce60" office:value-type="string" calcext:value-type="string">
            <text:p>Liczebność</text:p>
          </table:table-cell>
          <table:table-cell table:style-name="ce52" office:value-type="string" calcext:value-type="string">
            <text:p>Wartości x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2" office:value-type="string" calcext:value-type="string">
            <text:p>waga &lt;98</text:p>
          </table:table-cell>
          <table:table-cell table:style-name="ce58" table:formula="of:=COM.MICROSOFT.NORM.DIST([.B6];[.B$2];[.B$3];1)" office:value-type="float" office:value="0.00620966532577614" calcext:value-type="float">
            <text:p>0,006</text:p>
          </table:table-cell>
          <table:table-cell table:style-name="ce123" table:formula="of:=[.B$1]*[.B9]" office:value-type="float" office:value="1.24193306515523" calcext:value-type="float">
            <text:p>1,2</text:p>
          </table:table-cell>
          <table:table-cell table:style-name="ce63" table:formula="of:=[.B6]" office:value-type="float" office:value="98" calcext:value-type="float">
            <text:p><text:s/>98,00 <text:s text:c="5"/></text:p>
          </table:table-cell>
          <table:table-cell table:style-name="ce54"/>
          <table:table-cell table:style-name="ce62" office:value-type="string" calcext:value-type="string">
            <text:p>Ile czekolad ma złą wagę?</text:p>
          </table:table-cell>
          <table:table-cell table:style-name="ce54" table:number-columns-repeated="3"/>
          <table:table-cell table:number-columns-repeated="1015"/>
        </table:table-row>
        <table:table-row table:style-name="ro7">
          <table:table-cell table:style-name="ce52" office:value-type="string" calcext:value-type="string">
            <text:p>waga&gt;102</text:p>
          </table:table-cell>
          <table:table-cell table:style-name="ce58" table:formula="of:=1-COM.MICROSOFT.NORM.DIST([.B7];[.B$2];[.B$3];1)" office:value-type="float" office:value="0.00620966532577616" calcext:value-type="float">
            <text:p>0,006</text:p>
          </table:table-cell>
          <table:table-cell table:style-name="ce123" table:formula="of:=[.B$1]*[.B10]" office:value-type="float" office:value="1.24193306515523" calcext:value-type="float">
            <text:p>1,2</text:p>
          </table:table-cell>
          <table:table-cell table:style-name="ce63" table:formula="of:=[.B7]" office:value-type="float" office:value="102" calcext:value-type="float">
            <text:p><text:s/>102,00 <text:s text:c="5"/></text:p>
          </table:table-cell>
          <table:table-cell table:style-name="ce54" table:number-columns-repeated="5"/>
          <table:table-cell table:number-columns-repeated="1015"/>
        </table:table-row>
        <table:table-row table:style-name="ro7">
          <table:table-cell table:style-name="ce52"/>
          <table:table-cell table:style-name="ce58"/>
          <table:table-cell table:style-name="ce123"/>
          <table:table-cell table:style-name="ce64" office:value-type="string" office:string-value="Lewy" calcext:value-type="string">
            <text:p><text:s/>Lewy </text:p>
          </table:table-cell>
          <table:table-cell table:style-name="ce55" office:value-type="string" calcext:value-type="string">
            <text:p>Prawy</text:p>
          </table:table-cell>
          <table:table-cell table:style-name="ce54" table:number-columns-repeated="4"/>
          <table:table-cell table:number-columns-repeated="1015"/>
        </table:table-row>
        <table:table-row table:style-name="ro7">
          <table:table-cell table:style-name="ce52" office:value-type="string" calcext:value-type="string">
            <text:p>waga &lt;98 lub &gt;102</text:p>
          </table:table-cell>
          <table:table-cell table:style-name="ce59" table:formula="of:=[.B10]+[.B9]" office:value-type="float" office:value="0.0124193306515523" calcext:value-type="float">
            <text:p>0,012</text:p>
          </table:table-cell>
          <table:table-cell table:style-name="ce123" table:formula="of:=[.B$1]*[.B12]" office:value-type="float" office:value="2.48386613031046" calcext:value-type="float">
            <text:p>2,5</text:p>
          </table:table-cell>
          <table:table-cell table:style-name="ce64" table:number-columns-repeated="2"/>
          <table:table-cell table:style-name="ce54" table:number-columns-repeated="4"/>
          <table:table-cell table:number-columns-repeated="1015"/>
        </table:table-row>
        <table:table-row table:style-name="ro7">
          <table:table-cell table:style-name="ce52" office:value-type="string" calcext:value-type="string">
            <text:p>waga między 98 i 102</text:p>
          </table:table-cell>
          <table:table-cell table:style-name="ce59" table:formula="of:=1-[.B10]-[.B9]" office:value-type="float" office:value="0.987580669348448" calcext:value-type="float">
            <text:p>0,988</text:p>
          </table:table-cell>
          <table:table-cell table:style-name="ce123" table:formula="of:=[.B$1]*[.B13]" office:value-type="float" office:value="197.51613386969" calcext:value-type="float">
            <text:p>197,5</text:p>
          </table:table-cell>
          <table:table-cell table:style-name="ce64" table:number-columns-repeated="2"/>
          <table:table-cell table:style-name="ce62" office:value-type="string" calcext:value-type="string">
            <text:p>Ile czekolad ma dobrą wagę?</text:p>
          </table:table-cell>
          <table:table-cell table:style-name="ce54" table:number-columns-repeated="3"/>
          <table:table-cell table:number-columns-repeated="1015"/>
        </table:table-row>
        <table:table-row table:style-name="ro2">
          <table:table-cell table:style-name="ce54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2"/>
          <table:table-cell table:formula="of:=NORMDIST(0;0;1;0)" office:value-type="float" office:value="0.398942280401433" calcext:value-type="float">
            <text:p>0,398942280401433</text:p>
          </table:table-cell>
          <table:table-cell table:formula="of:=1/SQRT(2*PI())" office:value-type="float" office:value="0.398942280401433" calcext:value-type="float">
            <text:p>0,398942280401433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formula="of:=NORMDIST(0;0;1;1)"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M.MICROSOFT.NORM.INV(0.3;0;1)" office:value-type="float" office:value="-0.524400512708041" calcext:value-type="float">
            <text:p>-0,524400512708041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MAX" table:base-cell-address="$Wykresy.$A$1" table:expression="#ref!wykresy!#REF!"/>
          <table:named-expression table:name="MIN" table:base-cell-address="$Wykresy.$A$1" table:expression="#ref!wykresy!#REF!"/>
          <table:named-expression table:name="Odch_st" table:base-cell-address="$Wykresy.$A$1" table:expression="#ref!wykresy!#REF!"/>
          <table:named-expression table:name="Sred" table:base-cell-address="$Wykresy.$A$1" table:expression="#ref!wykresy!#REF!"/>
        </table:named-expressions>
      </table:table>
      <table:table table:name="przedziały" table:style-name="ta4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Zmienna losowa Z</text:p>
          </table:table-cell>
          <table:table-cell/>
          <table:table-cell office:value-type="string" calcext:value-type="string">
            <text:p>N(0,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(-1&lt;z&lt;1)</text:p>
          </table:table-cell>
          <table:table-cell table:number-columns-repeated="2"/>
          <table:table-cell office:value-type="string" calcext:value-type="string">
            <text:p>P(z&lt;1)</text:p>
          </table:table-cell>
          <table:table-cell office:value-type="string" calcext:value-type="string">
            <text:p><text:s/>=Rozkład.Normalny.S(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(-2&lt;z&lt;2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(-3&lt;z&lt;3)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M" table:base-cell-address="$Wykresy.$A$1" table:expression="['file:///Ksiki/Metody_statystyczne_w%20Excelu/Dyskietka/Przyk%C5%82ady%20rozwi%C4%85zane/03_Normalny.xls'#$Standaryzacja.$C$3]"/>
        <table:named-expression table:name="MAX" table:base-cell-address="$Wykresy.$A$1" table:expression="wykresy!#REF!"/>
        <table:named-expression table:name="MIN" table:base-cell-address="$Wykresy.$A$1" table:expression="wykresy!#REF!"/>
        <table:named-expression table:name="Odchylenie" table:base-cell-address="$Wykresy.$A$1" table:expression="#REF!"/>
        <table:named-expression table:name="Odch_st" table:base-cell-address="$Wykresy.$A$1" table:expression="wykresy!#REF!"/>
        <table:named-expression table:name="pi" table:base-cell-address="$Wykresy.$A$1" table:expression="['file:///Ksiki/Metody_statystyczne_w%20Excelu/Dyskietka/Przyk%C5%82ady%20rozwi%C4%85zane/03_Normalny.xls'#$Standaryzacja.$A$4]"/>
        <table:named-expression table:name="s" table:base-cell-address="$Wykresy.$A$1" table:expression="['file:///Ksiki/Metody_statystyczne_w%20Excelu/Dyskietka/Przyk%C5%82ady%20rozwi%C4%85zane/03_Normalny.xls'#$Standaryzacja.$C$4]"/>
        <table:named-expression table:name="Sigma" table:base-cell-address="$Wykresy.$A$1" table:expression="['file:///Ksiki/Metody_statystyczne_w%20Excelu/Dyskietka/Przyk%C5%82ady%20rozwi%C4%85zane/03_Normalny.xls'#$Standaryzacja.$C$4]"/>
        <table:named-expression table:name="Sred" table:base-cell-address="$Wykresy.$A$1" table:expression="wykresy!#REF!"/>
        <table:named-expression table:name="x" table:base-cell-address="$Wykresy.$A$1" table:expression="['file:///Ksiki/Metody_statystyczne_w%20Excelu/Dyskietka/Przyk%C5%82ady%20rozwi%C4%85zane/03_Normalny.xls'#$Standaryzacja.$F$3]"/>
        <table:named-expression table:name="Średnia" table:base-cell-address="$Wykresy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Arial CE" svg:font-family="'Arial CE'" style:font-family-generic="swiss"/>
    <style:font-face style:name="Arial CE2" svg:font-family="'Arial 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21P0" style:volatile="true">
      <loext:text> </loext:text>
      <loext:fill-character> </loext:fill-character>
      <number:number number:decimal-places="8" loext:min-decimal-places="8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8" loext:min-decimal-places="8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9" loext:min-decimal-places="9" number:min-integer-digits="1"/>
    </number:number-style>
    <number:number-style style:name="N125P0" style:volatile="true">
      <loext:text> 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25P1" style:volatile="true">
      <loext:text>-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 CE1" fo:font-family="'Arial CE'" style:font-name-asian="Noto Sans CJK SC" style:font-family-asian="'Noto Sans CJK SC'" style:font-family-generic-asian="system" style:font-pitch-asian="variable" style:font-name-complex="Arial CE1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9.17mm"/>
      </style:header-style>
      <style:footer-style>
        <style:header-footer-properties fo:min-height="12.7mm" fo:margin-left="0mm" fo:margin-right="0mm" fo:margin-top="9.1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2:33:51.03271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zkład_20_normalny" style:display-name="PageStyle_Rozkład normal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ndaryzacja" style:display-name="PageStyle_Standaryz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edziały" style:display-name="PageStyle_przedział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ykresy" style:display-name="PageStyle_Wykresy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Patryk Kaniewski</dc:creator>
    <meta:creation-date>2005-03-17T16:07:11</meta:creation-date>
    <dc:date>2020-01-20T12:43:49.506107975</dc:date>
    <meta:generator>LibreOffice/6.0.7.3$Linux_X86_64 LibreOffice_project/00m0$Build-3</meta:generator>
    <meta:editing-duration>PT24M53S</meta:editing-duration>
    <meta:editing-cycles>5</meta:editing-cycles>
    <meta:document-statistic meta:table-count="4" meta:cell-count="1037" meta:object-count="4"/>
    <meta:user-defined meta:name="AppVersion">16.03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amed-symbol" chart:symbol-name="arrow-right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3300" draw:fill-color="#0033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amed-symbol" chart:symbol-name="horizontal-bar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800080" draw:fill-color="#8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draw:stroke="solid" svg:stroke-width="0.035cm" svg:stroke-color="#ffffff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661cm" svg:height="6.508cm" xlink:href=".." xlink:type="simple" chart:class="chart:line" chart:style-name="ch1">
        <chart:title svg:x="1.134cm" svg:y="0.185cm" chart:style-name="ch2">
          <text:p>Wykres  gęstosci rozkładu normalnego
odchylenie standardowe=0.5, 1, 2.</text:p>
        </chart:title>
        <chart:legend svg:x="5.146cm" svg:y="4.55cm" style:legend-expansion="custom" chartooo:width="2.878cm" chartooo:height="1.403cm" style:legend-expansion-aspect-ratio="2.05131860299358" chart:style-name="ch3"/>
        <chart:plot-area chart:style-name="ch4" table:cell-range-address="Wykresy.A1:Wykresy.B60 Wykresy.D1:Wykresy.D60 Wykresy.F1:Wykresy.F60" chart:data-source-has-labels="both" svg:x="0.55cm" svg:y="1.6cm" svg:width="7.639cm" svg:height="4.207cm">
          <chartooo:coordinate-region svg:x="1.383cm" svg:y="1.799cm" svg:width="6.806cm" svg:height="3.809cm"/>
          <chart:axis chart:dimension="x" chart:name="primary-x" chart:style-name="ch5" chartooo:axis-type="auto">
            <chartooo:date-scale/>
            <chart:categories table:cell-range-address="Wykresy.A1:Wykresy.A60"/>
          </chart:axis>
          <chart:axis chart:dimension="y" chart:name="primary-y" chart:style-name="ch6"/>
          <chart:series chart:style-name="ch7" chart:values-cell-range-address="Wykresy.B1:Wykresy.B60" loext:label-string="&quot;N(0,1)&quot;" chart:class="chart:line">
            <chart:data-point chart:repeated="60"/>
          </chart:series>
          <chart:series chart:style-name="ch8" chart:values-cell-range-address="Wykresy.D1:Wykresy.D60" loext:label-string="&quot;N(0,  0.5)&quot;" chart:class="chart:line">
            <chart:data-point chart:repeated="60"/>
          </chart:series>
          <chart:series chart:style-name="ch9" chart:values-cell-range-address="Wykresy.F1:Wykresy.F60" loext:label-string="&quot;N(0, 2)&quot;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0,1)</text:p>
              </table:table-cell>
              <table:table-cell office:value-type="string">
                <text:p>N(0,  0.5)</text:p>
              </table:table-cell>
              <table:table-cell office:value-type="string">
                <text:p>N(0, 2)</text:p>
              </table:table-cell>
            </table:table-row>
          </table:table-header-rows>
          <table:table-rows>
            <table:table-row>
              <table:table-cell office:value-type="float" office:value="-6">
                <text:p>-6</text:p>
                <draw:g>
                  <svg:desc>Wykresy.A1:Wykresy.A60</svg:desc>
                </draw:g>
              </table:table-cell>
              <table:table-cell office:value-type="float" office:value="0.00000000607588284982329">
                <text:p>0.00000000607588284982329</text:p>
                <draw:g>
                  <svg:desc>Wykresy.B1:Wykresy.B60</svg:desc>
                </draw:g>
              </table:table-cell>
              <table:table-cell office:value-type="float" office:value="4.29276747132612E-032">
                <text:p>4.29276747132612E-032</text:p>
                <draw:g>
                  <svg:desc>Wykresy.D1:Wykresy.D60</svg:desc>
                </draw:g>
              </table:table-cell>
              <table:table-cell office:value-type="float" office:value="0.002215924205969">
                <text:p>0.002215924205969</text:p>
                <draw:g>
                  <svg:desc>Wykresy.F1:Wykresy.F60</svg:desc>
                </draw:g>
              </table:table-cell>
            </table:table-row>
            <table:table-row>
              <table:table-cell office:value-type="float" office:value="-5.8">
                <text:p>-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4.8151222636786E-030">
                <text:p>4.8151222636786E-030</text:p>
              </table:table-cell>
              <table:table-cell office:value-type="float" office:value="0.00297626620988793">
                <text:p>0.00297626620988793</text:p>
              </table:table-cell>
            </table:table-row>
            <table:table-row>
              <table:table-cell office:value-type="float" office:value="-5.6">
                <text:p>-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4.60246141769631E-028">
                <text:p>4.60246141769631E-028</text:p>
              </table:table-cell>
              <table:table-cell office:value-type="float" office:value="0.00395772579148998">
                <text:p>0.00395772579148998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3.74874480468359E-026">
                <text:p>3.74874480468359E-026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float" office:value="-5.2">
                <text:p>-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2.60192323984783E-024">
                <text:p>2.60192323984783E-024</text:p>
              </table:table-cell>
              <table:table-cell office:value-type="float" office:value="0.00679148461684281">
                <text:p>0.0067914846168428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1.53891972534128E-022">
                <text:p>1.53891972534128E-022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7.75622386349392E-021">
                <text:p>7.75622386349392E-021</text:p>
              </table:table-cell>
              <table:table-cell office:value-type="float" office:value="0.0111972651474215">
                <text:p>0.0111972651474215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3.33117606475986E-019">
                <text:p>3.33117606475986E-019</text:p>
              </table:table-cell>
              <table:table-cell office:value-type="float" office:value="0.0141635188708006">
                <text:p>0.0141635188708006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1.21915162591248E-017">
                <text:p>1.21915162591248E-017</text:p>
              </table:table-cell>
              <table:table-cell office:value-type="float" office:value="0.0177372964231157">
                <text:p>0.0177372964231157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3.80216307581593E-016">
                <text:p>3.80216307581593E-016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000000000101045421670738">
                <text:p>0.0000000000000101045421670738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000000000000228831298036027">
                <text:p>0.000000000000228831298036027</text:p>
              </table:table-cell>
              <table:table-cell office:value-type="float" office:value="0.0328079073873383">
                <text:p>0.0328079073873383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00000000000441597992627428">
                <text:p>0.00000000000441597992627428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000000000072619230035836">
                <text:p>0.000000000072619230035836</text:p>
              </table:table-cell>
              <table:table-cell office:value-type="float" office:value="0.0470245386884435">
                <text:p>0.0470245386884435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00000000101762805632901">
                <text:p>0.00000000101762805632901</text:p>
              </table:table-cell>
              <table:table-cell office:value-type="float" office:value="0.0554604173397278">
                <text:p>0.0554604173397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0000000121517656996466">
                <text:p>0.0000000121517656996466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000000123652410003317">
                <text:p>0.000000123652410003317</text:p>
              </table:table-cell>
              <table:table-cell office:value-type="float" office:value="0.0748637328178724">
                <text:p>0.0748637328178724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000107220706893952">
                <text:p>0.00000107220706893952</text:p>
              </table:table-cell>
              <table:table-cell office:value-type="float" office:value="0.0856842960239037">
                <text:p>0.085684296023903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000792259818206415">
                <text:p>0.00000792259818206415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000498849425801071">
                <text:p>0.0000498849425801071</text:p>
              </table:table-cell>
              <table:table-cell office:value-type="float" office:value="0.108926088516275">
                <text:p>0.10892608851627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00267660451529771">
                <text:p>0.000267660451529771</text:p>
              </table:table-cell>
              <table:table-cell office:value-type="float" office:value="0.120985362259572">
                <text:p>0.12098536225957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0.144845776380741">
                <text:p>0.144845776380741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0.156126966683381">
                <text:p>0.156126966683381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0.17603266338215">
                <text:p>0.17603266338215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0.184135070151662">
                <text:p>0.184135070151662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579383105522965">
                <text:p>0.579383105522965</text:p>
              </table:table-cell>
              <table:table-cell office:value-type="float" office:value="0.195521346987728">
                <text:p>0.195521346987728</text:p>
              </table:table-cell>
            </table:table-row>
            <table:table-row>
              <table:table-cell office:value-type="float" office:value="-0.19999999999999">
                <text:p>-0.19999999999999</text:p>
              </table:table-cell>
              <table:table-cell office:value-type="float" office:value="0.391042693975457">
                <text:p>0.391042693975457</text:p>
              </table:table-cell>
              <table:table-cell office:value-type="float" office:value="0.736540280606653">
                <text:p>0.736540280606653</text:p>
              </table:table-cell>
              <table:table-cell office:value-type="float" office:value="0.198476273738506">
                <text:p>0.198476273738506</text:p>
              </table:table-cell>
            </table:table-row>
            <table:table-row>
              <table:table-cell office:value-type="float" office:value="9.76996261670138E-015">
                <text:p>9.76996261670138E-015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797884560802865">
                <text:p>0.797884560802865</text:p>
              </table:table-cell>
              <table:table-cell office:value-type="float" office:value="0.199471140200716">
                <text:p>0.199471140200716</text:p>
              </table:table-cell>
            </table:table-row>
            <table:table-row>
              <table:table-cell office:value-type="float" office:value="0.20000000000001">
                <text:p>0.20000000000001</text:p>
              </table:table-cell>
              <table:table-cell office:value-type="float" office:value="0.391042693975455">
                <text:p>0.391042693975455</text:p>
              </table:table-cell>
              <table:table-cell office:value-type="float" office:value="0.736540280606641">
                <text:p>0.736540280606641</text:p>
              </table:table-cell>
              <table:table-cell office:value-type="float" office:value="0.198476273738506">
                <text:p>0.198476273738506</text:p>
              </table:table-cell>
            </table:table-row>
            <table:table-row>
              <table:table-cell office:value-type="float" office:value="0.40000000000001">
                <text:p>0.40000000000001</text:p>
              </table:table-cell>
              <table:table-cell office:value-type="float" office:value="0.368270140303322">
                <text:p>0.368270140303322</text:p>
              </table:table-cell>
              <table:table-cell office:value-type="float" office:value="0.579383105522956">
                <text:p>0.579383105522956</text:p>
              </table:table-cell>
              <table:table-cell office:value-type="float" office:value="0.195521346987728">
                <text:p>0.195521346987728</text:p>
              </table:table-cell>
            </table:table-row>
            <table:table-row>
              <table:table-cell office:value-type="float" office:value="0.60000000000001">
                <text:p>0.60000000000001</text:p>
              </table:table-cell>
              <table:table-cell office:value-type="float" office:value="0.333224602891798">
                <text:p>0.333224602891798</text:p>
              </table:table-cell>
              <table:table-cell office:value-type="float" office:value="0.388372109966416">
                <text:p>0.38837210996641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float" office:value="0.80000000000001">
                <text:p>0.80000000000001</text:p>
              </table:table-cell>
              <table:table-cell office:value-type="float" office:value="0.28969155276148">
                <text:p>0.28969155276148</text:p>
              </table:table-cell>
              <table:table-cell office:value-type="float" office:value="0.221841669358904">
                <text:p>0.221841669358904</text:p>
              </table:table-cell>
              <table:table-cell office:value-type="float" office:value="0.184135070151661">
                <text:p>0.184135070151661</text:p>
              </table:table-cell>
            </table:table-row>
            <table:table-row>
              <table:table-cell office:value-type="float" office:value="1.00000000000001">
                <text:p>1.00000000000001</text:p>
              </table:table-cell>
              <table:table-cell office:value-type="float" office:value="0.241970724519141">
                <text:p>0.241970724519141</text:p>
              </table:table-cell>
              <table:table-cell office:value-type="float" office:value="0.107981933026372">
                <text:p>0.107981933026372</text:p>
              </table:table-cell>
              <table:table-cell office:value-type="float" office:value="0.176032663382149">
                <text:p>0.176032663382149</text:p>
              </table:table-cell>
            </table:table-row>
            <table:table-row>
              <table:table-cell office:value-type="float" office:value="1.20000000000001">
                <text:p>1.20000000000001</text:p>
              </table:table-cell>
              <table:table-cell office:value-type="float" office:value="0.194186054983211">
                <text:p>0.194186054983211</text:p>
              </table:table-cell>
              <table:table-cell office:value-type="float" office:value="0.0447890605896837">
                <text:p>0.0447890605896837</text:p>
              </table:table-cell>
              <table:table-cell office:value-type="float" office:value="0.166612301445899">
                <text:p>0.166612301445899</text:p>
              </table:table-cell>
            </table:table-row>
            <table:table-row>
              <table:table-cell office:value-type="float" office:value="1.40000000000001">
                <text:p>1.40000000000001</text:p>
              </table:table-cell>
              <table:table-cell office:value-type="float" office:value="0.149727465635743">
                <text:p>0.149727465635743</text:p>
              </table:table-cell>
              <table:table-cell office:value-type="float" office:value="0.015830903165959">
                <text:p>0.015830903165959</text:p>
              </table:table-cell>
              <table:table-cell office:value-type="float" office:value="0.15612696668338">
                <text:p>0.15612696668338</text:p>
              </table:table-cell>
            </table:table-row>
            <table:table-row>
              <table:table-cell office:value-type="float" office:value="1.60000000000001">
                <text:p>1.60000000000001</text:p>
              </table:table-cell>
              <table:table-cell office:value-type="float" office:value="0.110920834679454">
                <text:p>0.110920834679454</text:p>
              </table:table-cell>
              <table:table-cell office:value-type="float" office:value="0.00476817640292938">
                <text:p>0.00476817640292938</text:p>
              </table:table-cell>
              <table:table-cell office:value-type="float" office:value="0.144845776380741">
                <text:p>0.144845776380741</text:p>
              </table:table-cell>
            </table:table-row>
            <table:table-row>
              <table:table-cell office:value-type="float" office:value="1.80000000000001">
                <text:p>1.80000000000001</text:p>
              </table:table-cell>
              <table:table-cell office:value-type="float" office:value="0.0789501583008927">
                <text:p>0.0789501583008927</text:p>
              </table:table-cell>
              <table:table-cell office:value-type="float" office:value="0.00122380386022746">
                <text:p>0.00122380386022746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float" office:value="2.00000000000001">
                <text:p>2.00000000000001</text:p>
              </table:table-cell>
              <table:table-cell office:value-type="float" office:value="0.053990966513187">
                <text:p>0.053990966513187</text:p>
              </table:table-cell>
              <table:table-cell office:value-type="float" office:value="0.000267660451529749">
                <text:p>0.000267660451529749</text:p>
              </table:table-cell>
              <table:table-cell office:value-type="float" office:value="0.120985362259571">
                <text:p>0.120985362259571</text:p>
              </table:table-cell>
            </table:table-row>
            <table:table-row>
              <table:table-cell office:value-type="float" office:value="2.20000000000001">
                <text:p>2.20000000000001</text:p>
              </table:table-cell>
              <table:table-cell office:value-type="float" office:value="0.0354745928462307">
                <text:p>0.0354745928462307</text:p>
              </table:table-cell>
              <table:table-cell office:value-type="float" office:value="0.0000498849425801028">
                <text:p>0.0000498849425801028</text:p>
              </table:table-cell>
              <table:table-cell office:value-type="float" office:value="0.108926088516275">
                <text:p>0.108926088516275</text:p>
              </table:table-cell>
            </table:table-row>
            <table:table-row>
              <table:table-cell office:value-type="float" office:value="2.40000000000001">
                <text:p>2.40000000000001</text:p>
              </table:table-cell>
              <table:table-cell office:value-type="float" office:value="0.0223945302948424">
                <text:p>0.0223945302948424</text:p>
              </table:table-cell>
              <table:table-cell office:value-type="float" office:value="0.00000792259818206338">
                <text:p>0.00000792259818206338</text:p>
              </table:table-cell>
              <table:table-cell office:value-type="float" office:value="0.0970930274916059">
                <text:p>0.0970930274916059</text:p>
              </table:table-cell>
            </table:table-row>
            <table:table-row>
              <table:table-cell office:value-type="float" office:value="2.60000000000001">
                <text:p>2.60000000000001</text:p>
              </table:table-cell>
              <table:table-cell office:value-type="float" office:value="0.0135829692336853">
                <text:p>0.0135829692336853</text:p>
              </table:table-cell>
              <table:table-cell office:value-type="float" office:value="0.00000107220706893941">
                <text:p>0.00000107220706893941</text:p>
              </table:table-cell>
              <table:table-cell office:value-type="float" office:value="0.0856842960239031">
                <text:p>0.0856842960239031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000000123652410003303">
                <text:p>0.000000123652410003303</text:p>
              </table:table-cell>
              <table:table-cell office:value-type="float" office:value="0.0748637328178719">
                <text:p>0.0748637328178719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0000000121517656996451">
                <text:p>0.0000000121517656996451</text:p>
              </table:table-cell>
              <table:table-cell office:value-type="float" office:value="0.0647587978329454">
                <text:p>0.0647587978329454</text:p>
              </table:table-cell>
            </table:table-row>
            <table:table-row>
              <table:table-cell office:value-type="float" office:value="3.20000000000001">
                <text:p>3.20000000000001</text:p>
              </table:table-cell>
              <table:table-cell office:value-type="float" office:value="0.00238408820146477">
                <text:p>0.00238408820146477</text:p>
              </table:table-cell>
              <table:table-cell office:value-type="float" office:value="0.00000000101762805632888">
                <text:p>0.00000000101762805632888</text:p>
              </table:table-cell>
              <table:table-cell office:value-type="float" office:value="0.0554604173397273">
                <text:p>0.0554604173397273</text:p>
              </table:table-cell>
            </table:table-row>
            <table:table-row>
              <table:table-cell office:value-type="float" office:value="3.40000000000001">
                <text:p>3.40000000000001</text:p>
              </table:table-cell>
              <table:table-cell office:value-type="float" office:value="0.00123221916847298">
                <text:p>0.00123221916847298</text:p>
              </table:table-cell>
              <table:table-cell office:value-type="float" office:value="0.000000000072619230035826">
                <text:p>0.000000000072619230035826</text:p>
              </table:table-cell>
              <table:table-cell office:value-type="float" office:value="0.0470245386884431">
                <text:p>0.0470245386884431</text:p>
              </table:table-cell>
            </table:table-row>
            <table:table-row>
              <table:table-cell office:value-type="float" office:value="3.60000000000001">
                <text:p>3.60000000000001</text:p>
              </table:table-cell>
              <table:table-cell office:value-type="float" office:value="0.000611901930113751">
                <text:p>0.000611901930113751</text:p>
              </table:table-cell>
              <table:table-cell office:value-type="float" office:value="0.00000000000441597992627367">
                <text:p>0.00000000000441597992627367</text:p>
              </table:table-cell>
              <table:table-cell office:value-type="float" office:value="0.0394750791504467">
                <text:p>0.0394750791504467</text:p>
              </table:table-cell>
            </table:table-row>
            <table:table-row>
              <table:table-cell office:value-type="float" office:value="3.80000000000001">
                <text:p>3.80000000000001</text:p>
              </table:table-cell>
              <table:table-cell office:value-type="float" office:value="0.000291946925791449">
                <text:p>0.000291946925791449</text:p>
              </table:table-cell>
              <table:table-cell office:value-type="float" office:value="0.000000000000228831298035992">
                <text:p>0.000000000000228831298035992</text:p>
              </table:table-cell>
              <table:table-cell office:value-type="float" office:value="0.032807907387338">
                <text:p>0.032807907387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000000000101045421670738">
                <text:p>0.0000000000000101045421670738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3.80216307581593E-016">
                <text:p>3.80216307581593E-016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1.21915162591248E-017">
                <text:p>1.21915162591248E-017</text:p>
              </table:table-cell>
              <table:table-cell office:value-type="float" office:value="0.0177372964231157">
                <text:p>0.017737296423115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3.33117606475986E-019">
                <text:p>3.33117606475986E-019</text:p>
              </table:table-cell>
              <table:table-cell office:value-type="float" office:value="0.0141635188708006">
                <text:p>0.014163518870800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7.75622386349392E-021">
                <text:p>7.75622386349392E-021</text:p>
              </table:table-cell>
              <table:table-cell office:value-type="float" office:value="0.0111972651474215">
                <text:p>0.01119726514742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1.53891972534128E-022">
                <text:p>1.53891972534128E-022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2.60192323984783E-024">
                <text:p>2.60192323984783E-024</text:p>
              </table:table-cell>
              <table:table-cell office:value-type="float" office:value="0.00679148461684281">
                <text:p>0.0067914846168428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3.74874480468359E-026">
                <text:p>3.74874480468359E-026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4.60246141769631E-028">
                <text:p>4.60246141769631E-028</text:p>
              </table:table-cell>
              <table:table-cell office:value-type="float" office:value="0.00395772579148998">
                <text:p>0.0039577257914899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4.8151222636786E-030">
                <text:p>4.8151222636786E-030</text:p>
              </table:table-cell>
              <table:table-cell office:value-type="float" office:value="0.00297626620988793">
                <text:p>0.00297626620988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00607588284982329">
                <text:p>0.00000000607588284982329</text:p>
              </table:table-cell>
              <table:table-cell office:value-type="float" office:value="4.29276747132612E-032">
                <text:p>4.29276747132612E-032</text:p>
              </table:table-cell>
              <table:table-cell office:value-type="float" office:value="0.002215924205969">
                <text:p>0.002215924205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8cm" draw:distance="0.105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amed-symbol" chart:symbol-name="arrow-up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amed-symbol" chart:symbol-name="asterisk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333300" draw:fill-color="#3333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svg:stroke-width="0.071cm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89cm" svg:height="6.481cm" xlink:href=".." xlink:type="simple" chart:class="chart:line" chart:style-name="ch1">
        <chart:title svg:x="1.459cm" svg:y="0.135cm" chart:style-name="ch2">
          <text:p>Wykres gęstości rozkładu normalnego,
 średnia -2, 0, 2.
</text:p>
        </chart:title>
        <chart:legend svg:x="4.678cm" svg:y="4.497cm" style:legend-expansion="custom" chartooo:width="2.973cm" chartooo:height="1.429cm" style:legend-expansion-aspect-ratio="2.08047585724283" chart:style-name="ch3"/>
        <chart:plot-area chart:style-name="ch4" table:cell-range-address="Wykresy.A64:Wykresy.B94 Wykresy.D64:Wykresy.D94 Wykresy.F64:Wykresy.F94" chart:data-source-has-labels="both" svg:x="-0.503cm" svg:y="1.441cm" svg:width="7.634cm" svg:height="4.55cm">
          <chartooo:coordinate-region svg:x="0.33cm" svg:y="1.64cm" svg:width="6.66cm" svg:height="4.152cm"/>
          <chart:axis chart:dimension="x" chart:name="primary-x" chart:style-name="ch5" chartooo:axis-type="auto">
            <chartooo:date-scale/>
            <chart:categories table:cell-range-address="Wykresy.A64:Wykresy.A94"/>
          </chart:axis>
          <chart:axis chart:dimension="y" chart:name="primary-y" chart:style-name="ch6"/>
          <chart:series chart:style-name="ch7" chart:values-cell-range-address="Wykresy.B64:Wykresy.B94" loext:label-string="&quot;N(0,1)&quot;" chart:class="chart:line">
            <chart:data-point chart:repeated="31"/>
          </chart:series>
          <chart:series chart:style-name="ch8" chart:values-cell-range-address="Wykresy.D64:Wykresy.D94" loext:label-string="&quot;N(-2,  1)&quot;" chart:class="chart:line">
            <chart:data-point chart:repeated="31"/>
          </chart:series>
          <chart:series chart:style-name="ch9" chart:values-cell-range-address="Wykresy.F64:Wykresy.F94" loext:label-string="&quot;N(2, 1)&quot;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0,1)</text:p>
              </table:table-cell>
              <table:table-cell office:value-type="string">
                <text:p>N(-2,  1)</text:p>
              </table:table-cell>
              <table:table-cell office:value-type="string">
                <text:p>N(2, 1)</text:p>
              </table:table-cell>
            </table:table-row>
          </table:table-header-rows>
          <table:table-rows>
            <table:table-row>
              <table:table-cell office:value-type="float" office:value="-3">
                <text:p>-3</text:p>
                <draw:g>
                  <svg:desc>Wykresy.A64:Wykresy.A94</svg:desc>
                </draw:g>
              </table:table-cell>
              <table:table-cell office:value-type="float" office:value="0.00443184841193801">
                <text:p>0.00443184841193801</text:p>
                <draw:g>
                  <svg:desc>Wykresy.B64:Wykresy.B94</svg:desc>
                </draw:g>
              </table:table-cell>
              <table:table-cell office:value-type="float" office:value="0.241970724519143">
                <text:p>0.241970724519143</text:p>
                <draw:g>
                  <svg:desc>Wykresy.D64:Wykresy.D94</svg:desc>
                </draw:g>
              </table:table-cell>
              <table:table-cell office:value-type="float" office:value="0.0000014867195147343">
                <text:p>0.0000014867195147343</text:p>
                <draw:g>
                  <svg:desc>Wykresy.F64:Wykresy.F94</svg:desc>
                </draw:g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000249424712900535">
                <text:p>0.0000249424712900535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000589430677565399">
                <text:p>0.000058943067756539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000133830225764885">
                <text:p>0.000133830225764885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0029194692579146">
                <text:p>0.00029194692579146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00611901930113772">
                <text:p>0.000611901930113772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0123221916847302">
                <text:p>0.00123221916847302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238408820146484">
                <text:p>0.0023840882014648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00443184841193801">
                <text:p>0.00443184841193801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00000396129909103189">
                <text:p>0.00000396129909103189</text:p>
              </table:table-cell>
              <table:table-cell office:value-type="float" office:value="0.28969155276148">
                <text:p>0.28969155276148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00000148671951473422">
                <text:p>0.00000148671951473422</text:p>
              </table:table-cell>
              <table:table-cell office:value-type="float" office:value="0.241970724519141">
                <text:p>0.241970724519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800000" draw:fill-color="#8000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draw:stroke="solid" svg:stroke-width="0.035cm" svg:stroke-color="#ffffff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5cm" svg:height="8.362cm" xlink:href=".." xlink:type="simple" chart:class="chart:line" chart:style-name="ch1">
        <chart:title svg:x="2.514cm" svg:y="0.265cm" chart:style-name="ch2">
          <text:p>Wykres dystrybuant rozkładu normalnego
odchylenie standardowe=0.5, 1, 2.</text:p>
        </chart:title>
        <chart:legend svg:x="8.491cm" svg:y="5.636cm" style:legend-expansion="custom" chartooo:width="4.023cm" chartooo:height="2.012cm" style:legend-expansion-aspect-ratio="1.99950298210736" chart:style-name="ch3"/>
        <chart:plot-area chart:style-name="ch4" table:cell-range-address="Wykresy.A1:Wykresy.A60 Wykresy.C1:Wykresy.C60 Wykresy.G1:Wykresy.G60 Wykresy.E1:Wykresy.E60" chart:data-source-has-labels="both" svg:x="0.452cm" svg:y="1.336cm" svg:width="11.809cm" svg:height="6.113cm">
          <chartooo:coordinate-region svg:x="1.285cm" svg:y="1.535cm" svg:width="10.976cm" svg:height="5.715cm"/>
          <chart:axis chart:dimension="x" chart:name="primary-x" chart:style-name="ch5" chartooo:axis-type="auto">
            <chartooo:date-scale/>
            <chart:categories table:cell-range-address="Wykresy.A1:Wykresy.A60"/>
          </chart:axis>
          <chart:axis chart:dimension="y" chart:name="primary-y" chart:style-name="ch6"/>
          <chart:series chart:style-name="ch7" chart:values-cell-range-address="Wykresy.C1:Wykresy.C60" loext:label-string="&quot;Dn(0,1)&quot;" chart:class="chart:line">
            <chart:data-point chart:repeated="60"/>
          </chart:series>
          <chart:series chart:style-name="ch8" chart:values-cell-range-address="Wykresy.G1:Wykresy.G60" loext:label-string="&quot;N(0,2)&quot;" chart:class="chart:line">
            <chart:data-point chart:repeated="60"/>
          </chart:series>
          <chart:series chart:style-name="ch9" chart:values-cell-range-address="Wykresy.E1:Wykresy.E60" loext:label-string="&quot;N(0,0,5)&quot;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n(0,1)</text:p>
              </table:table-cell>
              <table:table-cell office:value-type="string">
                <text:p>N(0,2)</text:p>
              </table:table-cell>
              <table:table-cell office:value-type="string">
                <text:p>N(0,0,5)</text:p>
              </table:table-cell>
            </table:table-row>
          </table:table-header-rows>
          <table:table-rows>
            <table:table-row>
              <table:table-cell office:value-type="float" office:value="-6">
                <text:p>-6</text:p>
                <draw:g>
                  <svg:desc>Wykresy.A1:Wykresy.A60</svg:desc>
                </draw:g>
              </table:table-cell>
              <table:table-cell office:value-type="float" office:value="0.000000000986587645037701">
                <text:p>0.000000000986587645037701</text:p>
                <draw:g>
                  <svg:desc>Wykresy.C1:Wykresy.C60</svg:desc>
                </draw:g>
              </table:table-cell>
              <table:table-cell office:value-type="float" office:value="0.0013498980316301">
                <text:p>0.0013498980316301</text:p>
                <draw:g>
                  <svg:desc>Wykresy.G1:Wykresy.G60</svg:desc>
                </draw:g>
              </table:table-cell>
              <table:table-cell office:value-type="float" office:value="1.7764821120777E-033">
                <text:p>1.7764821120777E-033</text:p>
                <draw:g>
                  <svg:desc>Wykresy.E1:Wykresy.E60</svg:desc>
                </draw:g>
              </table:table-cell>
            </table:table-row>
            <table:table-row>
              <table:table-cell office:value-type="float" office:value="-5.8">
                <text:p>-5.8</text:p>
              </table:table-cell>
              <table:table-cell office:value-type="float" office:value="0.00000000331574597832616">
                <text:p>0.00000000331574597832616</text:p>
              </table:table-cell>
              <table:table-cell office:value-type="float" office:value="0.00186581330038404">
                <text:p>0.00186581330038404</text:p>
              </table:table-cell>
              <table:table-cell office:value-type="float" office:value="2.06039123615879E-031">
                <text:p>2.06039123615879E-031</text:p>
              </table:table-cell>
            </table:table-row>
            <table:table-row>
              <table:table-cell office:value-type="float" office:value="-5.6">
                <text:p>-5.6</text:p>
              </table:table-cell>
              <table:table-cell office:value-type="float" office:value="0.000000010717590258311">
                <text:p>0.000000010717590258311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2.03866750354492E-029">
                <text:p>2.03866750354492E-029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000000333204484854286">
                <text:p>0.0000000333204484854286</text:p>
              </table:table-cell>
              <table:table-cell office:value-type="float" office:value="0.00346697380304067">
                <text:p>0.00346697380304067</text:p>
              </table:table-cell>
              <table:table-cell office:value-type="float" office:value="1.72101783947979E-027">
                <text:p>1.72101783947979E-027</text:p>
              </table:table-cell>
            </table:table-row>
            <table:table-row>
              <table:table-cell office:value-type="float" office:value="-5.2">
                <text:p>-5.2</text:p>
              </table:table-cell>
              <table:table-cell office:value-type="float" office:value="0.0000000996442631693349">
                <text:p>0.0000000996442631693349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1.23966597958401E-025">
                <text:p>1.23966597958401E-02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0.00620966532577614">
                <text:p>0.00620966532577614</text:p>
              </table:table-cell>
              <table:table-cell office:value-type="float" office:value="7.61985302416059E-024">
                <text:p>7.61985302416059E-024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0793328151975598">
                <text:p>0.000000793328151975598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3.99722120572628E-022">
                <text:p>3.99722120572628E-022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0211245470250286">
                <text:p>0.00000211245470250286</text:p>
              </table:table-cell>
              <table:table-cell office:value-type="float" office:value="0.0107241100216758">
                <text:p>0.0107241100216758</text:p>
              </table:table-cell>
              <table:table-cell office:value-type="float" office:value="1.78974881201407E-020">
                <text:p>1.78974881201407E-020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0541254390770386">
                <text:p>0.00000541254390770386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6.84080768593558E-019">
                <text:p>6.84080768593558E-019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133457490159063">
                <text:p>0.0000133457490159063</text:p>
              </table:table-cell>
              <table:table-cell office:value-type="float" office:value="0.0178644205628166">
                <text:p>0.0178644205628166</text:p>
              </table:table-cell>
              <table:table-cell office:value-type="float" office:value="2.23239319728806E-017">
                <text:p>2.23239319728806E-01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6.22096057427182E-016">
                <text:p>6.22096057427182E-01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0723480439251201">
                <text:p>0.0000723480439251201</text:p>
              </table:table-cell>
              <table:table-cell office:value-type="float" office:value="0.0287165598160018">
                <text:p>0.0287165598160018</text:p>
              </table:table-cell>
              <table:table-cell office:value-type="float" office:value="0.0000000000000148065374900482">
                <text:p>0.0000000000000148065374900482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159108590157534">
                <text:p>0.000159108590157534</text:p>
              </table:table-cell>
              <table:table-cell office:value-type="float" office:value="0.0359303191129258">
                <text:p>0.0359303191129258</text:p>
              </table:table-cell>
              <table:table-cell office:value-type="float" office:value="0.000000000000301062798111745">
                <text:p>0.00000000000030106279811174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0336929265676881">
                <text:p>0.000336929265676881</text:p>
              </table:table-cell>
              <table:table-cell office:value-type="float" office:value="0.0445654627585431">
                <text:p>0.0445654627585431</text:p>
              </table:table-cell>
              <table:table-cell office:value-type="float" office:value="0.00000000000523095754414462">
                <text:p>0.00000000000523095754414462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0687137937915848">
                <text:p>0.000687137937915848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0.0000000000776884758170984">
                <text:p>0.000000000077688475817098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0.0668072012688581">
                <text:p>0.0668072012688581</text:p>
              </table:table-cell>
              <table:table-cell office:value-type="float" office:value="0.000000000986587645037701">
                <text:p>0.000000000986587645037701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0.000000010717590258311">
                <text:p>0.00000001071759025831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0.0968004845856103">
                <text:p>0.0968004845856103</text:p>
              </table:table-cell>
              <table:table-cell office:value-type="float" office:value="0.0000000996442631693349">
                <text:p>0.0000000996442631693349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0.000000793328151975598">
                <text:p>0.000000793328151975598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0.135666060946383">
                <text:p>0.135666060946383</text:p>
              </table:table-cell>
              <table:table-cell office:value-type="float" office:value="0.00000541254390770386">
                <text:p>0.0000054125439077038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00003167124183312">
                <text:p>0.0000316712418331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0.000687137937915848">
                <text:p>0.000687137937915848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0.241963652223073">
                <text:p>0.241963652223073</text:p>
              </table:table-cell>
              <table:table-cell office:value-type="float" office:value="0.00255513033042794">
                <text:p>0.00255513033042794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0.00819753592459614">
                <text:p>0.0081975359245961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308537538725987">
                <text:p>0.308537538725987</text:p>
              </table:table-cell>
              <table:table-cell office:value-type="float" office:value="0.0227501319481792">
                <text:p>0.0227501319481792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0.054799291699558">
                <text:p>0.054799291699558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0.382088577811047">
                <text:p>0.382088577811047</text:p>
              </table:table-cell>
              <table:table-cell office:value-type="float" office:value="0.115069670221708">
                <text:p>0.115069670221708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0.420740290560897">
                <text:p>0.420740290560897</text:p>
              </table:table-cell>
              <table:table-cell office:value-type="float" office:value="0.211855398583397">
                <text:p>0.211855398583397</text:p>
              </table:table-cell>
            </table:table-row>
            <table:table-row>
              <table:table-cell office:value-type="float" office:value="-0.19999999999999">
                <text:p>-0.19999999999999</text:p>
              </table:table-cell>
              <table:table-cell office:value-type="float" office:value="0.420740290560901">
                <text:p>0.420740290560901</text:p>
              </table:table-cell>
              <table:table-cell office:value-type="float" office:value="0.460172162722973">
                <text:p>0.460172162722973</text:p>
              </table:table-cell>
              <table:table-cell office:value-type="float" office:value="0.344578258389683">
                <text:p>0.344578258389683</text:p>
              </table:table-cell>
            </table:table-row>
            <table:table-row>
              <table:table-cell office:value-type="float" office:value="9.76996261670138E-015">
                <text:p>9.76996261670138E-015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500000000000008">
                <text:p>0.500000000000008</text:p>
              </table:table-cell>
            </table:table-row>
            <table:table-row>
              <table:table-cell office:value-type="float" office:value="0.20000000000001">
                <text:p>0.20000000000001</text:p>
              </table:table-cell>
              <table:table-cell office:value-type="float" office:value="0.579259709439107">
                <text:p>0.579259709439107</text:p>
              </table:table-cell>
              <table:table-cell office:value-type="float" office:value="0.539827837277031">
                <text:p>0.539827837277031</text:p>
              </table:table-cell>
              <table:table-cell office:value-type="float" office:value="0.655421741610332">
                <text:p>0.655421741610332</text:p>
              </table:table-cell>
            </table:table-row>
            <table:table-row>
              <table:table-cell office:value-type="float" office:value="0.40000000000001">
                <text:p>0.40000000000001</text:p>
              </table:table-cell>
              <table:table-cell office:value-type="float" office:value="0.655421741610328">
                <text:p>0.655421741610328</text:p>
              </table:table-cell>
              <table:table-cell office:value-type="float" office:value="0.579259709439105">
                <text:p>0.579259709439105</text:p>
              </table:table-cell>
              <table:table-cell office:value-type="float" office:value="0.788144601416609">
                <text:p>0.788144601416609</text:p>
              </table:table-cell>
            </table:table-row>
            <table:table-row>
              <table:table-cell office:value-type="float" office:value="0.60000000000001">
                <text:p>0.60000000000001</text:p>
              </table:table-cell>
              <table:table-cell office:value-type="float" office:value="0.72574688224993">
                <text:p>0.72574688224993</text:p>
              </table:table-cell>
              <table:table-cell office:value-type="float" office:value="0.617911422188955">
                <text:p>0.617911422188955</text:p>
              </table:table-cell>
              <table:table-cell office:value-type="float" office:value="0.884930329778295">
                <text:p>0.884930329778295</text:p>
              </table:table-cell>
            </table:table-row>
            <table:table-row>
              <table:table-cell office:value-type="float" office:value="0.80000000000001">
                <text:p>0.80000000000001</text:p>
              </table:table-cell>
              <table:table-cell office:value-type="float" office:value="0.788144601416606">
                <text:p>0.788144601416606</text:p>
              </table:table-cell>
              <table:table-cell office:value-type="float" office:value="0.655421741610326">
                <text:p>0.655421741610326</text:p>
              </table:table-cell>
              <table:table-cell office:value-type="float" office:value="0.945200708300444">
                <text:p>0.945200708300444</text:p>
              </table:table-cell>
            </table:table-row>
            <table:table-row>
              <table:table-cell office:value-type="float" office:value="1.00000000000001">
                <text:p>1.00000000000001</text:p>
              </table:table-cell>
              <table:table-cell office:value-type="float" office:value="0.841344746068545">
                <text:p>0.841344746068545</text:p>
              </table:table-cell>
              <table:table-cell office:value-type="float" office:value="0.691462461274015">
                <text:p>0.691462461274015</text:p>
              </table:table-cell>
              <table:table-cell office:value-type="float" office:value="0.977249868051822">
                <text:p>0.977249868051822</text:p>
              </table:table-cell>
            </table:table-row>
            <table:table-row>
              <table:table-cell office:value-type="float" office:value="1.20000000000001">
                <text:p>1.20000000000001</text:p>
              </table:table-cell>
              <table:table-cell office:value-type="float" office:value="0.884930329778294">
                <text:p>0.884930329778294</text:p>
              </table:table-cell>
              <table:table-cell office:value-type="float" office:value="0.725746882249928">
                <text:p>0.725746882249928</text:p>
              </table:table-cell>
              <table:table-cell office:value-type="float" office:value="0.991802464075404">
                <text:p>0.991802464075404</text:p>
              </table:table-cell>
            </table:table-row>
            <table:table-row>
              <table:table-cell office:value-type="float" office:value="1.40000000000001">
                <text:p>1.40000000000001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0.758036347776929">
                <text:p>0.758036347776929</text:p>
              </table:table-cell>
              <table:table-cell office:value-type="float" office:value="0.997444869669572">
                <text:p>0.997444869669572</text:p>
              </table:table-cell>
            </table:table-row>
            <table:table-row>
              <table:table-cell office:value-type="float" office:value="1.60000000000001">
                <text:p>1.60000000000001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0.788144601416605">
                <text:p>0.788144601416605</text:p>
              </table:table-cell>
              <table:table-cell office:value-type="float" office:value="0.999312862062084">
                <text:p>0.999312862062084</text:p>
              </table:table-cell>
            </table:table-row>
            <table:table-row>
              <table:table-cell office:value-type="float" office:value="1.80000000000001">
                <text:p>1.80000000000001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0.815939874653242">
                <text:p>0.815939874653242</text:p>
              </table:table-cell>
              <table:table-cell office:value-type="float" office:value="0.999840891409842">
                <text:p>0.999840891409842</text:p>
              </table:table-cell>
            </table:table-row>
            <table:table-row>
              <table:table-cell office:value-type="float" office:value="2.00000000000001">
                <text:p>2.00000000000001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0.841344746068544">
                <text:p>0.841344746068544</text:p>
              </table:table-cell>
              <table:table-cell office:value-type="float" office:value="0.999968328758167">
                <text:p>0.999968328758167</text:p>
              </table:table-cell>
            </table:table-row>
            <table:table-row>
              <table:table-cell office:value-type="float" office:value="2.20000000000001">
                <text:p>2.20000000000001</text:p>
              </table:table-cell>
              <table:table-cell office:value-type="float" office:value="0.986096552486502">
                <text:p>0.986096552486502</text:p>
              </table:table-cell>
              <table:table-cell office:value-type="float" office:value="0.864333939053618">
                <text:p>0.864333939053618</text:p>
              </table:table-cell>
              <table:table-cell office:value-type="float" office:value="0.999994587456092">
                <text:p>0.999994587456092</text:p>
              </table:table-cell>
            </table:table-row>
            <table:table-row>
              <table:table-cell office:value-type="float" office:value="2.40000000000001">
                <text:p>2.40000000000001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0.884930329778293">
                <text:p>0.884930329778293</text:p>
              </table:table-cell>
              <table:table-cell office:value-type="float" office:value="0.999999206671848">
                <text:p>0.999999206671848</text:p>
              </table:table-cell>
            </table:table-row>
            <table:table-row>
              <table:table-cell office:value-type="float" office:value="2.60000000000001">
                <text:p>2.60000000000001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0.903199515414391">
                <text:p>0.903199515414391</text:p>
              </table:table-cell>
              <table:table-cell office:value-type="float" office:value="0.999999900355737">
                <text:p>0.999999900355737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0.99999998928241">
                <text:p>0.99999998928241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0.933192798731143">
                <text:p>0.933192798731143</text:p>
              </table:table-cell>
              <table:table-cell office:value-type="float" office:value="0.999999999013412">
                <text:p>0.999999999013412</text:p>
              </table:table-cell>
            </table:table-row>
            <table:table-row>
              <table:table-cell office:value-type="float" office:value="3.20000000000001">
                <text:p>3.20000000000001</text:p>
              </table:table-cell>
              <table:table-cell office:value-type="float" office:value="0.999312862062084">
                <text:p>0.999312862062084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0.999999999922311">
                <text:p>0.999999999922311</text:p>
              </table:table-cell>
            </table:table-row>
            <table:table-row>
              <table:table-cell office:value-type="float" office:value="3.40000000000001">
                <text:p>3.40000000000001</text:p>
              </table:table-cell>
              <table:table-cell office:value-type="float" office:value="0.999663070734323">
                <text:p>0.999663070734323</text:p>
              </table:table-cell>
              <table:table-cell office:value-type="float" office:value="0.955434537241457">
                <text:p>0.955434537241457</text:p>
              </table:table-cell>
              <table:table-cell office:value-type="float" office:value="0.999999999994769">
                <text:p>0.999999999994769</text:p>
              </table:table-cell>
            </table:table-row>
            <table:table-row>
              <table:table-cell office:value-type="float" office:value="3.60000000000001">
                <text:p>3.60000000000001</text:p>
              </table:table-cell>
              <table:table-cell office:value-type="float" office:value="0.999840891409842">
                <text:p>0.999840891409842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0.999999999999699">
                <text:p>0.999999999999699</text:p>
              </table:table-cell>
            </table:table-row>
            <table:table-row>
              <table:table-cell office:value-type="float" office:value="3.80000000000001">
                <text:p>3.80000000000001</text:p>
              </table:table-cell>
              <table:table-cell office:value-type="float" office:value="0.999927651956075">
                <text:p>0.999927651956075</text:p>
              </table:table-cell>
              <table:table-cell office:value-type="float" office:value="0.971283440183998">
                <text:p>0.971283440183998</text:p>
              </table:table-cell>
              <table:table-cell office:value-type="float" office:value="0.999999999999985">
                <text:p>0.9999999999999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99986654250984">
                <text:p>0.999986654250984</text:p>
              </table:table-cell>
              <table:table-cell office:value-type="float" office:value="0.982135579437183">
                <text:p>0.982135579437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99994587456092">
                <text:p>0.999994587456092</text:p>
              </table:table-cell>
              <table:table-cell office:value-type="float" office:value="0.986096552486501">
                <text:p>0.986096552486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999997887545297">
                <text:p>0.999997887545297</text:p>
              </table:table-cell>
              <table:table-cell office:value-type="float" office:value="0.989275889978324">
                <text:p>0.989275889978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999999206671848">
                <text:p>0.999999206671848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0.993790334674224">
                <text:p>0.993790334674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999999900355737">
                <text:p>0.999999900355737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999999966679551">
                <text:p>0.999999966679551</text:p>
              </table:table-cell>
              <table:table-cell office:value-type="float" office:value="0.996533026196959">
                <text:p>0.996533026196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99999998928241">
                <text:p>0.99999998928241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999999996684254">
                <text:p>0.999999996684254</text:p>
              </table:table-cell>
              <table:table-cell office:value-type="float" office:value="0.998134186699616">
                <text:p>0.9981341866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5P0" style:volatile="true">
      <loext:text> 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25P1" style:volatile="true">
      <loext:text>-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6" style:family="chart">
      <style:graphic-properties svg:stroke-width="0.009cm" svg:stroke-color="#ffffff"/>
    </style:style>
    <style:style style:name="ch7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8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9" style:family="chart" style:data-style-name="N125">
      <style:chart-properties chart:symbol-type="named-symbol" chart:symbol-name="squar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width="0.071cm" svg:stroke-color="#333399" draw:fill-color="#333399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0" style:family="chart" style:data-style-name="N125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0000" draw:fill-color="#ff000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1" style:family="chart" style:data-style-name="N125">
      <style:chart-properties chart:symbol-type="named-symbol" chart:symbol-name="x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2" style:family="chart">
      <style:chart-properties chart:solid-type="cuboid" chart:symbol-type="named-symbol" chart:symbol-name="arrow-up" chart:symbol-width="0.176cm" chart:symbol-height="0.176cm"/>
      <style:graphic-properties svg:stroke-color="#0000ff" draw:fill-color="#0000ff"/>
    </style:style>
    <style:style style:name="ch13" style:family="chart" style:data-style-name="N125">
      <style:chart-properties chart:symbol-type="named-symbol" chart:symbol-name="arrow-right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4" style:family="chart">
      <style:chart-properties chart:solid-type="cuboid" chart:symbol-type="named-symbol" chart:symbol-name="arrow-up" chart:symbol-width="0.176cm" chart:symbol-height="0.176cm"/>
      <style:graphic-properties svg:stroke-color="#000000" draw:fill-color="#000000"/>
    </style:style>
    <style:style style:name="ch15" style:family="chart">
      <style:graphic-properties draw:stroke="solid" svg:stroke-width="0.009cm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935cm" svg:height="7.065cm" xlink:href=".." xlink:type="simple" chart:class="chart:scatter" chart:style-name="ch1">
        <chart:title svg:x="2.355cm" svg:y="0.265cm" chart:style-name="ch2">
          <text:p>Dystrybuanta i funkcja gęstosci rozkładu normalnego</text:p>
        </chart:title>
        <chart:plot-area chart:style-name="ch3" table:cell-range-address="Standaryzacja.A7:Standaryzacja.E67 Standaryzacja.B6:Standaryzacja.B6 Standaryzacja.D6:Standaryzacja.E6 Standaryzacja.F4:Standaryzacja.F4 Standaryzacja.H3:Standaryzacja.H4 Standaryzacja.J4:Standaryzacja.J4" chart:data-source-has-labels="row" svg:x="0.483cm" svg:y="0.871cm" svg:width="10.915cm" svg:height="5.703cm">
          <chartooo:coordinate-region svg:x="0.616cm" svg:y="1.032cm" svg:width="10.701cm" svg:height="4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ndaryzacja.B7:Standaryzacja.B67" chart:label-cell-address="Standaryzacja.B6:Standaryzacja.B6" chart:class="chart:scatter">
            <chart:domain table:cell-range-address="Standaryzacja.A7:Standaryzacja.A67"/>
            <chart:data-point chart:repeated="61"/>
          </chart:series>
          <chart:series chart:style-name="ch8" chart:values-cell-range-address="Standaryzacja.C7:Standaryzacja.C67" loext:label-string="&quot;N(0,1)&quot;" chart:class="chart:scatter">
            <chart:data-point chart:repeated="61"/>
          </chart:series>
          <chart:series chart:style-name="ch9" chart:values-cell-range-address="Standaryzacja.D7:Standaryzacja.D67" chart:label-cell-address="Standaryzacja.D6:Standaryzacja.D6" chart:class="chart:scatter">
            <chart:data-point chart:repeated="61"/>
          </chart:series>
          <chart:series chart:style-name="ch8" chart:values-cell-range-address="Standaryzacja.E7:Standaryzacja.E67" chart:label-cell-address="Standaryzacja.E6:Standaryzacja.E6" chart:class="chart:scatter">
            <chart:data-point chart:repeated="61"/>
          </chart:series>
          <chart:series chart:style-name="ch10" chart:values-cell-range-address="Standaryzacja.F4:Standaryzacja.F4" loext:label-string="&quot;Punkt&quot;" chart:class="chart:scatter">
            <chart:domain table:cell-range-address="Standaryzacja.F3:Standaryzacja.F3"/>
            <chart:data-point/>
          </chart:series>
          <chart:series chart:style-name="ch11" chart:values-cell-range-address="Standaryzacja.H3:Standaryzacja.H3" loext:label-string="&quot;Punkt_d&quot;" chart:class="chart:scatter">
            <chart:domain table:cell-range-address="Standaryzacja.F3:Standaryzacja.F3"/>
            <chart:data-point chart:style-name="ch12"/>
          </chart:series>
          <chart:series chart:style-name="ch10" chart:values-cell-range-address="Standaryzacja.J4:Standaryzacja.J4" loext:label-string="&quot;Punkt_S&quot;" chart:class="chart:scatter">
            <chart:domain table:cell-range-address="Standaryzacja.J3:Standaryzacja.J3"/>
            <chart:data-point/>
          </chart:series>
          <chart:series chart:style-name="ch13" chart:values-cell-range-address="Standaryzacja.H4:Standaryzacja.H4" loext:label-string="&quot;Punkt_S_d&quot;" chart:class="chart:scatter">
            <chart:domain table:cell-range-address="Standaryzacja.J3:Standaryzacja.J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(M, Sigma)</text:p>
                <draw:g>
                  <svg:desc>Standaryzacja.B6:Standaryzacja.B6</svg:desc>
                </draw:g>
              </table:table-cell>
              <table:table-cell office:value-type="string">
                <text:p>N(0,1)</text:p>
              </table:table-cell>
              <table:table-cell office:value-type="string">
                <text:p>DN(M,Sigma)</text:p>
                <draw:g>
                  <svg:desc>Standaryzacja.D6:Standaryzacja.D6</svg:desc>
                </draw:g>
              </table:table-cell>
              <table:table-cell office:value-type="string">
                <text:p>DN(0,1)</text:p>
                <draw:g>
                  <svg:desc>Standaryzacja.E6:Standaryzacja.E6</svg:desc>
                </draw:g>
              </table:table-cell>
              <table:table-cell office:value-type="string">
                <text:p/>
              </table:table-cell>
              <table:table-cell office:value-type="string">
                <text:p>Punkt</text:p>
              </table:table-cell>
              <table:table-cell office:value-type="string">
                <text:p/>
              </table:table-cell>
              <table:table-cell office:value-type="string">
                <text:p>Punkt_d</text:p>
              </table:table-cell>
              <table:table-cell office:value-type="string">
                <text:p/>
              </table:table-cell>
              <table:table-cell office:value-type="string">
                <text:p>Punkt_S</text:p>
              </table:table-cell>
              <table:table-cell office:value-type="string">
                <text:p/>
              </table:table-cell>
              <table:table-cell office:value-type="string">
                <text:p>Punkt_S_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Standaryzacja.A7:Standaryzacja.A67</svg:desc>
                </draw:g>
              </table:table-cell>
              <table:table-cell office:value-type="float" office:value="0.000000000000304290066628628">
                <text:p>0.000000000000304290066628628</text:p>
                <draw:g>
                  <svg:desc>Standaryzacja.B7:Standaryzacja.B67</svg:desc>
                </draw:g>
              </table:table-cell>
              <table:table-cell office:value-type="float" office:value="0.00000000607588284982329">
                <text:p>0.00000000607588284982329</text:p>
                <draw:g>
                  <svg:desc>Standaryzacja.C7:Standaryzacja.C67</svg:desc>
                </draw:g>
              </table:table-cell>
              <table:table-cell office:value-type="float" office:value="0.0000000000000319089167291092">
                <text:p>0.0000000000000319089167291092</text:p>
                <draw:g>
                  <svg:desc>Standaryzacja.D7:Standaryzacja.D67</svg:desc>
                </draw:g>
              </table:table-cell>
              <table:table-cell office:value-type="float" office:value="0.000000000986587645037701">
                <text:p>0.000000000986587645037701</text:p>
                <draw:g>
                  <svg:desc>Standaryzacja.E7:Standaryzacja.E67</svg:desc>
                </draw:g>
              </table:table-cell>
              <table:table-cell office:value-type="float" office:value="4">
                <text:p>4</text:p>
                <draw:g>
                  <svg:desc>Standaryzacja.F3:Standaryzacja.F3</svg:desc>
                </draw:g>
              </table:table-cell>
              <table:table-cell office:value-type="float" office:value="0.00000185839939341787">
                <text:p>0.00000185839939341787</text:p>
                <draw:g>
                  <svg:desc>Standaryzacja.F4:Standaryzacja.F4</svg:desc>
                </draw:g>
              </table:table-cell>
              <table:table-cell office:value-type="float" office:value="4">
                <text:p>4</text:p>
                <draw:g>
                  <svg:desc>Standaryzacja.F3:Standaryzacja.F3</svg:desc>
                </draw:g>
              </table:table-cell>
              <table:table-cell office:value-type="float" office:value="0.999999713348428">
                <text:p>0.999999713348428</text:p>
                <draw:g>
                  <svg:desc>Standaryzacja.H3:Standaryzacja.H3</svg:desc>
                </draw:g>
              </table:table-cell>
              <table:table-cell office:value-type="float" office:value="5">
                <text:p>5</text:p>
                <draw:g>
                  <svg:desc>Standaryzacja.J3:Standaryzacja.J3</svg:desc>
                </draw:g>
              </table:table-cell>
              <table:table-cell office:value-type="float" office:value="0.0000014867195147343">
                <text:p>0.0000014867195147343</text:p>
                <draw:g>
                  <svg:desc>Standaryzacja.J4:Standaryzacja.J4</svg:desc>
                </draw:g>
              </table:table-cell>
              <table:table-cell office:value-type="float" office:value="5">
                <text:p>5</text:p>
                <draw:g>
                  <svg:desc>Standaryzacja.J3:Standaryzacja.J3</svg:desc>
                </draw:g>
              </table:table-cell>
              <table:table-cell office:value-type="float" office:value="0.999999713348428">
                <text:p>0.999999713348428</text:p>
                <draw:g>
                  <svg:desc>Standaryzacja.H4:Standaryzacja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8">
                <text:p>-5.8</text:p>
              </table:table-cell>
              <table:table-cell office:value-type="float" office:value="0.0000000000019231724382016">
                <text:p>0.0000000000019231724382016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00000000000020838581586721">
                <text:p>0.00000000000020838581586721</text:p>
              </table:table-cell>
              <table:table-cell office:value-type="float" office:value="0.00000000331574597832616">
                <text:p>0.000000003315745978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6">
                <text:p>-5.6</text:p>
              </table:table-cell>
              <table:table-cell office:value-type="float" office:value="0.0000000000114184005104558">
                <text:p>0.0000000000114184005104558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00000000000127981254388585">
                <text:p>0.00000000000127981254388585</text:p>
              </table:table-cell>
              <table:table-cell office:value-type="float" office:value="0.000000010717590258311">
                <text:p>0.00000001071759025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4">
                <text:p>-5.4</text:p>
              </table:table-cell>
              <table:table-cell office:value-type="float" office:value="0.0000000000636867244855461">
                <text:p>0.0000000000636867244855461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00000000000739225777801786">
                <text:p>0.00000000000739225777801786</text:p>
              </table:table-cell>
              <table:table-cell office:value-type="float" office:value="0.0000000333204484854286">
                <text:p>0.000000033320448485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2">
                <text:p>-5.2</text:p>
              </table:table-cell>
              <table:table-cell office:value-type="float" office:value="0.000000000333694576845358">
                <text:p>0.000000000333694576845358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0000000000401600058385913">
                <text:p>0.0000000000401600058385913</text:p>
              </table:table-cell>
              <table:table-cell office:value-type="float" office:value="0.0000000996442631693349">
                <text:p>0.000000099644263169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00000000164250227269486">
                <text:p>0.00000000164250227269486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000000000205226342521895">
                <text:p>0.000000000205226342521895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8">
                <text:p>-4.8</text:p>
              </table:table-cell>
              <table:table-cell office:value-type="float" office:value="0.00000000759485356227913">
                <text:p>0.00000000759485356227913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000000000986587645037709">
                <text:p>0.000000000986587645037709</text:p>
              </table:table-cell>
              <table:table-cell office:value-type="float" office:value="0.000000793328151975598">
                <text:p>0.00000079332815197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6">
                <text:p>-4.6</text:p>
              </table:table-cell>
              <table:table-cell office:value-type="float" office:value="0.0000000329905400446324">
                <text:p>0.0000000329905400446324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00000000446217245390165">
                <text:p>0.00000000446217245390165</text:p>
              </table:table-cell>
              <table:table-cell office:value-type="float" office:value="0.00000211245470250286">
                <text:p>0.0000021124547025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">
                <text:p>-4.4</text:p>
              </table:table-cell>
              <table:table-cell office:value-type="float" office:value="0.000000134622000531791">
                <text:p>0.000000134622000531791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0000000189895624658878">
                <text:p>0.0000000189895624658878</text:p>
              </table:table-cell>
              <table:table-cell office:value-type="float" office:value="0.00000541254390770386">
                <text:p>0.0000054125439077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">
                <text:p>-4.2</text:p>
              </table:table-cell>
              <table:table-cell office:value-type="float" office:value="0.000000516058873578751">
                <text:p>0.000000516058873578751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0000000760496051648873">
                <text:p>0.0000000760496051648873</text:p>
              </table:table-cell>
              <table:table-cell office:value-type="float" office:value="0.0000133457490159063">
                <text:p>0.000013345749015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185839939341788">
                <text:p>0.00000185839939341788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8">
                <text:p>-3.8</text:p>
              </table:table-cell>
              <table:table-cell office:value-type="float" office:value="0.00000628688411074057">
                <text:p>0.00000628688411074057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00000101708324256871">
                <text:p>0.00000101708324256871</text:p>
              </table:table-cell>
              <table:table-cell office:value-type="float" office:value="0.0000723480439251201">
                <text:p>0.000072348043925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6">
                <text:p>-3.6</text:p>
              </table:table-cell>
              <table:table-cell office:value-type="float" office:value="0.0000199796763836319">
                <text:p>0.0000199796763836319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00000339767312473006">
                <text:p>0.00000339767312473006</text:p>
              </table:table-cell>
              <table:table-cell office:value-type="float" office:value="0.000159108590157534">
                <text:p>0.00015910859015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4">
                <text:p>-3.4</text:p>
              </table:table-cell>
              <table:table-cell office:value-type="float" office:value="0.0000596482956765064">
                <text:p>0.0000596482956765064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0000106885257749344">
                <text:p>0.0000106885257749344</text:p>
              </table:table-cell>
              <table:table-cell office:value-type="float" office:value="0.000336929265676881">
                <text:p>0.00033692926567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">
                <text:p>-3.2</text:p>
              </table:table-cell>
              <table:table-cell office:value-type="float" office:value="0.000167287782206107">
                <text:p>0.000167287782206107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0.000687137937915848">
                <text:p>0.00068713793791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  <table:table-cell office:value-type="float" office:value="0.000440744602959308">
                <text:p>0.000440744602959308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000088417285200804">
                <text:p>0.000088417285200804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8">
                <text:p>-2.8</text:p>
              </table:table-cell>
              <table:table-cell office:value-type="float" office:value="0.0010908533688072">
                <text:p>0.0010908533688072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000232629079035526">
                <text:p>0.000232629079035526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">
                <text:p>-2.6</text:p>
              </table:table-cell>
              <table:table-cell office:value-type="float" office:value="0.00253631007162471">
                <text:p>0.00253631007162471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0577025042390767">
                <text:p>0.000577025042390767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">
                <text:p>-2.4</text:p>
              </table:table-cell>
              <table:table-cell office:value-type="float" office:value="0.00553981051492251">
                <text:p>0.00553981051492251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">
                <text:p>-2.2</text:p>
              </table:table-cell>
              <table:table-cell office:value-type="float" office:value="0.0113669531269888">
                <text:p>0.0113669531269888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0297976323505456">
                <text:p>0.00297976323505456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219103756169607">
                <text:p>0.0219103756169607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0620966532577614">
                <text:p>0.00620966532577614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">
                <text:p>-1.8</text:p>
              </table:table-cell>
              <table:table-cell office:value-type="float" office:value="0.0396745647945843">
                <text:p>0.0396745647945843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122244726550447">
                <text:p>0.0122244726550447</text:p>
              </table:table-cell>
              <table:table-cell office:value-type="float" office:value="0.0359303191129258">
                <text:p>0.035930319112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">
                <text:p>-1.6</text:p>
              </table:table-cell>
              <table:table-cell office:value-type="float" office:value="0.0674887081414851">
                <text:p>0.0674887081414851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4">
                <text:p>-1.4</text:p>
              </table:table-cell>
              <table:table-cell office:value-type="float" office:value="0.107846648533139">
                <text:p>0.107846648533139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400591568638171">
                <text:p>0.0400591568638171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">
                <text:p>-1.2</text:p>
              </table:table-cell>
              <table:table-cell office:value-type="float" office:value="0.161896994582365">
                <text:p>0.161896994582365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668072012688581">
                <text:p>0.0668072012688581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0.228311356736277">
                <text:p>0.228311356736277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105649773666855">
                <text:p>0.105649773666855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">
                <text:p>-0.8</text:p>
              </table:table-cell>
              <table:table-cell office:value-type="float" office:value="0.302463405648929">
                <text:p>0.302463405648929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">
                <text:p>-0.6</text:p>
              </table:table-cell>
              <table:table-cell office:value-type="float" office:value="0.376421790193505">
                <text:p>0.376421790193505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226627352376868">
                <text:p>0.226627352376868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">
                <text:p>-0.4</text:p>
              </table:table-cell>
              <table:table-cell office:value-type="float" office:value="0.440081658455374">
                <text:p>0.44008165845537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308537538725987">
                <text:p>0.308537538725987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9999999999999">
                <text:p>-0.19999999999999</text:p>
              </table:table-cell>
              <table:table-cell office:value-type="float" office:value="0.483335146003563">
                <text:p>0.483335146003563</text:p>
              </table:table-cell>
              <table:table-cell office:value-type="float" office:value="0.391042693975457">
                <text:p>0.391042693975457</text:p>
              </table:table-cell>
              <table:table-cell office:value-type="float" office:value="0.401293674317081">
                <text:p>0.401293674317081</text:p>
              </table:table-cell>
              <table:table-cell office:value-type="float" office:value="0.420740290560901">
                <text:p>0.42074029056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6996261670138E-015">
                <text:p>9.76996261670138E-015</text:p>
              </table:table-cell>
              <table:table-cell office:value-type="float" office:value="0.498677850501791">
                <text:p>0.498677850501791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000000000001">
                <text:p>0.20000000000001</text:p>
              </table:table-cell>
              <table:table-cell office:value-type="float" office:value="0.48333514600356">
                <text:p>0.48333514600356</text:p>
              </table:table-cell>
              <table:table-cell office:value-type="float" office:value="0.391042693975455">
                <text:p>0.391042693975455</text:p>
              </table:table-cell>
              <table:table-cell office:value-type="float" office:value="0.598706325682929">
                <text:p>0.598706325682929</text:p>
              </table:table-cell>
              <table:table-cell office:value-type="float" office:value="0.579259709439107">
                <text:p>0.57925970943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000000000001">
                <text:p>0.40000000000001</text:p>
              </table:table-cell>
              <table:table-cell office:value-type="float" office:value="0.440081658455372">
                <text:p>0.440081658455372</text:p>
              </table:table-cell>
              <table:table-cell office:value-type="float" office:value="0.368270140303322">
                <text:p>0.368270140303322</text:p>
              </table:table-cell>
              <table:table-cell office:value-type="float" office:value="0.691462461274017">
                <text:p>0.691462461274017</text:p>
              </table:table-cell>
              <table:table-cell office:value-type="float" office:value="0.655421741610328">
                <text:p>0.65542174161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000000000001">
                <text:p>0.60000000000001</text:p>
              </table:table-cell>
              <table:table-cell office:value-type="float" office:value="0.376421790193502">
                <text:p>0.376421790193502</text:p>
              </table:table-cell>
              <table:table-cell office:value-type="float" office:value="0.333224602891798">
                <text:p>0.333224602891798</text:p>
              </table:table-cell>
              <table:table-cell office:value-type="float" office:value="0.773372647623136">
                <text:p>0.773372647623136</text:p>
              </table:table-cell>
              <table:table-cell office:value-type="float" office:value="0.72574688224993">
                <text:p>0.7257468822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000000000001">
                <text:p>0.80000000000001</text:p>
              </table:table-cell>
              <table:table-cell office:value-type="float" office:value="0.302463405648925">
                <text:p>0.302463405648925</text:p>
              </table:table-cell>
              <table:table-cell office:value-type="float" office:value="0.28969155276148">
                <text:p>0.28969155276148</text:p>
              </table:table-cell>
              <table:table-cell office:value-type="float" office:value="0.841344746068546">
                <text:p>0.841344746068546</text:p>
              </table:table-cell>
              <table:table-cell office:value-type="float" office:value="0.788144601416606">
                <text:p>0.78814460141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228311356736274">
                <text:p>0.228311356736274</text:p>
              </table:table-cell>
              <table:table-cell office:value-type="float" office:value="0.241970724519141">
                <text:p>0.241970724519141</text:p>
              </table:table-cell>
              <table:table-cell office:value-type="float" office:value="0.894350226333147">
                <text:p>0.894350226333147</text:p>
              </table:table-cell>
              <table:table-cell office:value-type="float" office:value="0.841344746068545">
                <text:p>0.84134474606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000000000001">
                <text:p>1.20000000000001</text:p>
              </table:table-cell>
              <table:table-cell office:value-type="float" office:value="0.161896994582362">
                <text:p>0.161896994582362</text:p>
              </table:table-cell>
              <table:table-cell office:value-type="float" office:value="0.194186054983211">
                <text:p>0.194186054983211</text:p>
              </table:table-cell>
              <table:table-cell office:value-type="float" office:value="0.933192798731144">
                <text:p>0.933192798731144</text:p>
              </table:table-cell>
              <table:table-cell office:value-type="float" office:value="0.884930329778294">
                <text:p>0.88493032977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0.107846648533137">
                <text:p>0.107846648533137</text:p>
              </table:table-cell>
              <table:table-cell office:value-type="float" office:value="0.149727465635743">
                <text:p>0.149727465635743</text:p>
              </table:table-cell>
              <table:table-cell office:value-type="float" office:value="0.959940843136184">
                <text:p>0.959940843136184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0674887081414834">
                <text:p>0.0674887081414834</text:p>
              </table:table-cell>
              <table:table-cell office:value-type="float" office:value="0.110920834679454">
                <text:p>0.110920834679454</text:p>
              </table:table-cell>
              <table:table-cell office:value-type="float" office:value="0.977249868051822">
                <text:p>0.977249868051822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0396745647945832">
                <text:p>0.0396745647945832</text:p>
              </table:table-cell>
              <table:table-cell office:value-type="float" office:value="0.0789501583008927">
                <text:p>0.0789501583008927</text:p>
              </table:table-cell>
              <table:table-cell office:value-type="float" office:value="0.987775527344956">
                <text:p>0.987775527344956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02191037561696">
                <text:p>0.02191037561696</text:p>
              </table:table-cell>
              <table:table-cell office:value-type="float" office:value="0.053990966513187">
                <text:p>0.053990966513187</text:p>
              </table:table-cell>
              <table:table-cell office:value-type="float" office:value="0.993790334674224">
                <text:p>0.993790334674224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0113669531269884">
                <text:p>0.0113669531269884</text:p>
              </table:table-cell>
              <table:table-cell office:value-type="float" office:value="0.0354745928462307">
                <text:p>0.0354745928462307</text:p>
              </table:table-cell>
              <table:table-cell office:value-type="float" office:value="0.997020236764945">
                <text:p>0.997020236764945</text:p>
              </table:table-cell>
              <table:table-cell office:value-type="float" office:value="0.986096552486502">
                <text:p>0.9860965524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0055398105149223">
                <text:p>0.0055398105149223</text:p>
              </table:table-cell>
              <table:table-cell office:value-type="float" office:value="0.0223945302948424">
                <text:p>0.0223945302948424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00253631007162461">
                <text:p>0.00253631007162461</text:p>
              </table:table-cell>
              <table:table-cell office:value-type="float" office:value="0.0135829692336853">
                <text:p>0.0135829692336853</text:p>
              </table:table-cell>
              <table:table-cell office:value-type="float" office:value="0.999422974957609">
                <text:p>0.999422974957609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00109085336880715">
                <text:p>0.00109085336880715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999767370920964">
                <text:p>0.999767370920964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000440744602959286">
                <text:p>0.000440744602959286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999911582714799">
                <text:p>0.999911582714799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000167287782206099">
                <text:p>0.000167287782206099</text:p>
              </table:table-cell>
              <table:table-cell office:value-type="float" office:value="0.00238408820146477">
                <text:p>0.00238408820146477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0.999312862062084">
                <text:p>0.99931286206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0000596482956765031">
                <text:p>0.0000596482956765031</text:p>
              </table:table-cell>
              <table:table-cell office:value-type="float" office:value="0.00123221916847298">
                <text:p>0.00123221916847298</text:p>
              </table:table-cell>
              <table:table-cell office:value-type="float" office:value="0.999989311474225">
                <text:p>0.999989311474225</text:p>
              </table:table-cell>
              <table:table-cell office:value-type="float" office:value="0.999663070734323">
                <text:p>0.99966307073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0000199796763836308">
                <text:p>0.0000199796763836308</text:p>
              </table:table-cell>
              <table:table-cell office:value-type="float" office:value="0.000611901930113751">
                <text:p>0.000611901930113751</text:p>
              </table:table-cell>
              <table:table-cell office:value-type="float" office:value="0.999996602326875">
                <text:p>0.999996602326875</text:p>
              </table:table-cell>
              <table:table-cell office:value-type="float" office:value="0.999840891409842">
                <text:p>0.99984089140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0000062868841107402">
                <text:p>0.0000062868841107402</text:p>
              </table:table-cell>
              <table:table-cell office:value-type="float" office:value="0.000291946925791449">
                <text:p>0.000291946925791449</text:p>
              </table:table-cell>
              <table:table-cell office:value-type="float" office:value="0.999998982916758">
                <text:p>0.999998982916758</text:p>
              </table:table-cell>
              <table:table-cell office:value-type="float" office:value="0.999927651956075">
                <text:p>0.9999276519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.00000185839939341788">
                <text:p>0.00000185839939341788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">
                <text:p>4.2</text:p>
              </table:table-cell>
              <table:table-cell office:value-type="float" office:value="0.000000516058873578751">
                <text:p>0.000000516058873578751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999999923950395">
                <text:p>0.999999923950395</text:p>
              </table:table-cell>
              <table:table-cell office:value-type="float" office:value="0.999986654250984">
                <text:p>0.99998665425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">
                <text:p>4.4</text:p>
              </table:table-cell>
              <table:table-cell office:value-type="float" office:value="0.000000134622000531791">
                <text:p>0.000000134622000531791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999999981010438">
                <text:p>0.999999981010438</text:p>
              </table:table-cell>
              <table:table-cell office:value-type="float" office:value="0.999994587456092">
                <text:p>0.99999458745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">
                <text:p>4.6</text:p>
              </table:table-cell>
              <table:table-cell office:value-type="float" office:value="0.0000000329905400446324">
                <text:p>0.0000000329905400446324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999999995537828">
                <text:p>0.999999995537828</text:p>
              </table:table-cell>
              <table:table-cell office:value-type="float" office:value="0.999997887545297">
                <text:p>0.99999788754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8">
                <text:p>4.8</text:p>
              </table:table-cell>
              <table:table-cell office:value-type="float" office:value="0.00000000759485356227913">
                <text:p>0.00000000759485356227913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0.999999206671848">
                <text:p>0.99999920667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.00000000164250227269486">
                <text:p>0.00000000164250227269486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999999999794774">
                <text:p>0.999999999794774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">
                <text:p>5.2</text:p>
              </table:table-cell>
              <table:table-cell office:value-type="float" office:value="0.000000000333694576845358">
                <text:p>0.000000000333694576845358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99999999995984">
                <text:p>0.99999999995984</text:p>
              </table:table-cell>
              <table:table-cell office:value-type="float" office:value="0.999999900355737">
                <text:p>0.99999990035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">
                <text:p>5.4</text:p>
              </table:table-cell>
              <table:table-cell office:value-type="float" office:value="0.0000000000636867244855461">
                <text:p>0.0000000000636867244855461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999999999992608">
                <text:p>0.999999999992608</text:p>
              </table:table-cell>
              <table:table-cell office:value-type="float" office:value="0.999999966679551">
                <text:p>0.99999996667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">
                <text:p>5.6</text:p>
              </table:table-cell>
              <table:table-cell office:value-type="float" office:value="0.0000000000114184005104558">
                <text:p>0.0000000000114184005104558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99999999999872">
                <text:p>0.99999999999872</text:p>
              </table:table-cell>
              <table:table-cell office:value-type="float" office:value="0.99999998928241">
                <text:p>0.9999999892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">
                <text:p>5.8</text:p>
              </table:table-cell>
              <table:table-cell office:value-type="float" office:value="0.0000000000019231724382016">
                <text:p>0.0000000000019231724382016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999999999999792">
                <text:p>0.999999999999792</text:p>
              </table:table-cell>
              <table:table-cell office:value-type="float" office:value="0.999999996684254">
                <text:p>0.99999999668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000000000304290066628628">
                <text:p>0.000000000000304290066628628</text:p>
              </table:table-cell>
              <table:table-cell office:value-type="float" office:value="0.00000000607588284982329">
                <text:p>0.00000000607588284982329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